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825in" fo:margin-left="-0.075in" fo:margin-top="0in" fo:margin-bottom="0in" table:align="left" style:writing-mode="lr-tb"/>
    </style:style>
    <style:style style:name="Table1.A" style:family="table-column">
      <style:table-column-properties style:column-width="0.9076in"/>
    </style:style>
    <style:style style:name="Table1.B" style:family="table-column">
      <style:table-column-properties style:column-width="0.916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2417in" fo:margin-left="-0.075in" fo:margin-top="0in" fo:margin-bottom="0in" table:align="left" style:writing-mode="lr-tb"/>
    </style:style>
    <style:style style:name="Table2.A" style:family="table-column">
      <style:table-column-properties style:column-width="0.9076in"/>
    </style:style>
    <style:style style:name="Table2.B" style:family="table-column">
      <style:table-column-properties style:column-width="1.25in"/>
    </style:style>
    <style:style style:name="Table2.C" style:family="table-column">
      <style:table-column-properties style:column-width="1.08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4"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1.825in" fo:margin-left="-0.075in" fo:margin-top="0in" fo:margin-bottom="0in" table:align="left" style:writing-mode="lr-tb"/>
    </style:style>
    <style:style style:name="Table3.A" style:family="table-column">
      <style:table-column-properties style:column-width="0.825in"/>
    </style:style>
    <style:style style:name="Table3.B" style:family="table-column">
      <style:table-column-properties style:column-width="0.999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4"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4917in" fo:margin-left="-0.075in" fo:margin-top="0in" fo:margin-bottom="0in" table:align="left" style:writing-mode="lr-tb"/>
    </style:style>
    <style:style style:name="Table4.A" style:family="table-column">
      <style:table-column-properties style:column-width="1.1799in"/>
    </style:style>
    <style:style style:name="Table4.B" style:family="table-column">
      <style:table-column-properties style:column-width="0.5826in"/>
    </style:style>
    <style:style style:name="Table4.C" style:family="table-column">
      <style:table-column-properties style:column-width="0.9792in"/>
    </style:style>
    <style:style style:name="Table4.D" style:family="table-column">
      <style:table-column-properties style:column-width="0.9993in"/>
    </style:style>
    <style:style style:name="Table4.E" style:family="table-column">
      <style:table-column-properties style:column-width="0.7507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3.4917in" fo:margin-left="-0.075in" fo:margin-top="0in" fo:margin-bottom="0in" table:align="left" style:writing-mode="lr-tb"/>
    </style:style>
    <style:style style:name="Table5.A" style:family="table-column">
      <style:table-column-properties style:column-width="0.4965in"/>
    </style:style>
    <style:style style:name="Table5.B" style:family="table-column">
      <style:table-column-properties style:column-width="2.994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4"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5389in" fo:margin-left="-0.075in" fo:margin-top="0in" fo:margin-bottom="0in" table:align="left" style:writing-mode="lr-tb"/>
    </style:style>
    <style:style style:name="Table6.A" style:family="table-column">
      <style:table-column-properties style:column-width="2.575in"/>
    </style:style>
    <style:style style:name="Table6.B" style:family="table-column">
      <style:table-column-properties style:column-width="0.963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2.8153in" fo:margin-left="-0.075in" fo:margin-top="0in" fo:margin-bottom="0in" table:align="left" style:writing-mode="lr-tb"/>
    </style:style>
    <style:style style:name="Table7.A" style:family="table-column">
      <style:table-column-properties style:column-width="1.9208in"/>
    </style:style>
    <style:style style:name="Table7.B" style:family="table-column">
      <style:table-column-properties style:column-width="0.8938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2" style:family="paragraph" style:parent-style-name="Standard">
      <style:paragraph-properties fo:margin-left="0in" fo:margin-right="0in" fo:orphans="2" fo:widows="2"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3" style:family="paragraph" style:parent-style-name="Standard">
      <style:paragraph-properties fo:margin-left="0in" fo:margin-right="0in" fo:orphans="2" fo:widows="2" fo:text-indent="0in" style:auto-text-indent="false"/>
      <style:text-properties fo:color="#000000" style:font-name="Times New Roman" fo:font-size="14pt" fo:language="en" fo:country="US" fo:font-weight="bold" style:font-size-asian="14pt" style:language-asian="en" style:country-asian="US" style:font-weight-asian="bold"/>
    </style:style>
    <style:style style:name="P4"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5"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Standard">
      <style:paragraph-properties fo:margin-left="0in" fo:margin-right="0in" fo:orphans="2" fo:widows="2" fo:text-indent="0in" style:auto-text-indent="false">
        <style:tab-stops/>
      </style:paragraph-properties>
    </style:style>
    <style:style style:name="P8" style:family="paragraph" style:parent-style-name="Standard">
      <style:paragraph-properties fo:margin-left="0in" fo:margin-right="0in" fo:text-align="center" style:justify-single-word="false" fo:orphans="2" fo:widows="2" fo:text-indent="0in" style:auto-text-indent="false"/>
    </style:style>
    <style:style style:name="P9"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0" style:family="paragraph" style:parent-style-name="Standard">
      <style:paragraph-properties fo:margin-left="0in" fo:margin-right="0in" fo:orphans="2" fo:widows="2" fo:text-indent="0in" style:auto-text-indent="false"/>
      <style:text-properties fo:color="#ff0000" style:font-name="Times New Roman" fo:font-size="12pt" fo:language="en" fo:country="US" style:font-size-asian="12pt" style:language-asian="en" style:country-asian="US"/>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Text_20_body">
      <style:paragraph-properties fo:margin-left="0in" fo:margin-right="0in" fo:text-indent="0in" style:auto-text-indent="false"/>
    </style:style>
    <style:style style:name="P13" style:family="paragraph" style:parent-style-name="Heading_20_1">
      <style:paragraph-properties fo:margin-left="0in" fo:margin-right="0in" fo:text-indent="0in" style:auto-text-indent="false"/>
    </style:style>
    <style:style style:name="P14" style:family="paragraph" style:parent-style-name="Heading_20_3">
      <style:paragraph-properties fo:margin-left="0in" fo:margin-right="0in" fo:text-indent="0in" style:auto-text-indent="false">
        <style:tab-stops/>
      </style:paragraph-properties>
    </style:style>
    <style:style style:name="P15" style:family="paragraph" style:parent-style-name="Heading_20_3">
      <style:paragraph-properties fo:margin-left="0in" fo:margin-right="0in" fo:text-align="center" style:justify-single-word="false" fo:text-indent="0in" style:auto-text-indent="false">
        <style:tab-stops/>
      </style:paragraph-properties>
    </style:style>
    <style:style style:name="P16" style:family="paragraph" style:parent-style-name="Heading_20_2">
      <style:paragraph-properties fo:margin-left="0in" fo:margin-right="0in" fo:text-indent="0in" style:auto-text-indent="false"/>
    </style:style>
    <style:style style:name="P17" style:family="paragraph" style:parent-style-name="Heading_20_2">
      <style:paragraph-properties fo:margin-left="0in" fo:margin-right="0in" fo:text-align="center" style:justify-single-word="false" fo:text-indent="0in" style:auto-text-indent="false">
        <style:tab-stops/>
      </style:paragraph-properties>
    </style:style>
    <style:style style:name="P18" style:family="paragraph" style:parent-style-name="Heading_20_2">
      <style:paragraph-properties fo:margin-left="0in" fo:margin-right="0in" fo:text-indent="0in" style:auto-text-indent="false">
        <style:tab-stops/>
      </style:paragraph-properties>
    </style:style>
    <style:style style:name="P19" style:family="paragraph" style:parent-style-name="Heading_20_5">
      <style:paragraph-properties fo:margin-left="0in" fo:margin-right="0in" fo:text-indent="0in" style:auto-text-indent="false"/>
    </style:style>
    <style:style style:name="P20" style:family="paragraph" style:parent-style-name="Heading_20_4">
      <style:paragraph-properties fo:margin-left="0in" fo:margin-right="0in" fo:text-indent="0in" style:auto-text-indent="false">
        <style:tab-stops/>
      </style:paragraph-properties>
    </style:style>
    <style:style style:name="P21" style:family="paragraph" style:parent-style-name="Heading_20_4">
      <style:paragraph-properties fo:margin-left="0in" fo:margin-right="0in" fo:text-align="center" style:justify-single-word="false" fo:text-indent="0in" style:auto-text-indent="false">
        <style:tab-stops/>
      </style:paragraph-properties>
    </style:style>
    <style:style style:name="P22"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weight="bold" style:font-size-asian="10pt" style:font-weight-asian="bold"/>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size="20pt" fo:language="en" fo:country="US" style:font-size-asian="20pt" style:language-asian="en" style:country-asian="US"/>
    </style:style>
    <style:style style:name="T8" style:family="text">
      <style:text-properties fo:color="#000000" style:font-name="Times New Roman" fo:font-size="12pt" fo:language="en" fo:country="US" style:font-size-asian="12pt" style:language-asian="en" style:country-asian="US"/>
    </style:style>
    <style:style style:name="T9" style:family="text">
      <style:text-properties fo:color="#000000" style:font-name="Times New Roman" fo:font-size="10pt" fo:language="en" fo:country="US" style:font-size-asian="10pt" style:language-asian="en" style:country-asian="US"/>
    </style:style>
    <style:style style:name="T10" style:family="text">
      <style:text-properties fo:color="#000000" style:font-name="Times New Roman" fo:font-size="10pt" fo:language="en" fo:country="US" fo:font-weight="bold" style:font-size-asian="10pt" style:language-asian="en" style:country-asian="US" style:font-weight-asian="bold"/>
    </style:style>
    <style:style style:name="T11" style:family="text">
      <style:text-properties fo:color="#000000" style:font-name="Times New Roman" fo:font-size="10pt" fo:language="en" fo:country="US" fo:font-style="italic" style:font-size-asian="10pt" style:language-asian="en" style:country-asian="US" style:font-style-asian="italic"/>
    </style:style>
    <style:style style:name="T12"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3" style:family="text">
      <style:text-properties fo:color="#000000" style:font-name="Times New Roman" fo:font-size="7.5pt" fo:language="en" fo:country="US" fo:font-weight="bold" style:font-size-asian="7.5pt" style:language-asian="en" style:country-asian="US" style:font-weight-asian="bold"/>
    </style:style>
    <style:style style:name="T14" style:family="text">
      <style:text-properties fo:color="#000000" style:font-name="Times New Roman" fo:font-size="7pt" fo:language="en" fo:country="US" style:font-size-asian="7pt" style:language-asian="en" style:country-asian="US"/>
    </style:style>
    <style:style style:name="T15" style:family="text">
      <style:text-properties fo:color="#000000" style:font-name="Times New Roman"/>
    </style:style>
    <style:style style:name="T16" style:family="text">
      <style:text-properties fo:font-weight="normal" style:font-weight-asian="normal"/>
    </style:style>
    <style:style style:name="T17" style:family="text">
      <style:text-properties fo:color="#ff0000"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This material is Open Game Content, and is licensed for public use under the terms of the Open Game License v1.0a.</text:span></text:p>
      <text:h text:style-name="P13" text:outline-level="1"><text:span text:style-name="T6">MAGIC ITEMS</text:span></text:h>
      <text:p text:style-name="P2"/>
      <text:p text:style-name="P6"><text:span text:style-name="T8">Magic Items and Mundanes</text:span></text:p>
      <text:p text:style-name="P6"><text:span text:style-name="T9">For the most part, magic items won’t function for a mundane. Sure, the mundane might feel joy and attachement to such an item, or perhaps fear and loathing, depending on the person and the function of the item, but rarely does a mundane recognize and understand as such an item for what it truly is. Most of the world doesn’t believe in magic or the supernatural. So, for these people, a magic item that actually operates while in their possession is either seen as a trick or a special effect, or the person convinces himself that he didn’t really see what he thinks he just saw. In some cases, such an event might disturb a mundane to such an extent that psychological harm occurs.</text:span></text:p>
      <text:p text:style-name="P2"/>
      <text:p text:style-name="P6"><text:span text:style-name="T8">Incantation-Based FX Items</text:span></text:p>
      <text:p text:style-name="P6"><text:span text:style-name="T9">Making most magic items is a solitary endeavor, one in which the spellcaster spends days (perhaps weeks) preparing an item to receive and permanently hold a spell. It is possible to do the same thing with an incantation, but this requires the help of secondary casters. This has a greater chance of failure than infusing an item with a spell as the process requires both a Craft check and the appropriate skill check for casting the incantation.</text:span></text:p>
      <text:p text:style-name="P6"><text:span text:style-name="T9">The person creating the item must have the appropriate item creation feat or ability (such as the Mage’s Scribe Scroll ability), spend the appropriate amount of time fashioning the item, succeed at the required Wealth check (purchase DC = one-fifth of the item’s listed purchase DC), and spend the appropriate amount of XP. Then the creator must succeed at the required Craft check. If this check fails, the materials are used up but the XP are not spent. If it succeeds, then the item has been successfully prepared to receive the incantation.</text:span></text:p>
      <text:p text:style-name="P6"><text:span text:style-name="T9">The person who created the item must then serve as the primary caster in performing the desired incantation. This occurs as written in the incantation’s description. Failed incantations have all the usual repercussions, plus the item has been tarnished and must be prepared before another attempt can be made to infuse it with the incantation.</text:span></text:p>
      <text:p text:style-name="P6"><text:span text:style-name="T10">Determining the Purchase DC</text:span></text:p>
      <text:p text:style-name="P6"><text:span text:style-name="T9">Calculating the purchase DCs for items created to hold incantations is technically impossible, as incantations have neither caster levels nor spell levels. For the purpose of calculating and item’s purchase DC, use the following conversions.</text:span></text:p>
      <text:p text:style-name="P6"><text:span text:style-name="T9">Caster Level = 5 + total number of successful skill checks required to complete the incantation (minimum 11).</text:span></text:p>
      <text:p text:style-name="P6"><text:span text:style-name="T9">Spell Level = total number of successful skill checks required to complete the incantation.</text:span></text:p>
      <text:p text:style-name="P3"/>
      <text:h text:style-name="P13" text:outline-level="1"><text:span text:style-name="T6">ARMOR AND SHIELDS</text:span></text:h>
      <text:p text:style-name="P6"><text:span text:style-name="T9">Below are some examples of modern-day magical armor and shields.</text:span></text:p>
      <text:p text:style-name="P4"/>
      <text:h text:style-name="P16" text:outline-level="2"><text:span text:style-name="T3">Bulletproof Shirt</text:span></text:h>
      <text:p text:style-name="P6"><text:span text:style-name="T9">This light shirt provides the same protection as a </text:span><text:span text:style-name="T11">+1 leather jacket</text:span><text:span text:style-name="T9">. In addition, the wearer gains the benefits of a continuous </text:span><text:span text:style-name="T11">protection from arrows/bullets </text:span><text:span text:style-name="T9">spell (damage reduction 5/+1 against arrows, bullets, and crossbow bolts).</text:span></text:p>
      <text:p text:style-name="P6"><text:soft-page-break/><text:span text:style-name="T11">Type: </text:span><text:span text:style-name="T9">Armor (magic); </text:span><text:span text:style-name="T11">Caster Level: </text:span><text:span text:style-name="T9">3rd; </text:span><text:span text:style-name="T11">Purchase DC: </text:span><text:span text:style-name="T9">22; </text:span><text:span text:style-name="T11">Weight: </text:span><text:span text:style-name="T9">1 lb.</text:span></text:p>
      <text:p text:style-name="P5"/>
      <text:p text:style-name="P6"><text:span text:style-name="T10">Riot Shield of Fear</text:span></text:p>
      <text:p text:style-name="P6"><text:span text:style-name="T9">Introduced by police forces that employ magical gear, this riot shield provides an enhancement bonus to Defense (+1 to +3). At its wielder’s command, the shield can also cast </text:span><text:span text:style-name="T11">cause fear </text:span><text:span text:style-name="T9">three times per day as a 3rd-level Acolyte.</text:span></text:p>
      <text:p text:style-name="P6"><text:span text:style-name="T11">Type: </text:span><text:span text:style-name="T9">Armor (magic); </text:span><text:span text:style-name="T11">Caster Level: </text:span><text:span text:style-name="T9">3rd; </text:span><text:span text:style-name="T11">Purchase DC: </text:span><text:span text:style-name="T9">26 (+1), 31 (+2), 36 (+3); </text:span><text:span text:style-name="T11">Weight: </text:span><text:span text:style-name="T9">6 lb.</text:span></text:p>
      <text:p text:style-name="P5"/>
      <text:p text:style-name="P6"><text:span text:style-name="T10">Scalemail of the Dragon</text:span></text:p>
      <text:p text:style-name="P6"><text:span text:style-name="T9">This suit, which weighs half as much as a normal suit of scalemail, provides an enhancement bonus to Defense (+1 to +3). In addition, the armor has an arcane spell failure chance of 10%, a maximum Dexterity bonus of +6, and no armor penalty. Speed while wearing </text:span><text:span text:style-name="T11">scalemail of the dragon </text:span><text:span text:style-name="T9">is 30 feet for Medium creatures and 20 feet for Small creatures.</text:span></text:p>
      <text:p text:style-name="P6"><text:span text:style-name="T11">Type: </text:span><text:span text:style-name="T9">Armor (magic); </text:span><text:span text:style-name="T11">Caster Level: </text:span><text:span text:style-name="T9">7th; </text:span><text:span text:style-name="T11">Purchase DC: </text:span><text:span text:style-name="T9">33 (+1), 38 (+2), 43 (+3); </text:span><text:span text:style-name="T11">Weight: </text:span><text:span text:style-name="T9">15 lb.</text:span></text:p>
      <text:p text:style-name="P2"/>
      <text:p text:style-name="P6"><text:span text:style-name="T8">Magic Armor and Shield Special Abilities</text:span></text:p>
      <text:p text:style-name="P6"><text:span text:style-name="T9">Most magic armor and shields only have enhancement bonuses. Such items can also have the special abilities detailed here. Armor or a shield with a special ability must have at least a +1 enhancement bonus.</text:span></text:p>
      <text:p text:style-name="P5"/>
      <text:p text:style-name="P6"><text:span text:style-name="T10">Acid Resistance: </text:span><text:span text:style-name="T9">A suit of armor or a shield with this enchantment normally has a dull gray appearance. The armor absorbs the first 10 points of acid damage per attack that the wearer would normally take (similar to the </text:span><text:span text:style-name="T11">resist energy </text:span><text:span text:style-name="T9">spell).</text:span></text:p>
      <text:p text:style-name="P6"><text:span text:style-name="T11">Purchase DC Modifier: </text:span><text:span text:style-name="T9">+2.</text:span></text:p>
      <text:p text:style-name="P6"><text:span text:style-name="T10">Animated </text:span><text:span text:style-name="T9">(shields only): Upon command, an animated shield floats within 2 feet of the wielder, protecting her as if she were using it herself but freeing up both her hands. Only one shield can protect a character at a time.</text:span></text:p>
      <text:p text:style-name="P6"><text:span text:style-name="T11">Purchase DC Modifier: </text:span><text:span text:style-name="T9">+2.</text:span></text:p>
      <text:p text:style-name="P6"><text:span text:style-name="T10">Bashing </text:span><text:span text:style-name="T9">(shields only): This shield is made to make a shield bash. No matter what the size of the attacker, a large bashing shield or bashing riot shield deals 1d8 points of damage; a small bashing shield or bashing buckler deals 1d6 points of damage. The shield acts as a </text:span><text:span text:style-name="T11">+1 weapon </text:span><text:span text:style-name="T9">when used to bash. (Impromptu shields cannot be bashing shields.)</text:span></text:p>
      <text:p text:style-name="P6"><text:span text:style-name="T11">Purchase DC Modifier: </text:span><text:span text:style-name="T9">+1.</text:span></text:p>
      <text:p text:style-name="P6"><text:span text:style-name="T10">Blinding </text:span><text:span text:style-name="T9">(shields only): A shield with this enchantment flashes with a brilliant light up to twice per day upon command of the wielder. All within 20 feet except the wielder must succeed at a Reflex saving throw (DC 14) or be blinded for 1d4 rounds.</text:span></text:p>
      <text:p text:style-name="P6"><text:span text:style-name="T11">Purchase DC Modifier: </text:span><text:span text:style-name="T9">+1.</text:span></text:p>
      <text:p text:style-name="P6"><text:soft-page-break/><text:span text:style-name="T10">Catching </text:span><text:span text:style-name="T9">(shields only): A shield with this ability attracts ranged weapons to it. It has a deflection bonus of +1 versus ranged weapons because projectiles and thrown weapons veer toward it. Additionally, any projectile or thrown weapon aimed at a target within 5 feet of the shield’s wearer diverts from its original target and targets the shield’s bearer instead. (If the wielder has total cover with respect to the attacker, the projectile or thrown weapon is not diverted.) Additionally, those attacking the wearer with ranged weapons ignore any miss chances that would normally apply. Projectiles and thrown weapons that have an enhancement bonus higher than the shield’s base Defense bonus are not diverted to the wearer (but the shield’s increased Defense bonus still applies against these weapons). The wielder activates this ability with a command word and can shut it off by repeating the command word.</text:span></text:p>
      <text:p text:style-name="P6"><text:span text:style-name="T11">Purchase DC Modifier: </text:span><text:span text:style-name="T9">+1.</text:span></text:p>
      <text:p text:style-name="P6"><text:span text:style-name="T10">Cold Resistance: </text:span><text:span text:style-name="T9">A suit of armor or a shield with this enchantment normally has a bluish, icy hue or is adorned with furs. The armor absorbs the first 10 points of cold damage per attack that the wearer would normally take (similar to the </text:span><text:span text:style-name="T11">resist energy </text:span><text:span text:style-name="T9">spell).</text:span></text:p>
      <text:p text:style-name="P6"><text:span text:style-name="T11">Purchase DC Modifier: </text:span><text:span text:style-name="T9">+2.</text:span></text:p>
      <text:p text:style-name="P6"><text:span text:style-name="T10">Damage Reduction </text:span><text:span text:style-name="T9">(armor only): This suit of armor grants the wearer damage reduction of a specific type:</text:span></text:p>
      <table:table table:name="Table1" table:style-name="Table1">
        <table:table-column table:style-name="Table1.A"/>
        <table:table-column table:style-name="Table1.B"/>
        <table:table-row table:style-name="Table1.1">
          <table:table-cell table:style-name="Table1.A1" office:value-type="string">
            <text:h text:style-name="P17" text:outline-level="2"><text:span text:style-name="T1">Damage Reduction</text:span></text:h>
          </table:table-cell>
          <table:table-cell table:style-name="Table1.A1" office:value-type="string">
            <text:h text:style-name="P17" text:outline-level="2"><text:span text:style-name="T1">Purchase DC Modifier</text:span></text:h>
          </table:table-cell>
        </table:table-row>
        <table:table-row table:style-name="Table1.1">
          <table:table-cell table:style-name="Table1.A2" office:value-type="string">
            <text:p text:style-name="P9"><text:span text:style-name="T4">5/+1</text:span></text:p>
          </table:table-cell>
          <table:table-cell table:style-name="Table1.A2" office:value-type="string">
            <text:p text:style-name="P9"><text:span text:style-name="T4">+1</text:span></text:p>
          </table:table-cell>
        </table:table-row>
        <table:table-row table:style-name="Table1.1">
          <table:table-cell table:style-name="Table1.A3" office:value-type="string">
            <text:p text:style-name="P9"><text:span text:style-name="T4">10/+1</text:span></text:p>
          </table:table-cell>
          <table:table-cell table:style-name="Table1.A3" office:value-type="string">
            <text:p text:style-name="P9"><text:span text:style-name="T4">+2</text:span></text:p>
          </table:table-cell>
        </table:table-row>
      </table:table>
      <text:p text:style-name="P6"><text:span text:style-name="T10">Electricity Resistance: </text:span><text:span text:style-name="T9">A suit of armor or a shield with</text:span></text:p>
      <text:p text:style-name="P6"><text:span text:style-name="T9">this enchantment normally has a bluish hue and often bears a storm or lightning motif. The armor absorbs the first 10 points of electrical damage per attack that the wearer would normally take (similar to the </text:span><text:span text:style-name="T11">resist energy </text:span><text:span text:style-name="T9">spell).</text:span></text:p>
      <text:p text:style-name="P6"><text:span text:style-name="T11">Purchase DC Modifier: </text:span><text:span text:style-name="T9">+2.</text:span></text:p>
      <text:p text:style-name="P6"><text:span text:style-name="T10">Fire Resistance: </text:span><text:span text:style-name="T9">A suit of armor or a shield with this enchantment normally has a reddish hue and often is decorated with a draconic motif. The armor absorbs the first 10 points of fire damage per attack that the wearer would normally take (similar to the </text:span><text:span text:style-name="T11">resist energy </text:span><text:span text:style-name="T9">spell).</text:span></text:p>
      <text:p text:style-name="P6"><text:span text:style-name="T11">Purchase DC Modifier: </text:span><text:span text:style-name="T9">+2.</text:span></text:p>
      <text:p text:style-name="P6"><text:span text:style-name="T10">Fortification: </text:span><text:span text:style-name="T9">This suit of armor or shield produces a magical force that protects vital areas of the wearer more effectively. When a critical hit or sneak attack is scored on the wearer, there is a chance that the critical hit or sneak attack is negated and damage is instead rolled normal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14" text:outline-level="3"><text:span text:style-name="T1">Fortification Type</text:span></text:h>
          </table:table-cell>
          <table:table-cell table:style-name="Table2.A1" office:value-type="string">
            <text:h text:style-name="P15" text:outline-level="3"><text:span text:style-name="T1">Chance for Normal Damage</text:span></text:h>
          </table:table-cell>
          <table:table-cell table:style-name="Table2.A1" office:value-type="string">
            <text:h text:style-name="P15" text:outline-level="3"><text:span text:style-name="T1">Purchase DC Modifier</text:span></text:h>
          </table:table-cell>
        </table:table-row>
        <table:table-row table:style-name="Table2.1">
          <table:table-cell table:style-name="Table2.A2" office:value-type="string">
            <text:p text:style-name="P7"><text:span text:style-name="T4">Light</text:span></text:p>
          </table:table-cell>
          <table:table-cell table:style-name="Table2.A2" office:value-type="string">
            <text:p text:style-name="P9"><text:span text:style-name="T4">25%</text:span></text:p>
          </table:table-cell>
          <table:table-cell table:style-name="Table2.A2" office:value-type="string">
            <text:p text:style-name="P9"><text:span text:style-name="T4">+1</text:span></text:p>
          </table:table-cell>
        </table:table-row>
        <table:table-row table:style-name="Table2.1">
          <table:table-cell table:style-name="Table2.A2" office:value-type="string">
            <text:p text:style-name="P6"><text:span text:style-name="T4">Moderate</text:span></text:p>
          </table:table-cell>
          <table:table-cell table:style-name="Table2.A2" office:value-type="string">
            <text:p text:style-name="P8"><text:span text:style-name="T4">75%</text:span></text:p>
          </table:table-cell>
          <table:table-cell table:style-name="Table2.A2" office:value-type="string">
            <text:p text:style-name="P8"><text:span text:style-name="T4">+2</text:span></text:p>
          </table:table-cell>
        </table:table-row>
        <table:table-row table:style-name="Table2.1">
          <table:table-cell table:style-name="Table2.A4" office:value-type="string">
            <text:p text:style-name="P7"><text:span text:style-name="T4">Heavy</text:span></text:p>
          </table:table-cell>
          <table:table-cell table:style-name="Table2.A4" office:value-type="string">
            <text:p text:style-name="P9"><text:span text:style-name="T4">100%</text:span></text:p>
          </table:table-cell>
          <table:table-cell table:style-name="Table2.A4" office:value-type="string">
            <text:p text:style-name="P9"><text:span text:style-name="T4">+3</text:span></text:p>
          </table:table-cell>
        </table:table-row>
      </table:table>
      <text:p text:style-name="P6"><text:span text:style-name="T10">Ghost Touch: </text:span><text:span text:style-name="T9">This armor or shield seems almost translucent. Both its enhancement bonus and its armor bonus count against the attacks of incorporeal creatures. Further, it can be picked up, moved, and worn by incorporeal creatures at any time. Incorporeal creatures gain the armor or shield’s enhancement bonus against both corporeal and incorporeal attacks, and they can still pass freely through solid objects.</text:span></text:p>
      <text:p text:style-name="P6"><text:span text:style-name="T11">Purchase DC Modifier: </text:span><text:span text:style-name="T9">+2.</text:span></text:p>
      <text:p text:style-name="P6"><text:span text:style-name="T10">Glamered </text:span><text:span text:style-name="T9">(armor only): A suit of armor with this capability appears normal. Upon command, the armor changes shape and form to assume the appearance of a normal set of clothing. The armor retains all its properties (including weight) when glamered. Only a </text:span><text:span text:style-name="T11">true seeing </text:span><text:span text:style-name="T9">spell or similar magic reveals the true nature of the armor when disguised.</text:span></text:p>
      <text:p text:style-name="P6"><text:soft-page-break/><text:span text:style-name="T11">Purchase DC Modifier: </text:span><text:span text:style-name="T9">+1.</text:span></text:p>
      <text:p text:style-name="P6"><text:span text:style-name="T10">Shadow </text:span><text:span text:style-name="T9">(armor only)</text:span><text:span text:style-name="T10">: </text:span><text:span text:style-name="T9">This type of armor is jet black and blurs the wearer whenever she tries to hide, granting a +5 competence bonus on Hide checks (essentially a bonus for an extremely favorable condition). This bonus does not stack with obscuring or blinding-based Hide check bonuses. (The armor’s armor check penalty still applies normally.)</text:span></text:p>
      <text:p text:style-name="P6"><text:span text:style-name="T11">Purchase DC Modifier: </text:span><text:span text:style-name="T9">+1.</text:span></text:p>
      <text:p text:style-name="P6"><text:span text:style-name="T10">Silent Moves </text:span><text:span text:style-name="T9">(armor only): This armor is well oiled and magically constructed so that it not only makes little sound, but it dampens sound around it. It adds a +10 competence bonus on its wearer’s Move Silently checks. (The armor’s armor check penalty still applies normally.)</text:span></text:p>
      <text:p text:style-name="P6"><text:span text:style-name="T11">Purchase DC Modifier: </text:span><text:span text:style-name="T9">+1.</text:span></text:p>
      <text:p text:style-name="P6"><text:span text:style-name="T10">Slick </text:span><text:span text:style-name="T9">(armor only): Slick armor seems coated at all times with a slightly greasy oil. It adds a +5 competence bonus on its wearer’s Escape Artist checks. (The armor’s armor check penalty still applies normally.)</text:span></text:p>
      <text:p text:style-name="P6"><text:span text:style-name="T11">Purchase DC Modifier: </text:span><text:span text:style-name="T9">+1.</text:span></text:p>
      <text:p text:style-name="P6"><text:span text:style-name="T10">Sonic Resistance: </text:span><text:span text:style-name="T9">A suit of armor or a shield with this enchantment normally has a glistening appearance. The armor absorbs the first 10 points of sonic/concussion damage per attack that the wearer would normally take (similar to the </text:span><text:span text:style-name="T11">resist energy </text:span><text:span text:style-name="T9">spell).</text:span></text:p>
      <text:p text:style-name="P6"><text:span text:style-name="T11">Purchase DC Modifier: </text:span><text:span text:style-name="T9">+2.</text:span></text:p>
      <text:p text:style-name="P6"><text:span text:style-name="T10">Spell Resistance </text:span><text:span text:style-name="T9">(armor only): This enchantment grants the armor’s wearer spell resistance while the armor is worn.</text:span></text:p>
      <table:table table:name="Table3" table:style-name="Table3">
        <table:table-column table:style-name="Table3.A"/>
        <table:table-column table:style-name="Table3.B"/>
        <table:table-row table:style-name="Table3.1">
          <table:table-cell table:style-name="Table3.A1" office:value-type="string">
            <text:h text:style-name="P17" text:outline-level="2"><text:span text:style-name="T1">Spell Resistance</text:span></text:h>
          </table:table-cell>
          <table:table-cell table:style-name="Table3.A1" office:value-type="string">
            <text:h text:style-name="P17" text:outline-level="2"><text:span text:style-name="T1">Purchase DC Modifier</text:span></text:h>
          </table:table-cell>
        </table:table-row>
        <table:table-row table:style-name="Table3.1">
          <table:table-cell table:style-name="Table3.A2" office:value-type="string">
            <text:p text:style-name="P9"><text:span text:style-name="T4">15</text:span></text:p>
          </table:table-cell>
          <table:table-cell table:style-name="Table3.A2" office:value-type="string">
            <text:p text:style-name="P9"><text:span text:style-name="T4">+1</text:span></text:p>
          </table:table-cell>
        </table:table-row>
        <table:table-row table:style-name="Table3.1">
          <table:table-cell table:style-name="Table3.A2" office:value-type="string">
            <text:p text:style-name="P8"><text:span text:style-name="T4">19</text:span></text:p>
          </table:table-cell>
          <table:table-cell table:style-name="Table3.A2" office:value-type="string">
            <text:p text:style-name="P8"><text:span text:style-name="T4">+2</text:span></text:p>
          </table:table-cell>
        </table:table-row>
        <table:table-row table:style-name="Table3.1">
          <table:table-cell table:style-name="Table3.A4" office:value-type="string">
            <text:p text:style-name="P9"><text:span text:style-name="T4">23</text:span></text:p>
          </table:table-cell>
          <table:table-cell table:style-name="Table3.A4" office:value-type="string">
            <text:p text:style-name="P9"><text:span text:style-name="T4">+3</text:span></text:p>
          </table:table-cell>
        </table:table-row>
      </table:table>
      <text:p text:style-name="P6"><text:span text:style-name="T10">Sponsorship: </text:span><text:span text:style-name="T9">This suit of armor or a shield is emblazoned with corporate logos, emblems, and advertisements. The armor gains no special benefits but is cheaper to purchase.</text:span></text:p>
      <text:p text:style-name="P6"><text:span text:style-name="T11">Purchase DC Modifier: </text:span><text:span text:style-name="T9">–2.</text:span></text:p>
      <text:p text:style-name="P3"/>
      <text:h text:style-name="P13" text:outline-level="1"><text:span text:style-name="T6">WEAPONS</text:span></text:h>
      <text:p text:style-name="P6"><text:span text:style-name="T10">Bladegun</text:span></text:p>
      <text:p text:style-name="P6"><text:span text:style-name="T9">A </text:span><text:span text:style-name="T11">bladegun </text:span><text:span text:style-name="T9">is a magic pistol that transforms into a magic short sword (and back again) upon command. Each </text:span><text:span text:style-name="T11">bladegun </text:span><text:span text:style-name="T9">is a specific make of handgun. The handgun and short sword versions of the weapon possess the same enhancement bonus (+1 to +3). Turning the handgun into a short sword—and vice versa— takes a move action. A </text:span><text:span text:style-name="T11">bladegun </text:span><text:span text:style-name="T9">in handgun form must be loaded with ammunition to fire (as any gun).</text:span></text:p>
      <text:p text:style-name="P6"><text:span text:style-name="T11">Type: </text:span><text:span text:style-name="T9">Weapon (magic); </text:span><text:span text:style-name="T11">Caster Level: </text:span><text:span text:style-name="T9">9th; </text:span><text:span text:style-name="T11">Purchase DC: </text:span><text:span text:style-name="T9">16 + pistol’s purchase DC (+1), 21 + pistol’s purchase DC (+2), 26 + pistol’s purchase DC (+3); </text:span><text:span text:style-name="T11">Weight: </text:span><text:span text:style-name="T9">Varies (as pistol or short sword).</text:span></text:p>
      <text:p text:style-name="P6"><text:soft-page-break/><text:span text:style-name="T10">Chain Saw of the Psycho</text:span></text:p>
      <text:p text:style-name="P6"><text:span text:style-name="T9">This battered chain saw has a +1 to +3 enhancement bonus. It constantly drips oil and small amounts of blood, and it does not require gas to activate. The chain saw deals x 3 damage (instead of x 2 damage) on a successful critical hit.</text:span></text:p>
      <text:p text:style-name="P6"><text:span text:style-name="T9">Any creature with a good allegiance who handles a </text:span><text:span text:style-name="T11">chain saw of the psycho </text:span><text:span text:style-name="T9">gains two negative levels. These negative levels remain so long as the chain saw is in hand and disappear when it is no longer wielded. These negative levels never result in actual level loss, but they cannot be overcome in any way while the chain saw is wielded.</text:span></text:p>
      <text:p text:style-name="P6"><text:span text:style-name="T11">Type: </text:span><text:span text:style-name="T9">Weapon (magic); </text:span><text:span text:style-name="T11">Caster Level: </text:span><text:span text:style-name="T9">10th; </text:span><text:span text:style-name="T11">Purchase DC: </text:span><text:span text:style-name="T9">25 (+1), 30 (+2), 35 (+3); </text:span><text:span text:style-name="T11">Weight: </text:span><text:span text:style-name="T9">10 lb.</text:span></text:p>
      <text:p text:style-name="P6"><text:span text:style-name="T10">Cloudkill Grenade</text:span></text:p>
      <text:p text:style-name="P6"><text:span text:style-name="T9">This smoke grenade contains greenish ooze. When used, it releases a pungent green cloud, as the </text:span><text:span text:style-name="T11">cloudkill </text:span><text:span text:style-name="T9">spell cast by a 9th-level Mage. The grenade is destroyed once used. The price listed is for a box of six grenades.</text:span></text:p>
      <text:p text:style-name="P6"><text:span text:style-name="T11">Type: </text:span><text:span text:style-name="T9">Weapon (magic); </text:span><text:span text:style-name="T11">Caster Level: </text:span><text:span text:style-name="T9">9th; </text:span><text:span text:style-name="T11">Purchase DC: </text:span><text:span text:style-name="T9">30 (per box); </text:span><text:span text:style-name="T11">Weight: </text:span><text:span text:style-name="T9">2 lb. (per grenade).</text:span></text:p>
      <text:p text:style-name="P6"><text:span text:style-name="T10">Deadeye Rifle</text:span></text:p>
      <text:p text:style-name="P6"><text:span text:style-name="T9">The </text:span><text:span text:style-name="T11">deadeye rifle </text:span><text:span text:style-name="T9">is a Barrett Light Fifty sniper rifle with an enhancement bonus of +1 to +3. The stock is covered with elaborate runes, and the </text:span><text:span text:style-name="T11">deadeye rifle </text:span><text:span text:style-name="T9">is considerably lighter than a normal Barrett Light Fifty. The rifle’s wielder suffers no penalties for 5 range increments, with each additional increment accruing only a –1 penalty.</text:span></text:p>
      <text:p text:style-name="P6"><text:span text:style-name="T11">Type: </text:span><text:span text:style-name="T9">Weapon (magic); </text:span><text:span text:style-name="T11">Caster Level: </text:span><text:span text:style-name="T9">5th; </text:span><text:span text:style-name="T11">Purchase DC: </text:span><text:span text:style-name="T9">42 (+1), 47 (+2), 52 (+3); </text:span><text:span text:style-name="T11">Weight: </text:span><text:span text:style-name="T9">20 lb.</text:span></text:p>
      <text:p text:style-name="P6"><text:span text:style-name="T10">Demolition Hammer</text:span></text:p>
      <text:p text:style-name="P6"><text:span text:style-name="T9">This weapon resembles a standard sledgehammer (use the warhammer statistics) with runes carved into its wooden handle. Besides its enhancement bonus (+1 to +3), the hammer has a </text:span><text:span text:style-name="T11">destroy </text:span><text:span text:style-name="T9">seed incantation bound into it that the wielder may activate once per day after a successful melee attack. The target must succeed at a Fortitude save (DC 20) or take 10d6 points of damage. If the target is reduced to –10 hit points or less (or a construct, object, or undead is reduced to 0 hit points), it is destroyed as if disintegrated, leaving behind only a trace of fine dust.</text:span></text:p>
      <text:p text:style-name="P6"><text:span text:style-name="T11">Type: </text:span><text:span text:style-name="T9">Weapon (magic); </text:span><text:span text:style-name="T11">Caster Level: </text:span><text:span text:style-name="T9">11th*; </text:span><text:span text:style-name="T11">Purchase DC: </text:span><text:span text:style-name="T9">30 (+1), 35 (+2), 40 (+3); </text:span><text:span text:style-name="T11">Weight: </text:span><text:span text:style-name="T9">8 lb. </text:span></text:p>
      <text:p text:style-name="P6"><text:span text:style-name="T10">Thunderclap Taser</text:span></text:p>
      <text:p text:style-name="P6"><text:span text:style-name="T9">This taser releases a deafening blast of thunder when it strikes an opponent. It deals normal damage (1d4 electrical) plus an additional 2d6 points of sonic/concussion damage. The taser’s battery is exhausted after a successful hit and must be replaced after each use.</text:span></text:p>
      <text:p text:style-name="P6"><text:span text:style-name="T11">Type: </text:span><text:span text:style-name="T9">Weapon (magic); </text:span><text:span text:style-name="T11">Caster Level: </text:span><text:span text:style-name="T9">5th; </text:span><text:span text:style-name="T11">Purchase DC: </text:span><text:span text:style-name="T9">20; </text:span><text:span text:style-name="T11">Weight: </text:span><text:span text:style-name="T9">1 lb.</text:span></text:p>
      <text:p text:style-name="P2"/>
      <text:p text:style-name="P6"><text:span text:style-name="T8">Magic Weapon Special Abilities</text:span></text:p>
      <text:p text:style-name="P6"><text:span text:style-name="T9">Most magic weapons have a +1 or better enhancement bonus. They can also have special abilities detailed here. A weapon with a special ability must have at least a +1 enchantment bonus.</text:span></text:p>
      <text:p text:style-name="P6"><text:span text:style-name="T10">Acidic: </text:span><text:span text:style-name="T9">Upon command, this weapon drips with acid. The acid does not harm the hands that hold the weapon. These weapons deal +1d6 points of bonus acid damage on a successful hit. Ranged weapons so enchanted bestow the energy type upon their ammunition.</text:span></text:p>
      <text:p text:style-name="P6"><text:span text:style-name="T11">Purchase DC Modifier: </text:span><text:span text:style-name="T9">+1.</text:span></text:p>
      <text:p text:style-name="P6"><text:soft-page-break/><text:span text:style-name="T10">Bane: </text:span><text:span text:style-name="T9">A bane weapon excels at attacking a specific kind of creature (such as black dragons, ogres, or trolls). Against its designated foe, its effective enhancement bonus is +2 better than its normal enhancement bonus and deals +2d6 points of bonus damage against the foe.</text:span></text:p>
      <text:p text:style-name="P6"><text:span text:style-name="T11">Purchase DC Modifier: </text:span><text:span text:style-name="T9">+2.</text:span></text:p>
      <text:p text:style-name="P6"><text:span text:style-name="T10">Brilliant </text:span><text:span text:style-name="T9">(melee weapons only)</text:span><text:span text:style-name="T10">: </text:span><text:span text:style-name="T9">A brilliant energy weapon has its significant portion transformed into light, although this does not modify the item’s weight. It gives off light as a torch (20-foot radius). A brilliant energy weapon ignores nonliving matter. Equipment and enhancement Defense bonuses do not count against it because the weapon passes through armor. (Dexterity, deflection, dodge, natural armor, and other such bonuses still apply.) A brilliant energy weapon cannot harm undead, constructs, and objects. Ranged weapons cannot be enchanted with this ability.</text:span></text:p>
      <text:p text:style-name="P6"><text:span text:style-name="T11">Purchase DC Modifier: </text:span><text:span text:style-name="T9">+3.</text:span></text:p>
      <text:p text:style-name="P6"><text:span text:style-name="T10">Chaotic: </text:span><text:span text:style-name="T9">This weapon is infused with the power of chaos. It deals +2d6 points of bonus damage against any creature with an allegiance to law. It bestows one negative level on any creature with the law allegiance attempting to wield it. The negative level remains as long as the weapon is in hand and disappears when the weapon is no longer wielded. This negative level never results in actual level loss, but it cannot be overcome in any way while the weapon is wielded. Ranged weapons so enchanted bestow the power upon their ammunition.</text:span></text:p>
      <text:p text:style-name="P6"><text:span text:style-name="T11">Purchase DC Modifier: </text:span><text:span text:style-name="T9">+1.</text:span></text:p>
      <text:p text:style-name="P6"><text:span text:style-name="T10">Dancing: </text:span><text:span text:style-name="T9">A dancing weapon can be loosed (requiring a move action) to attack on its own. It fights for 4 rounds using the base attack bonus of the one who loosed it and then drops. It never leaves the side of the one who loosed it (never straying more than 5 feet) and fights on even if that creature falls. The wielder who loosed it can grasp it while it is attacking on its own as a free action, but when so retrieved it can’t dance (attack on its own) again for 4 rounds.</text:span></text:p>
      <text:p text:style-name="P6"><text:span text:style-name="T11">Purchase DC Modifier: </text:span><text:span text:style-name="T9">+3.</text:span></text:p>
      <text:p text:style-name="P6"><text:span text:style-name="T10">Defending </text:span><text:span text:style-name="T9">(melee weapons only)</text:span><text:span text:style-name="T10">: </text:span><text:span text:style-name="T9">A defending weapon allows the wielder to transfer some or all of the weapon’s enhancement bonus to his Defense as a special bonus that stacks with all others. As a free action, the wielder chooses how to allocate the weapon’s enhancement bonus at the start of his turn before using the weapon, and the effect to Defense lasts until his next turn. This ability cannot be placed on ranged weapons.</text:span></text:p>
      <text:p text:style-name="P6"><text:span text:style-name="T11">Purchase DC Modifier: </text:span><text:span text:style-name="T9">+2.</text:span></text:p>
      <text:p text:style-name="P6"><text:span text:style-name="T10">Disruption </text:span><text:span text:style-name="T9">(melee weapons only)</text:span><text:span text:style-name="T10">: </text:span><text:span text:style-name="T9">This type of weapons deals +2d6 points of damage to undead creatures.</text:span></text:p>
      <text:p text:style-name="P6"><text:span text:style-name="T11">Purchase DC Modifier: </text:span><text:span text:style-name="T9">+1.</text:span></text:p>
      <text:p text:style-name="P6"><text:span text:style-name="T10">Distance </text:span><text:span text:style-name="T9">(ranged weapons only)</text:span><text:span text:style-name="T10">: </text:span><text:span text:style-name="T9">A weapon of distance doubles its range increment.</text:span></text:p>
      <text:p text:style-name="P6"><text:span text:style-name="T11">Purchase DC Modifier: </text:span><text:span text:style-name="T9">+2.</text:span></text:p>
      <text:p text:style-name="P6"><text:span text:style-name="T10">Energy Blast: </text:span><text:span text:style-name="T9">Energy blast weapons come in five types: acid blast, fiery blast, icy blast, electrical blast, and concussive blast. A burst weapon explodes with the appropriate energy type (acid, cold, electricity, fire, or sonic/concussion) upon scoring a successful critical hit. The energy does not harm the hands that hold the weapon. These weapons deal +1d10 points of bonus energy damage (of the requisite type) on a successful critical hit. If the weapon’s critical multiplier is x3, add +2d10 points of bonus energy damage instead, and if the multiplier is x4, add +3d10 points of bonus energy damage. Ranged weapons so enchanted bestow the energy upon their ammunition. </text:span></text:p>
      <text:p text:style-name="P6"><text:span text:style-name="T9">Any electrical device that is damaged by a shocking blast weapon has its electronics scrambled. A successful Repair check (DC 10 + the damage dealt) fixes the short. </text:span></text:p>
      <text:p text:style-name="P6"><text:span text:style-name="T9">Subjects dealt a critical hit by a concussive blast weapon must make a Fortitude save (DC 14) or be deafened permanently.</text:span></text:p>
      <text:p text:style-name="P6"><text:span text:style-name="T11">Purchase DC Modifier: </text:span><text:span text:style-name="T9">+2.</text:span></text:p>
      <text:p text:style-name="P6"><text:span text:style-name="T10">Flaming: </text:span><text:span text:style-name="T9">Upon command, this weapon bursts into flame. The flame does not harm the hands that hold the weapon. These weapons deal +1d6 points of bonus fire damage on a successful hit. Ranged weapons so enchanted bestow the energy type upon their ammunition.</text:span></text:p>
      <text:p text:style-name="P6"><text:span text:style-name="T11">Purchase DC Modifier: </text:span><text:span text:style-name="T9">+1.</text:span></text:p>
      <text:p text:style-name="P6"><text:span text:style-name="T10">Frost: </text:span><text:span text:style-name="T9">Upon command, this weapon is engulfed in a bluish nimbus of cold energy. The cold does not harm the hands that hold the weapon. These weapons deal +1d6 points of bonus cold damage on a successful hit. Ranged weapons so enchanted bestow the energy type upon their ammunition.</text:span></text:p>
      <text:p text:style-name="P6"><text:soft-page-break/><text:span text:style-name="T11">Purchase DC Modifier: </text:span><text:span text:style-name="T9">+1.</text:span></text:p>
      <text:p text:style-name="P6"><text:span text:style-name="T10">Ghost Touch </text:span><text:span text:style-name="T9">(melee weapons only)</text:span><text:span text:style-name="T10">: </text:span><text:span text:style-name="T9">A ghost touch weapon deals damage normally against incorporeal creatures, regardless of its bonus. Further, it can be picked up and moved by incorporeal creatures at any time.</text:span></text:p>
      <text:p text:style-name="P6"><text:span text:style-name="T11">Purchase DC Modifier: </text:span><text:span text:style-name="T9">+1.</text:span></text:p>
      <text:p text:style-name="P6"><text:span text:style-name="T10">Holy: </text:span><text:span text:style-name="T9">This weapon is infused with holy power. It deals +2d6</text:span></text:p>
      <text:p text:style-name="P6"><text:span text:style-name="T9">points of bonus damage against any creature with an allegiance to evil. It bestows one negative level on any creature with the evil allegiance attempting to wield it. The negative level remains as long as the weapon is in hand and disappears when the weapon is no longer wielded. This negative level never results in actual level loss, but it cannot be overcome in any way while the weapon is wielded. Ranged weapons so enchanted bestow the power upon their ammunition.</text:span></text:p>
      <text:p text:style-name="P6"><text:span text:style-name="T11">Purchase DC Modifier: </text:span><text:span text:style-name="T9">+1.</text:span></text:p>
      <text:p text:style-name="P6"><text:span text:style-name="T10">Keen </text:span><text:span text:style-name="T9">(slashing weapons only)</text:span><text:span text:style-name="T10">: </text:span><text:span text:style-name="T9">This enchantment doubles the threat range of a weapon.</text:span></text:p>
      <text:p text:style-name="P6"><text:span text:style-name="T11">Purchase DC Modifier: </text:span><text:span text:style-name="T9">+1.</text:span></text:p>
      <text:p text:style-name="P6"><text:span text:style-name="T10">Lawful: </text:span><text:span text:style-name="T9">This weapon is infused with the power of law. It deals +2d6 points of bonus damage against any creature with an allegiance to chaos. It bestows one negative level on any creature with the chaos allegiance attempting to wield it. The negative level remains as long as the weapon is in hand and disappears when the weapon is no longer wielded. This negative level never results in actual level loss, but it cannot be overcome in any way while the weapon is wielded. Ranged weapons so enchanted bestow the power upon their ammunition.</text:span></text:p>
      <text:p text:style-name="P6"><text:span text:style-name="T11">Purchase DC Modifier: </text:span><text:span text:style-name="T9">+1.</text:span></text:p>
      <text:p text:style-name="P6"><text:span text:style-name="T10">Merciful: </text:span><text:span text:style-name="T9">The weapon deals +1d6 points of damage, and all damage it deals is nonlethal damage. On command, the weapon suppresses this ability until commanded to resume it. Ranged weapons so enchanted bestow the merciful effect upon their ammunition.</text:span></text:p>
      <text:p text:style-name="P6"><text:span text:style-name="T11">Purchase DC Modifier: </text:span><text:span text:style-name="T9">+1.</text:span></text:p>
      <text:p text:style-name="P6"><text:span text:style-name="T10">Mighty Cleaving </text:span><text:span text:style-name="T9">(melee weapons only)</text:span><text:span text:style-name="T10">: </text:span><text:span text:style-name="T9">This weapon allows a wielder with the Cleave feat to make one additional cleave attempt in a round. Only one extra cleave attempt is allowed per round.</text:span></text:p>
      <text:p text:style-name="P6"><text:span text:style-name="T11">Purchase DC Modifier: </text:span><text:span text:style-name="T9">+2.</text:span></text:p>
      <text:p text:style-name="P6"><text:span text:style-name="T10">Returning </text:span><text:span text:style-name="T9">(thrown weapons only)</text:span><text:span text:style-name="T10">: </text:span><text:span text:style-name="T9">A returning weapon returns to the thrower’s hand at the beginning of his or her next turn.</text:span></text:p>
      <text:p text:style-name="P6"><text:span text:style-name="T11">Purchase DC Modifier: </text:span><text:span text:style-name="T9">+1.</text:span></text:p>
      <text:p text:style-name="P6"><text:span text:style-name="T10">Shocking: </text:span><text:span text:style-name="T9">Upon command, this weapon crackles with lightning. The electricity does not harm the hands that hold the weapon. These weapons deal +1d6 points of bonus electricity damage on a successful hit. Ranged weapons so enchanted bestow the energy type upon their ammunition.</text:span></text:p>
      <text:p text:style-name="P6"><text:span text:style-name="T9">Any electrical device damaged by a shocking weapon has its electronics scrambled. A successful Repair check (DC 10 + the damage dealt) fixes the short.</text:span></text:p>
      <text:p text:style-name="P6"><text:span text:style-name="T11">Purchase DC Modifier: </text:span><text:span text:style-name="T9">+1.</text:span></text:p>
      <text:p text:style-name="P6"><text:span text:style-name="T10">Speed: </text:span><text:span text:style-name="T9">A weapon of speed allows the wielder one single extra attack each round at his highest bonus.</text:span></text:p>
      <text:p text:style-name="P6"><text:span text:style-name="T11">Purchase DC Modifier: </text:span><text:span text:style-name="T9">+3.</text:span></text:p>
      <text:p text:style-name="P6"><text:soft-page-break/><text:span text:style-name="T10">Thundering: </text:span><text:span text:style-name="T9">Upon command, this weapon resonates with sonic energy. These weapons deal +1d6 points of bonus sonic/concussion damage on a successful hit. Ranged weapons so enchanted bestow the energy type upon their ammunition.</text:span></text:p>
      <text:p text:style-name="P6"><text:span text:style-name="T11">Purchase DC Modifier: </text:span><text:span text:style-name="T9">+1.</text:span></text:p>
      <text:p text:style-name="P6"><text:span text:style-name="T10">Unholy: </text:span><text:span text:style-name="T9">This weapon is infused with unholy power. It deals +2d6 points of bonus damage against any creature with an allegiance to good. It bestows one negative level on any creature with the good allegiance attempting to wield it. The negative level remains as long as the weapon is in hand and disappears when the weapon is no longer wielded. This negative level never results in actual level loss, but it cannot be overcome in any way while the weapon is wielded. Ranged weapons so enchanted bestow the power upon their ammunition.</text:span></text:p>
      <text:p text:style-name="P6"><text:span text:style-name="T11">Purchase DC Modifier: </text:span><text:span text:style-name="T9">+1.</text:span></text:p>
      <text:p text:style-name="P6"><text:span text:style-name="T10">Wounding </text:span><text:span text:style-name="T9">(melee weapons only)</text:span><text:span text:style-name="T10">: </text:span><text:span text:style-name="T9">This weapon deals damage to a creature such that a wound it inflicts bleeds for 1 point of damage per round thereafter in addition to the normal damage the weapon deals. Multiple wounds from the weapon result in cumulative bleeding loss. The bleeding can only be stopped by a successful Treat Injury check (DC 15) or the application of any </text:span><text:span text:style-name="T11">cure </text:span><text:span text:style-name="T9">spell or other healing spell.</text:span></text:p>
      <text:p text:style-name="P6"><text:span text:style-name="T11">Purchase DC Modifier: </text:span><text:span text:style-name="T9">+3.</text:span></text:p>
      <text:p text:style-name="P3"/>
      <text:h text:style-name="P19" text:outline-level="5"><text:span text:style-name="T7">STAFFS</text:span></text:h>
      <text:p text:style-name="P6"><text:span text:style-name="T9">Staffs are long shafts of wood, metal, or other materials that store a specific combination of spells.</text:span></text:p>
      <text:p text:style-name="P6"><text:span text:style-name="T10">Doppler Staff</text:span></text:p>
      <text:p text:style-name="P6"><text:span text:style-name="T9">This staff is unusual in that it performs only one function— albeit a considerable one. Crafted from sandalwood carved with cloud patterns spiraling up its shaft, the </text:span><text:span text:style-name="T11">doppler staff </text:span><text:span text:style-name="T9">requires that the user hold it above her head using both hands. The staff enables its user to cast a </text:span><text:span text:style-name="T11">control weather </text:span><text:span text:style-name="T9">incantation without secondary casters. The staff also grants a +4 equipment bonus on all Knowledge (arcane lore) checks to successfully complete the incantation. Each attempted use costs one charge, even if the incantation fails.</text:span></text:p>
      <text:p text:style-name="P6"><text:span text:style-name="T11">Type: </text:span><text:span text:style-name="T9">Staff (magic); </text:span><text:span text:style-name="T11">Caster Level: </text:span><text:span text:style-name="T9">11th (arcane); </text:span><text:span text:style-name="T11">Purchase DC: </text:span><text:span text:style-name="T9">41; </text:span><text:span text:style-name="T11">Weight: </text:span><text:span text:style-name="T9">5 lb.</text:span></text:p>
      <text:p text:style-name="P6"><text:span text:style-name="T10">Staff of Swarms</text:span></text:p>
      <text:p text:style-name="P6"><text:span text:style-name="T9">This polished black staff often doubles as a walking cane, one end of which is capped with a ornate silver insect or arachnid. The staff has a number of uses, some identical to the corresponding divine spell. Each time the staff is used, it depletes a certain number of charges. A fully-charged staff holds 50 charges.</text:span></text:p>
      <text:p text:style-name="P6"><text:span text:style-name="T9">• </text:span><text:span text:style-name="T11">Shadowmoth plague </text:span><text:span text:style-name="T9">(lasts 9 minutes); uses 1 charge.</text:span></text:p>
      <text:p text:style-name="P6"><text:span text:style-name="T9">• </text:span><text:span text:style-name="T11">Crawling carpet </text:span><text:span text:style-name="T9">(lasts 9 minutes); uses 1 charge.</text:span></text:p>
      <text:p text:style-name="P6"><text:span text:style-name="T9">• </text:span><text:span text:style-name="T11">Rage of bees </text:span><text:span text:style-name="T9">(lasts 9 minutes); uses 2 charges. </text:span></text:p>
      <text:p text:style-name="P6"><text:span text:style-name="T11">Type: </text:span><text:span text:style-name="T9">Staff (magic); </text:span><text:span text:style-name="T11">Caster Level: </text:span><text:span text:style-name="T9">9th (divine); </text:span><text:span text:style-name="T11">Purchase DC: </text:span><text:span text:style-name="T9">45; </text:span><text:span text:style-name="T11">Weight: </text:span><text:span text:style-name="T9">5 lb.</text:span></text:p>
      <text:p text:style-name="P6"><text:span text:style-name="T10">Staff of the Urban Jungle</text:span></text:p>
      <text:p text:style-name="P6"><text:span text:style-name="T9">This staff is crafted from a long piece of rebar and topped with a variety of bangles, including doll heads, wires, and bolts. It requires that the user hold it forth in at least one hand.</text:span></text:p>
      <text:p text:style-name="P6"><text:span text:style-name="T9">The staff has a number of uses, some identical to the corresponding arcane spell. Each time the staff is used, it depletes a certain number of charges. A fully-charged staff holds 50 charges.</text:span></text:p>
      <text:p text:style-name="P6"><text:soft-page-break/><text:span text:style-name="T9">• </text:span><text:span text:style-name="T11">Arcane graffiti; </text:span><text:span text:style-name="T9">use no charges.</text:span></text:p>
      <text:p text:style-name="P6"><text:span text:style-name="T9">• </text:span><text:span text:style-name="T11">Change self; </text:span><text:span text:style-name="T9">uses 1 charge.</text:span></text:p>
      <text:p text:style-name="P6"><text:span text:style-name="T9">• </text:span><text:span text:style-name="T11">Power device </text:span><text:span text:style-name="T9">(lasts 90 minutes); uses 1 charge.</text:span></text:p>
      <text:p text:style-name="P6"><text:span text:style-name="T9">• </text:span><text:span text:style-name="T11">Burglar’s buddy </text:span><text:span text:style-name="T9">(lasts 9 minutes; Will save DC 14); uses 1 charge.</text:span></text:p>
      <text:p text:style-name="P6"><text:span text:style-name="T9">• </text:span><text:span text:style-name="T11">Nondetection </text:span><text:span text:style-name="T9">(lasts 9 hours; Will save DC 15); uses 1 charge.</text:span></text:p>
      <text:p text:style-name="P6"><text:span text:style-name="T9">• </text:span><text:span text:style-name="T11">Synchronicity </text:span><text:span text:style-name="T9">(lasts 90 minutes; Will save DC 17); uses 2 charges.</text:span></text:p>
      <text:p text:style-name="P6"><text:span text:style-name="T11">Type: </text:span><text:span text:style-name="T9">Staff (magic); </text:span><text:span text:style-name="T11">Caster Level: </text:span><text:span text:style-name="T9">9th (arcane); </text:span><text:span text:style-name="T11">Purchase DC: </text:span><text:span text:style-name="T9">45; </text:span><text:span text:style-name="T11">Weight: </text:span><text:span text:style-name="T9">5 lb.</text:span></text:p>
      <text:p text:style-name="P6"><text:span text:style-name="T10">Staff of Voltage</text:span></text:p>
      <text:p text:style-name="P6"><text:span text:style-name="T9">This staff is made from a solid piece of copper and etched with lightning bolts or electrical symbols resembling circuitry. It requires that the user hold it forth in at least one hand. A fully-charged staff holds 50 charges. The staff has a number of uses, some identical to the corresponding arcane spell. Each time the staff is used, it depletes a certain number of charges.</text:span></text:p>
      <text:p text:style-name="P6"><text:span text:style-name="T9">• </text:span><text:span text:style-name="T11">Degauss </text:span><text:span text:style-name="T9">(by touch); uses 1 charge.</text:span></text:p>
      <text:p text:style-name="P6"><text:span text:style-name="T9">• </text:span><text:span text:style-name="T11">Electromagnetic pulse </text:span><text:span text:style-name="T9">(DC 15); uses 1 charge.</text:span></text:p>
      <text:p text:style-name="P6"><text:span text:style-name="T9">• </text:span><text:span text:style-name="T11">Lightning bolt </text:span><text:span text:style-name="T9">(9d6 points of electricity damage; Reflex save DC 15); uses 1 charge.</text:span></text:p>
      <text:p text:style-name="P6"><text:span text:style-name="T11">Type: </text:span><text:span text:style-name="T9">Staff (magic); </text:span><text:span text:style-name="T11">Caster Level: </text:span><text:span text:style-name="T9">9th (arcane); </text:span><text:span text:style-name="T11">Purchase DC: </text:span><text:span text:style-name="T9">40; </text:span><text:span text:style-name="T11">Weight: </text:span><text:span text:style-name="T9">5 lb.</text:span></text:p>
      <text:p text:style-name="P3"/>
      <text:h text:style-name="P13" text:outline-level="1"><text:span text:style-name="T6">POTIONS</text:span></text:h>
      <text:p text:style-name="P6"><text:span text:style-name="T9">A potion is a single-use elixir that either duplicates a spell of 3rd level or lower or bestows some other temporary, spell-like effect upon the imbiber. Despite the name, potions can take many forms—oils, pills, perfumes, and colognes represent a few variations. </text:span></text:p>
      <text:p text:style-name="P6"><text:span text:style-name="T10">L’eau de Tigre</text:span></text:p>
      <text:p text:style-name="P6"><text:span text:style-name="T9">This perfume or cologne grants a +5 circumstance bonus on Bluff and Sense Motive checks for 1 hour.</text:span></text:p>
      <text:p text:style-name="P6"><text:span text:style-name="T11">Type: </text:span><text:span text:style-name="T9">Potion (magic); </text:span><text:span text:style-name="T11">Caster Level: </text:span><text:span text:style-name="T9">2nd; </text:span><text:span text:style-name="T11">Purchase DC: </text:span><text:span text:style-name="T9">20; </text:span><text:span text:style-name="T11">Weight: </text:span><text:span text:style-name="T9">—.</text:span></text:p>
      <text:p text:style-name="P6"><text:span text:style-name="T10">Potion of Mechanical Aptitude</text:span></text:p>
      <text:p text:style-name="P6"><text:span text:style-name="T9">This potion makes the imbiber more proficient in understanding how technological devices work. He gains a +5 circumstance bonus on Computer Use and Repair checks for 1 hour.</text:span></text:p>
      <text:p text:style-name="P6"><text:soft-page-break/><text:span text:style-name="T11">Type: </text:span><text:span text:style-name="T9">Potion (magic); </text:span><text:span text:style-name="T11">Caster Level: </text:span><text:span text:style-name="T9">6th; </text:span><text:span text:style-name="T11">Purchase DC: </text:span><text:span text:style-name="T9">16; </text:span><text:span text:style-name="T11">Weight: </text:span><text:span text:style-name="T9">—.</text:span></text:p>
      <text:p text:style-name="P6"><text:span text:style-name="T10">Potion of Vehicle Handling</text:span></text:p>
      <text:p text:style-name="P6"><text:span text:style-name="T9">This bubbly potion temporarily sharpens the drinker’s driving and piloting skills, granting a +5 circumstance bonus on Drive and Pilot checks for 1 hour.</text:span></text:p>
      <text:p text:style-name="P6"><text:span text:style-name="T11">Type: </text:span><text:span text:style-name="T9">Potion (magic); </text:span><text:span text:style-name="T11">Caster Level: </text:span><text:span text:style-name="T9">6th; </text:span><text:span text:style-name="T11">Purchase DC: </text:span><text:span text:style-name="T9">16; </text:span><text:span text:style-name="T11">Weight: </text:span><text:span text:style-name="T9">—.</text:span></text:p>
      <text:p text:style-name="P6"><text:span text:style-name="T10">Potion of Wall Walk</text:span></text:p>
      <text:p text:style-name="P6"><text:span text:style-name="T9">This viscid potion allows its imbiber to move across vertical surfaces or ceilings as easily as he can walk on the ground, and hold items and wield weapons normally while doing so.</text:span></text:p>
      <text:p text:style-name="P6"><text:span text:style-name="T11">Type: </text:span><text:span text:style-name="T9">Potion (magic); </text:span><text:span text:style-name="T11">Caster Level: </text:span><text:span text:style-name="T9">6th; </text:span><text:span text:style-name="T11">Purchase DC: </text:span><text:span text:style-name="T9">16; </text:span><text:span text:style-name="T11">Weight: </text:span><text:span text:style-name="T9">—.</text:span></text:p>
      <text:p text:style-name="P6"><text:span text:style-name="T10">Vaporex (Potion of </text:span><text:span text:style-name="T12">Gaseous Form</text:span><text:span text:style-name="T10">)</text:span></text:p>
      <text:p text:style-name="P6"><text:span text:style-name="T9">This potent elixir or capsule renders the imbiber gaseous, as per the </text:span><text:span text:style-name="T11">gaseous form </text:span><text:span text:style-name="T9">spell. The effect lasts 5 minutes. </text:span></text:p>
      <text:p text:style-name="P6"><text:span text:style-name="T11">Type: </text:span><text:span text:style-name="T9">Potion (magic); </text:span><text:span text:style-name="T11">Caster Level: </text:span><text:span text:style-name="T9">5th; </text:span><text:span text:style-name="T11">Purchase DC: </text:span><text:span text:style-name="T9">25; </text:span><text:span text:style-name="T11">Weight: </text:span><text:span text:style-name="T9">—.</text:span></text:p>
      <text:p text:style-name="P3"/>
      <text:h text:style-name="P13" text:outline-level="1"><text:span text:style-name="T6">RINGS</text:span></text:h>
      <text:p text:style-name="P6"><text:span text:style-name="T9">A ring is a circular metal band worn on the finger that contains a spell-like effect (often an effect that persists as long as the ring is worn).</text:span></text:p>
      <text:p text:style-name="P6"><text:span text:style-name="T9">Sample rings include the following:</text:span></text:p>
      <text:p text:style-name="P6"><text:span text:style-name="T10">Cat’s Eye Ring</text:span></text:p>
      <text:p text:style-name="P6"><text:span text:style-name="T9">This ring grants the wearer continuous low-light vision. In addition, once per day, the wearer may transform into a cat (as the </text:span><text:span text:style-name="T11">baleful polymorph </text:span><text:span text:style-name="T9">incantation, but with no skill checks or additional components required). The wearer can turn back into her own form at any time. Either way, the transformation takes a move action to complete.</text:span></text:p>
      <text:p text:style-name="P6"><text:span text:style-name="T9">The wearer retains her Intelligence, Wisdom, and Charisma scores in cat form, during which the ring takes the form of a handsome collar.</text:span></text:p>
      <text:p text:style-name="P6"><text:span text:style-name="T11">Type: </text:span><text:span text:style-name="T9">Ring (magic); </text:span><text:span text:style-name="T11">Caster Level: </text:span><text:span text:style-name="T9">12th*; </text:span><text:span text:style-name="T11">Purchase DC: </text:span><text:span text:style-name="T9">37; </text:span><text:span text:style-name="T11">Weight: </text:span><text:span text:style-name="T9">—.</text:span></text:p>
      <text:p text:style-name="P6"><text:span text:style-name="T10">Decoder Ring</text:span></text:p>
      <text:p text:style-name="P6"><text:span text:style-name="T9">This cheap-looking tin ring has a small dial adorned with letters of the alphabet. It grants its wearer a +10 equipment bonus on Decipher Script checks. Note that understanding does not necessarily imply spell use.</text:span></text:p>
      <text:p text:style-name="P6"><text:span text:style-name="T11">Type: </text:span><text:span text:style-name="T9">Ring (magic); </text:span><text:span text:style-name="T11">Caster Level: </text:span><text:span text:style-name="T9">5th; </text:span><text:span text:style-name="T11">Purchase DC: </text:span><text:span text:style-name="T9">30; </text:span><text:span text:style-name="T11">Weight: </text:span><text:span text:style-name="T9">—.</text:span></text:p>
      <text:p text:style-name="P6"><text:soft-page-break/><text:span text:style-name="T10">Ring of Algos</text:span></text:p>
      <text:p text:style-name="P6"><text:span text:style-name="T9">This iron signet ring has a </text:span><text:span text:style-name="T11">sigil of Algos </text:span><text:span text:style-name="T9">(see Incantations) carved into its setting. Any time the wearer shakes hands with another living creature, he may activate the ring’s power (as an attack action). The two parties shaking hands make opposed Will saves, although the ring’s wearer gets to add his Charisma bonus to his save. Whoever has the lower result receives a –4 penalty to all attack rolls, skill checks, and saving throws for the next 12 hours.</text:span></text:p>
      <text:p text:style-name="P6"><text:span text:style-name="T11">Type: </text:span><text:span text:style-name="T9">Ring (magic); </text:span><text:span text:style-name="T11">Caster Level: </text:span><text:span text:style-name="T9">11th*; </text:span><text:span text:style-name="T11">Purchase DC: </text:span><text:span text:style-name="T9">36; </text:span><text:span text:style-name="T11">Weight: </text:span><text:span text:style-name="T9">—.</text:span></text:p>
      <text:p text:style-name="P6"><text:span text:style-name="T10">Ring of Cold Cocking</text:span></text:p>
      <text:p text:style-name="P6"><text:span text:style-name="T9">This brass ring is shaped like a fist. The wearer can make an unarmed attack against a flat-footed opponent as if he had the Knockout Punch feat, even if he doesn’t have the prerequisites.</text:span></text:p>
      <text:p text:style-name="P6"><text:span text:style-name="T11">Type: </text:span><text:span text:style-name="T9">Ring (magic); </text:span><text:span text:style-name="T11">Caster Level: </text:span><text:span text:style-name="T9">5th; </text:span><text:span text:style-name="T11">Purchase DC: </text:span><text:span text:style-name="T9">30; </text:span><text:span text:style-name="T11">Weight: </text:span><text:span text:style-name="T9">—.</text:span></text:p>
      <text:p text:style-name="P6"><text:span text:style-name="T10">Ring of Lockpicking</text:span></text:p>
      <text:p text:style-name="P6"><text:span text:style-name="T9">On command, this ring releases several lockpicks, tongs, and tiny mechanical arms designed to fit into any Fine or Diminutive lock. The ring grants a +5 equipment bonus on Disable Device checks when picking or disabling mechanical or electronic locks.</text:span></text:p>
      <text:p text:style-name="P6"><text:span text:style-name="T11">Type: </text:span><text:span text:style-name="T9">Ring (magic); </text:span><text:span text:style-name="T11">Caster Level: </text:span><text:span text:style-name="T9">3rd; </text:span><text:span text:style-name="T11">Purchase DC: </text:span><text:span text:style-name="T9">28; </text:span><text:span text:style-name="T11">Weight: </text:span><text:span text:style-name="T9">—.</text:span></text:p>
      <text:p text:style-name="P6"><text:span text:style-name="T10">Ring of Lyssa</text:span></text:p>
      <text:p text:style-name="P6"><text:span text:style-name="T9">A ring is made of delicate silver threads forged in a pattern of thorny brambles with a single blood-red ruby set in the center. Anyone who puts on this cursed ring is suffers the effects of a </text:span><text:span text:style-name="T11">sigil of Lyssa </text:span><text:span text:style-name="T9">incantation for as long as the ring is worn (Will save, DC 28, negates). When the ring is removed, the victim must make a second Will save (DC 28) or suffer the effects for an additional 16 minutes.</text:span></text:p>
      <text:p text:style-name="P6"><text:span text:style-name="T11">Type: </text:span><text:span text:style-name="T9">Ring (magic); </text:span><text:span text:style-name="T11">Caster Level: </text:span><text:span text:style-name="T9">12th*; </text:span><text:span text:style-name="T11">Purchase DC: </text:span><text:span text:style-name="T9">37; </text:span><text:span text:style-name="T11">Weight: </text:span><text:span text:style-name="T9">—.</text:span></text:p>
      <text:p text:style-name="P6"><text:span text:style-name="T10">Ring of Surveillance Detection</text:span></text:p>
      <text:p text:style-name="P6"><text:span text:style-name="T9">This ring pulses dimly when electronic devices are monitoring the wearer. The ring can detect a working video camera, microphone, motion detector, or other sensor within 50 feet. By taking a full-round action, the wearer can locate the direction and distance to the device. It grants a +5 circumstance bonus on Search checks when trying to find concealed monitoring devices.</text:span></text:p>
      <text:p text:style-name="P6"><text:span text:style-name="T11">Type: </text:span><text:span text:style-name="T9">Ring (magic); </text:span><text:span text:style-name="T11">Caster Level: </text:span><text:span text:style-name="T9">5th; </text:span><text:span text:style-name="T11">Purchase DC: </text:span><text:span text:style-name="T9">30; </text:span><text:span text:style-name="T11">Weight: </text:span><text:span text:style-name="T9">—.</text:span></text:p>
      <text:p text:style-name="P6"><text:span text:style-name="T10">Ring of Via Negativa</text:span></text:p>
      <text:p text:style-name="P6"><text:span text:style-name="T9">This ring is set with a black pearl and allows its wearer to cast </text:span><text:span text:style-name="T11">via negativa </text:span><text:span text:style-name="T9">three times per day. Activating the ring is an attack action.</text:span></text:p>
      <text:p text:style-name="P6"><text:span text:style-name="T11">Type: </text:span><text:span text:style-name="T9">Ring (magic); </text:span><text:span text:style-name="T11">Caster Level: </text:span><text:span text:style-name="T9">7th; </text:span><text:span text:style-name="T11">Purchase DC: </text:span><text:span text:style-name="T9">32; </text:span><text:span text:style-name="T11">Weight: </text:span><text:span text:style-name="T9">—.</text:span></text:p>
      <text:p text:style-name="P3"/>
      <text:h text:style-name="P13" text:outline-level="1"><text:span text:style-name="T6">TATTOOS</text:span></text:h>
      <text:p text:style-name="P6"><text:span text:style-name="T9">Tattoos are single-use “items” containing a spell-like effect that effects only the bearer.</text:span></text:p>
      <text:p text:style-name="P6"><text:soft-page-break/><text:span text:style-name="T9">Sample tattoos include the following:</text:span></text:p>
      <text:p text:style-name="P6"><text:span text:style-name="T10">Broken Arrow Tattoo</text:span></text:p>
      <text:p text:style-name="P6"><text:span text:style-name="T9">The bearer of the tattoo, which usually looks like a broken arrow, gains damage reduction 10/+2 against ranged weapons that fire arrows, bolts, or bullets (as per the </text:span><text:span text:style-name="T11">protection from arrows/bullets spell</text:span><text:span text:style-name="T9">). The effect lasts for 50 minutes.</text:span></text:p>
      <text:p text:style-name="P6"><text:span text:style-name="T11">Type: </text:span><text:span text:style-name="T9">Tattoo (magic); </text:span><text:span text:style-name="T11">Caster Level: </text:span><text:span text:style-name="T9">5th (arcane); </text:span><text:span text:style-name="T11">Purchase DC: </text:span><text:span text:style-name="T9">20; </text:span><text:span text:style-name="T11">Weight: </text:span><text:span text:style-name="T9">—.</text:span></text:p>
      <text:p text:style-name="P6"><text:span text:style-name="T10">Bullseye Tattoo</text:span></text:p>
      <text:p text:style-name="P6"><text:span text:style-name="T9">The bearer of this bullseye tattoo gains a +20 insight bonus on her next single attack, as per the </text:span><text:span text:style-name="T11">true strike </text:span><text:span text:style-name="T9">spell. The attack ignores any miss chance that applies to attacks against a concealed target.</text:span></text:p>
      <text:p text:style-name="P6"><text:span text:style-name="T11">Type: </text:span><text:span text:style-name="T9">Tattoo (magic); </text:span><text:span text:style-name="T11">Caster Level: </text:span><text:span text:style-name="T9">1st (arcane); </text:span><text:span text:style-name="T11">Purchase DC: </text:span><text:span text:style-name="T9">17; </text:span><text:span text:style-name="T11">Weight: </text:span><text:span text:style-name="T9">—.</text:span></text:p>
      <text:p text:style-name="P6"><text:span text:style-name="T10">Caduceus Tattoo</text:span></text:p>
      <text:p text:style-name="P6"><text:span text:style-name="T9">This tattoo is usually shaped like a medical caduceus (a pair of serpents entwined around a staff). Activating the tattoo triggers a </text:span><text:span text:style-name="T11">caduceus </text:span><text:span text:style-name="T9">incantation that affects a single target: the bearer or another creature touched by the bearer. The effects are instantaneous, and once the tattoo is successfully created, no skill checks are required to activate the spell and there is no chance of the incantation failing.</text:span></text:p>
      <text:p text:style-name="P6"><text:span text:style-name="T9">The magic of the </text:span><text:span text:style-name="T11">caduceus tattoo </text:span><text:span text:style-name="T9">immediately ends any and all of the following adverse conditions affecting the target: temporary ability damage (but not permanent ability drain), blindness (including dazzled effects), confusion or insanity, daze, deafness, fatigue, exhaustion, feeblemindedness, nausea, and poison. It also cures up to 150 points of damage. A single tattoo is enough to simultaneously achieve all these effects. The tattoo’s magic also removes negative levels, but it does not restore permanently drained levels.</text:span></text:p>
      <text:p text:style-name="P6"><text:span text:style-name="T11">Type: </text:span><text:span text:style-name="T9">Tattoo (magic); </text:span><text:span text:style-name="T11">Caster Level: </text:span><text:span text:style-name="T9">11th*; </text:span><text:span text:style-name="T11">Purchase DC: </text:span><text:span text:style-name="T9">26; </text:span><text:span text:style-name="T11">Weight: </text:span><text:span text:style-name="T9">—.</text:span></text:p>
      <text:p text:style-name="P6"><text:span text:style-name="T9">*</text:span><text:span text:style-name="T11">See the Incantation-Based FX Items sidebar.</text:span></text:p>
      <text:p text:style-name="P6"><text:span text:style-name="T10">Tattoo of Spell Resistance</text:span></text:p>
      <text:p text:style-name="P6"><text:span text:style-name="T9">This tattoo comes in various patterns, although tribal bands around the forearm or bicep are the most common. The bearer of this tattoo gains SR 21 for 9 minutes once the tattoo is activated.</text:span></text:p>
      <text:p text:style-name="P6"><text:span text:style-name="T11">Type: </text:span><text:span text:style-name="T9">Tattoo (magic); </text:span><text:span text:style-name="T11">Caster Level: </text:span><text:span text:style-name="T9">9th (divine); </text:span><text:span text:style-name="T11">Purchase DC: </text:span><text:span text:style-name="T9">24; </text:span><text:span text:style-name="T11">Weight: </text:span><text:span text:style-name="T9">—.</text:span></text:p>
      <text:p text:style-name="P3"/>
      <text:h text:style-name="P13" text:outline-level="1"><text:span text:style-name="T6">WONDROUS ITEMS</text:span></text:h>
      <text:p text:style-name="P6"><text:span text:style-name="T9">Wondrous items include anything that doesn’t fall into the other groups, including jewelry, tools, books, apparel, and gadgets.</text:span></text:p>
      <text:p text:style-name="P6"><text:span text:style-name="T9">Sample wondrous items include the following:</text:span></text:p>
      <text:p text:style-name="P6"><text:span text:style-name="T10">Air Duct Infiltration Suit</text:span></text:p>
      <text:p text:style-name="P6"><text:span text:style-name="T9">This is a pale blue pair of coveralls, like the kind worn by many janitors, that are favored by corporate spies. Four times per day, the wearer can use the suit to trigger a </text:span><text:span text:style-name="T11">gaseous form </text:span><text:span text:style-name="T9">spell, allowing him to travel through a building’s air ducts.</text:span></text:p>
      <text:p text:style-name="P6"><text:soft-page-break/><text:span text:style-name="T11">Type: </text:span><text:span text:style-name="T9">Wondrous Item (magic); </text:span><text:span text:style-name="T11">Caster Level: </text:span><text:span text:style-name="T9">5th; </text:span><text:span text:style-name="T11">Purchase DC: </text:span><text:span text:style-name="T9">32; </text:span><text:span text:style-name="T11">Weight: </text:span><text:span text:style-name="T9">2 lb.</text:span></text:p>
      <text:p text:style-name="P6"><text:span text:style-name="T10">Animated Tools</text:span></text:p>
      <text:p text:style-name="P6"><text:span text:style-name="T9">Two different sets of animated tools exist: the “mechanoset” is designed for mechanical devices, while the “electroset” is intended for electrical devices. When used like ordinary tools, </text:span><text:span text:style-name="T11">animated tools </text:span><text:span text:style-name="T9">operate as a deluxe tool kit of the appropriate type (+2 equipment bonus on Repair checks), although they have the same size and weight as a basic kit.</text:span></text:p>
      <text:p text:style-name="P6"><text:span text:style-name="T9">On command, the tool animate and begin repairing a single damaged item of the appropriate type. The </text:span><text:span text:style-name="T11">animated tools </text:span><text:span text:style-name="T9">must be placed within 5 feet of the item to be repaired, and the user must remain within 30 feet for the duration of the repairs. When used in this manner, the </text:span><text:span text:style-name="T11">animated tools </text:span><text:span text:style-name="T9">act as though they have 10 ranks in the Repair skill (Repair +10). The </text:span><text:span text:style-name="T11">animated tools </text:span><text:span text:style-name="T9">have a hardness of 10 and 10 hit points (total). They cannot be commanded to attack.</text:span></text:p>
      <text:p text:style-name="P6"><text:span text:style-name="T11">Type: </text:span><text:span text:style-name="T9">Wondrous Item (magic); </text:span><text:span text:style-name="T11">Caster Level: </text:span><text:span text:style-name="T9">9th; </text:span><text:span text:style-name="T11">Purchase DC: </text:span><text:span text:style-name="T9">34; </text:span><text:span text:style-name="T11">Weight: </text:span><text:span text:style-name="T9">12 lb. (electronic) or 22 lb.(mechanical).</text:span></text:p>
      <text:p text:style-name="P6"><text:span text:style-name="T10">A</text:span><text:span text:style-name="T13">RCANOBOTS </text:span><text:span text:style-name="T10">Action Figure</text:span></text:p>
      <text:p text:style-name="P6"><text:span text:style-name="T9">A</text:span><text:span text:style-name="T14">RCANOBOTS </text:span><text:span text:style-name="T9">action figures are durable, articulated, collectible robots powered by magic (though to most of the world, this is just marketing hyperbole). When powered by magic batteries (as opposed to normal batteries), they respond to the verbal commands of their owners. They come equipped with pop-out jet wings and miniature “death ray” guns that deal light sonic/ concussion damage (unless powered by normal batteries, in which case they fire harmless beams of light).</text:span></text:p>
      <text:p text:style-name="P6"><text:span text:style-name="T9">An A</text:span><text:span text:style-name="T14">RCANOBOT </text:span><text:span text:style-name="T9">filled with magic batteries operates for 24 hours, at which point it becomes an inanimate, normal toy.</text:span></text:p>
      <text:p text:style-name="P6"><text:span text:style-name="T9">Magic batteries can be obtained from the manufacturer’s web site (purchase DC 36); most visitors to the web site (who don’t recognize the arcanobots’ true magical nature) assume that the high-cost “magic” batteries are a joke or publicity stunt. <text:s/>Only those with a true understanding of Shadow are likely to pay the price to unlock the Arcanobots actual potential. An A</text:span><text:span text:style-name="T14">RCANOBOT </text:span><text:span text:style-name="T9">action figure has the following statistics:</text:span></text:p>
      <text:p text:style-name="P6"><text:span text:style-name="T10">Arcanobot: </text:span><text:span text:style-name="T9">CR 1/4; Diminutive construct; HD 1/8d10; hp 1; Mas —; Init +3; Spd 10 ft., fly 30 ft. (good); Defense 17, touch 17, flat-footed 14 (+3 Dex, +4 size); BAB +0; Grap –16; Atk +0 melee (1d2–4 nonlethal, unarmed strike) or +3 ranged touch (1d3 sonic/concussion, “death ray”); Full Atk +0 melee (1d2–4 nonlethal, unarmed strike) or +3 ranged touch (1d3 sonic/concussion, “death ray”); FS 1 ft. by 1 ft.; Reach 0 ft.; SQ darkvision 60 ft., construct immunities; AL creator or owner; SV Fort +0, Ref +3, Will –5; AP 0; Rep +0; Str 3, Dex 16, Con —, Int —, Wis 1, Cha 1.</text:span></text:p>
      <text:p text:style-name="P6"><text:span text:style-name="T11">Type:</text:span><text:span text:style-name="T9">Wondrous Item (magic); </text:span><text:span text:style-name="T11">Caster Level: </text:span><text:span text:style-name="T9">10th; </text:span><text:span text:style-name="T11">Purchase DC: </text:span><text:span text:style-name="T9">5 (does not include magic batteries); </text:span><text:span text:style-name="T11">Weight: </text:span><text:span text:style-name="T9">1 lb.</text:span></text:p>
      <text:p text:style-name="P6"><text:span text:style-name="T10">Backpack of Holding</text:span></text:p>
      <text:p text:style-name="P6"><text:span text:style-name="T9">This appears to be a common daypack, typically used by students and hikers. The </text:span><text:span text:style-name="T11">backpack of holding </text:span><text:span text:style-name="T9">opens into a nondimensional space: Its inside is larger than its outside dimensions. Regardless of what is put into the backpack, it weighs a fixed amount. This weight, and the limits in weight and volume of the backpack’s contents, depend on the backpack’s type, as shown below.</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h text:style-name="P18" text:outline-level="2"><text:span text:style-name="T1">Pack Type</text:span></text:h>
          </table:table-cell>
          <table:table-cell table:style-name="Table4.A1" office:value-type="string">
            <text:h text:style-name="P17" text:outline-level="2"><text:span text:style-name="T1">Weight</text:span></text:h>
          </table:table-cell>
          <table:table-cell table:style-name="Table4.A1" office:value-type="string">
            <text:h text:style-name="P17" text:outline-level="2"><text:span text:style-name="T15">Weight Limit of Contents</text:span></text:h>
          </table:table-cell>
          <table:table-cell table:style-name="Table4.A1" office:value-type="string">
            <text:h text:style-name="P17" text:outline-level="2"><text:span text:style-name="T15">Volume Limit of Contents</text:span></text:h>
          </table:table-cell>
          <table:table-cell table:style-name="Table4.A1" office:value-type="string">
            <text:h text:style-name="P17" text:outline-level="2"><text:span text:style-name="T15">Purchase DC</text:span></text:h>
          </table:table-cell>
        </table:table-row>
        <table:table-row table:style-name="Table4.1">
          <table:table-cell table:style-name="Table4.A2" office:value-type="string">
            <text:p text:style-name="P7"><text:span text:style-name="T4">Light backpack</text:span></text:p>
          </table:table-cell>
          <table:table-cell table:style-name="Table4.A2" office:value-type="string">
            <text:p text:style-name="P9"><text:span text:style-name="T4">2 lb.</text:span></text:p>
          </table:table-cell>
          <table:table-cell table:style-name="Table4.A2" office:value-type="string">
            <text:p text:style-name="P9"><text:span text:style-name="T4">250 lb.</text:span></text:p>
          </table:table-cell>
          <table:table-cell table:style-name="Table4.A2" office:value-type="string">
            <text:p text:style-name="P9"><text:span text:style-name="T4">30 cu. ft.</text:span></text:p>
          </table:table-cell>
          <table:table-cell table:style-name="Table4.A2" office:value-type="string">
            <text:p text:style-name="P9"><text:span text:style-name="T4">34</text:span></text:p>
          </table:table-cell>
        </table:table-row>
        <table:table-row table:style-name="Table4.1">
          <table:table-cell table:style-name="Table4.A2" office:value-type="string">
            <text:p text:style-name="P6"><text:span text:style-name="T4">Medium backpack</text:span></text:p>
          </table:table-cell>
          <table:table-cell table:style-name="Table4.A2" office:value-type="string">
            <text:p text:style-name="P8"><text:span text:style-name="T4">5 lb.</text:span></text:p>
          </table:table-cell>
          <table:table-cell table:style-name="Table4.A2" office:value-type="string">
            <text:p text:style-name="P8"><text:span text:style-name="T4">500 lb.</text:span></text:p>
          </table:table-cell>
          <table:table-cell table:style-name="Table4.A2" office:value-type="string">
            <text:p text:style-name="P8"><text:span text:style-name="T4">70 cu. ft.</text:span></text:p>
          </table:table-cell>
          <table:table-cell table:style-name="Table4.A2" office:value-type="string">
            <text:p text:style-name="P8"><text:span text:style-name="T4">36</text:span></text:p>
          </table:table-cell>
        </table:table-row>
        <table:table-row table:style-name="Table4.1">
          <table:table-cell table:style-name="Table4.A2" office:value-type="string">
            <text:p text:style-name="P6"><text:span text:style-name="T4">Heavy backpack</text:span></text:p>
          </table:table-cell>
          <table:table-cell table:style-name="Table4.A2" office:value-type="string">
            <text:p text:style-name="P8"><text:span text:style-name="T4">8 lb.</text:span></text:p>
          </table:table-cell>
          <table:table-cell table:style-name="Table4.A2" office:value-type="string">
            <text:p text:style-name="P8"><text:span text:style-name="T4">1,000 lb.</text:span></text:p>
          </table:table-cell>
          <table:table-cell table:style-name="Table4.A2" office:value-type="string">
            <text:p text:style-name="P8"><text:span text:style-name="T4">150 cu. ft.</text:span></text:p>
          </table:table-cell>
          <table:table-cell table:style-name="Table4.A2" office:value-type="string">
            <text:p text:style-name="P8"><text:span text:style-name="T4">38</text:span></text:p>
          </table:table-cell>
        </table:table-row>
        <table:table-row table:style-name="Table4.1">
          <table:table-cell table:style-name="Table4.A5" office:value-type="string">
            <text:p text:style-name="P7"><text:span text:style-name="T4">Jumbo backpack</text:span></text:p>
          </table:table-cell>
          <table:table-cell table:style-name="Table4.A5" office:value-type="string">
            <text:p text:style-name="P9"><text:span text:style-name="T4">20 lb.</text:span></text:p>
          </table:table-cell>
          <table:table-cell table:style-name="Table4.A5" office:value-type="string">
            <text:p text:style-name="P9"><text:span text:style-name="T4">1,500 lb.</text:span></text:p>
          </table:table-cell>
          <table:table-cell table:style-name="Table4.A5" office:value-type="string">
            <text:p text:style-name="P9"><text:span text:style-name="T4">250 cu. ft.</text:span></text:p>
          </table:table-cell>
          <table:table-cell table:style-name="Table4.A5" office:value-type="string">
            <text:p text:style-name="P9"><text:span text:style-name="T4">41</text:span></text:p>
          </table:table-cell>
        </table:table-row>
      </table:table>
      <text:p text:style-name="P6"><text:span text:style-name="T9">If the backpack is overloaded, or if sharp objects pierce it (from inside or outside), the bag ruptures and is ruined. All contents are lost forever. If a </text:span><text:span text:style-name="T11">backpack of holding </text:span><text:span text:style-name="T9">is turned inside out, its contents spill out, unharmed, but the backpack must be put right before it can be used again. If living creatures are placed within the backpack, they can survive for up to 10 minutes, after which time they suffocate. Retrieving a specific item from a </text:span><text:span text:style-name="T11">backpack of holding </text:span><text:span text:style-name="T9">is a move action unless the bag contains more than an ordinary backpack would hold, in which case retrieving a specific item is a full-round action.</text:span></text:p>
      <text:p text:style-name="P6"><text:span text:style-name="T11">Type: </text:span><text:span text:style-name="T9">Wondrous Item (magic); </text:span><text:span text:style-name="T11">Caster Level: </text:span><text:span text:style-name="T9">9th; </text:span><text:span text:style-name="T11">Purchase DC: </text:span><text:span text:style-name="T9">Varies; </text:span><text:span text:style-name="T11">Weight: </text:span><text:span text:style-name="T9">Varies.</text:span></text:p>
      <text:p text:style-name="P6"><text:span text:style-name="T10">Bad Hair Day Clip</text:span></text:p>
      <text:p text:style-name="P6"><text:soft-page-break/><text:span text:style-name="T9">At first this seems like a cheap, plastic hair clip of the kind found in most convenience stores, but closer inspection reveals a tiny rune carved into the grip. This cursed item contains a version of the </text:span><text:span text:style-name="T11">afflict </text:span><text:span text:style-name="T9">incantation seed that causes the person wearing it to suffer a –4 morale penalty on all saving throws, Charisma checks, and Charisma-based skill checks. Removing the hair clip requires a </text:span><text:span text:style-name="T11">remove curse </text:span><text:span text:style-name="T9">or </text:span><text:span text:style-name="T11">break enchantment </text:span><text:span text:style-name="T9">spell.</text:span></text:p>
      <text:p text:style-name="P6"><text:span text:style-name="T11">Type: </text:span><text:span text:style-name="T9">Wondrous Item (magic); </text:span><text:span text:style-name="T11">Caster Level: </text:span><text:span text:style-name="T9">11th*; </text:span><text:span text:style-name="T11">Purchase DC: </text:span><text:span text:style-name="T9">39 (often sold as a mundane hair clip, purchase DC 1); </text:span><text:span text:style-name="T11">Weight: </text:span><text:span text:style-name="T9">—.</text:span></text:p>
      <text:p text:style-name="P6"><text:span text:style-name="T10">Camera of Soul Stealing</text:span></text:p>
      <text:p text:style-name="P6"><text:span text:style-name="T9">This bulky, old-fashioned instant camera steals the life force of anyone caught in its field of view. Once per day, the user of the </text:span><text:span text:style-name="T11">camera of soul stealing </text:span><text:span text:style-name="T9">can take a picture (the camera does not need to be loaded with film). Anyone within a 30-foot cone must succeed at a Will save (DC 20) or gain 1d4 negative levels. If a creature successfully makes the Will save, it is permanently immune to the effects of that </text:span><text:span text:style-name="T11">camera of soul stealing</text:span><text:span text:style-name="T9">.</text:span></text:p>
      <text:p text:style-name="P6"><text:span text:style-name="T9">The pictures taken by the </text:span><text:span text:style-name="T11">camera of soul stealing </text:span><text:span text:style-name="T9">are black and white, and they possess a horrific, mind-bending quality such that people look gaunt and haunted, objects are twisted in a sinister way, and shadows seem darker and menacing.</text:span></text:p>
      <text:p text:style-name="P6"><text:span text:style-name="T11">Type:</text:span><text:span text:style-name="T9">Wondrous Item (magic); </text:span><text:span text:style-name="T11">Caster Level: </text:span><text:span text:style-name="T9">10th; </text:span><text:span text:style-name="T11">Purchase DC: </text:span><text:span text:style-name="T9">37; </text:span><text:span text:style-name="T11">Weight: </text:span><text:span text:style-name="T9">5 lb.</text:span></text:p>
      <text:p text:style-name="P6"><text:span text:style-name="T10">Demonic Biker’s Jacket</text:span></text:p>
      <text:p text:style-name="P6"><text:span text:style-name="T9">This worn and faded leather jacket is covered with spikes, rivets, and metal chains. A large skull shrouded in flame adorns the back. The jacket makes the wearer look dangerous and menacing, granting a +4 equipment bonus on Intimidate checks. Once per day, the wearer’s hands can transform into gnarled talons for up to 10 rounds. The transformation allows the jacket’s wearer to make unarmed strikes without provoking attacks of opportunity. The wearer deals 1d6 points of lethal damage (plus Strength modifier, if any) with each successful unarmed strike.</text:span></text:p>
      <text:p text:style-name="P6"><text:span text:style-name="T11">Type: </text:span><text:span text:style-name="T9">Wondrous Item (magic); </text:span><text:span text:style-name="T11">Caster Level: </text:span><text:span text:style-name="T9">5th; </text:span><text:span text:style-name="T11">Purchase DC: </text:span><text:span text:style-name="T9">35; </text:span><text:span text:style-name="T11">Weight: </text:span><text:span text:style-name="T9">4 lb.</text:span></text:p>
      <text:p text:style-name="P6"><text:span text:style-name="T10">Driving Ace Gloves</text:span></text:p>
      <text:p text:style-name="P6"><text:span text:style-name="T9">These snug, leather racing gloves provide a +5 equipment bonus on all Drive checks while operating a land vehicle (no benefit for boats, planes, or helicopters). Both gloves must be worn for the magic to be effective.</text:span></text:p>
      <text:p text:style-name="P6"><text:span text:style-name="T11">Type: </text:span><text:span text:style-name="T9">Wondrous Item (magic); </text:span><text:span text:style-name="T11">Caster Level: </text:span><text:span text:style-name="T9">5th; </text:span><text:span text:style-name="T11">Purchase DC: </text:span><text:span text:style-name="T9">33; </text:span><text:span text:style-name="T11">Weight: </text:span><text:span text:style-name="T9">—.</text:span></text:p>
      <text:p text:style-name="P6"><text:span text:style-name="T10">Eagle Eye Sunglasses</text:span></text:p>
      <text:p text:style-name="P6"><text:span text:style-name="T9">These stylish sunglasses grant superior vision as well as protecting the wearer’s eyes from bright lights and UV rays. The sunglasses grant a +5 equipment bonus on Spot checks made in brightly lit locations.</text:span></text:p>
      <text:p text:style-name="P6"><text:span text:style-name="T11">Type: </text:span><text:span text:style-name="T9">Wondrous Item (magic); </text:span><text:span text:style-name="T11">Caster Level: </text:span><text:span text:style-name="T9">3rd; </text:span><text:span text:style-name="T11">Purchase DC: </text:span><text:span text:style-name="T9">31; </text:span><text:span text:style-name="T11">Weight: </text:span><text:span text:style-name="T9">—.</text:span></text:p>
      <text:p text:style-name="P6"><text:span text:style-name="T10">Eldritch Cell Phone</text:span></text:p>
      <text:p text:style-name="P6"><text:span text:style-name="T9">This cell phone has an unusually long and odd-shaped antenna but is otherwise nondescript. It has the ability to connect to any other phone regardless of weather conditions or distance. The connection has a slight warble to it, but is otherwise free of static and other interference. If the person being contacted doesn’t have a phone, the </text:span><text:span text:style-name="T11">eldritch cell phone </text:span><text:span text:style-name="T9">automatically dials the phone nearest to the individual (even though the contact might be unable to reach it). Furthermore, the </text:span><text:span text:style-name="T11">eldritch cell phone </text:span><text:span text:style-name="T9">magically encrypts the conversation so that anyone who taps into the conversation (using a cellular interceptor or other hardware) hears only gibberish.</text:span></text:p>
      <text:p text:style-name="P6"><text:span text:style-name="T9">The </text:span><text:span text:style-name="T11">eldritch cell phone </text:span><text:span text:style-name="T9">has a built-in caller ID defeater and cannot be traced by mundane technology.</text:span></text:p>
      <text:p text:style-name="P6"><text:span text:style-name="T11">Type: </text:span><text:span text:style-name="T9">Wondrous Item (magic); </text:span><text:span text:style-name="T11">Caster Level: </text:span><text:span text:style-name="T9">3rd; </text:span><text:span text:style-name="T11">Purchase DC: </text:span><text:span text:style-name="T9">32; </text:span><text:span text:style-name="T11">Weight: </text:span><text:span text:style-name="T9">—.</text:span></text:p>
      <text:p text:style-name="P6"><text:span text:style-name="T10">Fabric of Style</text:span></text:p>
      <text:p text:style-name="P6"><text:span text:style-name="T9">This bolt of fine, silky fabric is wrapped around a person’s body. On command, </text:span><text:span text:style-name="T11">fabric of style </text:span><text:span text:style-name="T9">turns into a any sort of outfit of excellent quality, but does not include accessories like jewelry, watches, and so forth. </text:span><text:span text:style-name="T11">Fabric of style </text:span><text:span text:style-name="T9">also grants a +2 equipment bonus on Charisma checks and Charisma-based skill checks while worn. The style of outfit can be changed, but the </text:span><text:span text:style-name="T11">fabric of style </text:span><text:span text:style-name="T9">must be removed and donned again, requiring a full-round action. If any part of the outfit is removed, the </text:span><text:span text:style-name="T11">fabric of style </text:span><text:span text:style-name="T9">turns back into the bolt of cloth.</text:span></text:p>
      <text:p text:style-name="P6"><text:soft-page-break/><text:span text:style-name="T11">Type: </text:span><text:span text:style-name="T9">Wondrous Item (magic); </text:span><text:span text:style-name="T11">Caster Level: </text:span><text:span text:style-name="T9">7th; </text:span><text:span text:style-name="T11">Purchase DC: </text:span><text:span text:style-name="T9">36; </text:span><text:span text:style-name="T11">Weight: </text:span><text:span text:style-name="T9">3 lb.</text:span></text:p>
      <text:p text:style-name="P6"><text:span text:style-name="T10">Fuel Tablets</text:span></text:p>
      <text:p text:style-name="P6"><text:span text:style-name="T9">These amber-colored tablets come in bottles of ten. Each </text:span><text:span text:style-name="T11">fuel tablet </text:span><text:span text:style-name="T9">transforms into liquid or gaseous fuel (gasoline, diesel, kerosine, jet fuel, or propane) when dropped into the fuel tank of a vehicle or other machine. The fuel completely fills the tank, but is otherwise like regular fuel and is destroyed once used.</text:span></text:p>
      <text:p text:style-name="P6"><text:span text:style-name="T11">Type: </text:span><text:span text:style-name="T9">Wondrous Item (magic); </text:span><text:span text:style-name="T11">Caster Level: </text:span><text:span text:style-name="T9">3rd; </text:span><text:span text:style-name="T11">Purchase DC: </text:span><text:span text:style-name="T9">29 (per bottle); </text:span><text:span text:style-name="T11">Weight: </text:span><text:span text:style-name="T9">—.</text:span></text:p>
      <text:p text:style-name="P6"><text:span text:style-name="T10">Glasses of Minute Seeing</text:span></text:p>
      <text:p text:style-name="P6"><text:span text:style-name="T9">These normal looking glasses have specially crafted lenses. When worn, they grant the wearer a +5 equipment bonus on Search checks to locate or identify features such as tiny seams, marks, cracks, or imperfections.</text:span></text:p>
      <text:p text:style-name="P6"><text:span text:style-name="T11">Type: </text:span><text:span text:style-name="T9">Wondrous Item (magic); </text:span><text:span text:style-name="T11">Caster Level: </text:span><text:span text:style-name="T9">3rd; </text:span><text:span text:style-name="T11">Purchase DC: </text:span><text:span text:style-name="T9">31; </text:span><text:span text:style-name="T11">Weight: </text:span><text:span text:style-name="T9">—.</text:span></text:p>
      <text:p text:style-name="P6"><text:span text:style-name="T10">Haz-Mat Gloves</text:span></text:p>
      <text:p text:style-name="P6"><text:span text:style-name="T9">These elbow-length, optic yellow gloves are made of coarse, stiff material. The wearer gains acid, cold, and fire resistance 10 so long as both gloves are worn.</text:span></text:p>
      <text:p text:style-name="P6"><text:span text:style-name="T11">Type: </text:span><text:span text:style-name="T9">Wondrous Item (magic); </text:span><text:span text:style-name="T11">Caster Level: </text:span><text:span text:style-name="T9">7th; </text:span><text:span text:style-name="T11">Purchase DC: </text:span><text:span text:style-name="T9">35; </text:span><text:span text:style-name="T11">Weight: </text:span><text:span text:style-name="T9">5 lb.</text:span></text:p>
      <text:p text:style-name="P6"><text:span text:style-name="T10">Hidden Holster</text:span></text:p>
      <text:p text:style-name="P6"><text:span text:style-name="T9">This concealed carry holster can hold any handgun and grants a +5 circumstance bonus on Sleight of Hand checks to conceal the weapon. The bonus applies to physical searches as well as casual inspection.</text:span></text:p>
      <text:p text:style-name="P6"><text:span text:style-name="T11">Type: </text:span><text:span text:style-name="T9">Wondrous Item (magic); </text:span><text:span text:style-name="T11">Caster Level: </text:span><text:span text:style-name="T9">5th; </text:span><text:span text:style-name="T11">Purchase DC: </text:span><text:span text:style-name="T9">33; </text:span><text:span text:style-name="T11">Weight: </text:span><text:span text:style-name="T9">0.5 lb.</text:span></text:p>
      <text:p text:style-name="P6"><text:span text:style-name="T10">Instant Ice Box</text:span></text:p>
      <text:p text:style-name="P6"><text:span text:style-name="T9">This item looks like an ordinary 1-foot-wide, 3-foot-long, and 1.5-foot-deep picnic cooler with a 2-inch-thick plastic cover. The only apparent difference are the three buttons on the hasp. When the lid is closed and one or more of the buttons are pressed, the </text:span><text:span text:style-name="T11">instant ice box </text:span><text:span text:style-name="T9">will magically cool any materials placed inside for as long as the lid remains closed. If the lid is opened, the effect ends. The cooler has a total of 50 charges that can be spent in three different ways.</text:span></text:p>
      <text:p text:style-name="P6"><text:span text:style-name="T11">Chill (uses 1 charge): </text:span><text:span text:style-name="T9">If any one of the buttons is pressed, the box chills all the contents to a temperature of 40°F (4.5°C), as though placed in a domestic refrigerator.</text:span></text:p>
      <text:p text:style-name="P6"><text:span text:style-name="T11">Preserve (uses 2 charges): </text:span><text:span text:style-name="T9">If any two of the buttons are pressed, the box chills all the contents to a temperature of 0°F (–18°C), as though placed in a domestic freezer.</text:span></text:p>
      <text:p text:style-name="P6"><text:span text:style-name="T11">Freeze (uses 3 charges): </text:span><text:span text:style-name="T9">If all three buttons are pressed, the box chills all the contents to a temperature of –27°F (–32.75°C), about the temperature used for storing freeze-dried medical supplies.</text:span></text:p>
      <text:p text:style-name="P6"><text:span text:style-name="T9">An </text:span><text:span text:style-name="T11">instant ice box </text:span><text:span text:style-name="T9">drained of all charges functions as an ordinary cooler.</text:span></text:p>
      <text:p text:style-name="P6"><text:span text:style-name="T11">Type: </text:span><text:span text:style-name="T9">Wondrous Item (magic); </text:span><text:span text:style-name="T11">Caster Level: </text:span><text:span text:style-name="T9">7th; </text:span><text:span text:style-name="T11">Purchase DC: </text:span><text:span text:style-name="T9">33; </text:span><text:span text:style-name="T11">Weight: </text:span><text:span text:style-name="T9">5 lb.</text:span></text:p>
      <text:p text:style-name="P6"><text:span text:style-name="T10">Invisifinder Goggles</text:span></text:p>
      <text:p text:style-name="P6"><text:soft-page-break/><text:span text:style-name="T9">These military-grade night vision goggles are carved with runes and other occult symbols. In addition to the benefits of regular night-vision goggles, they also allow the wearer to </text:span><text:span text:style-name="T11">see invisibility </text:span><text:span text:style-name="T9">as the spell.</text:span></text:p>
      <text:p text:style-name="P6"><text:span text:style-name="T11">Type: </text:span><text:span text:style-name="T9">Wondrous Item (magic); </text:span><text:span text:style-name="T11">Caster Level: </text:span><text:span text:style-name="T9">3rd; </text:span><text:span text:style-name="T11">Purchase DC: </text:span><text:span text:style-name="T9">31; </text:span><text:span text:style-name="T11">Weight: </text:span><text:span text:style-name="T9">3 lb.</text:span></text:p>
      <text:p text:style-name="P6"><text:span text:style-name="T10">Lucky Deck</text:span></text:p>
      <text:p text:style-name="P6"><text:span text:style-name="T9">This ordinary looking deck of playing cards usually features a stylized genie or similar image on the backs of its cards, The </text:span><text:span text:style-name="T11">lucky deck </text:span><text:span text:style-name="T9">grants its owner a +5 luck bonus on Gamble checks involving card games (such as poker or single-deck blackjack). To become the owner, a person must keep the deck on his or her person for 24 continuous hours.</text:span></text:p>
      <text:p text:style-name="P6"><text:span text:style-name="T11">Type: </text:span><text:span text:style-name="T9">Wondrous Item (magic); </text:span><text:span text:style-name="T11">Caster Level: </text:span><text:span text:style-name="T9">3rd; </text:span><text:span text:style-name="T11">Purchase DC: </text:span><text:span text:style-name="T9">31; </text:span><text:span text:style-name="T11">Weight: </text:span><text:span text:style-name="T9">—.</text:span></text:p>
      <text:p text:style-name="P6"><text:span text:style-name="T10">Lucky Dice</text:span></text:p>
      <text:p text:style-name="P6"><text:span text:style-name="T9">These ordinary looking, casino-grade dice grant a +5 luck bonus on Gamble checks when used for any dice games (such as craps). Because they work for anyone who uses them, the user typically palms them between throws to avoid suspicion (requiring a separate Sleight of Hand check).</text:span></text:p>
      <text:p text:style-name="P6"><text:span text:style-name="T11">Type: </text:span><text:span text:style-name="T9">Wondrous Item (magic); </text:span><text:span text:style-name="T11">Caster Level: </text:span><text:span text:style-name="T9">3rd; </text:span><text:span text:style-name="T11">Purchase DC: </text:span><text:span text:style-name="T9">31; </text:span><text:span text:style-name="T11">Weight: </text:span><text:span text:style-name="T9">—.</text:span></text:p>
      <text:p text:style-name="P6"><text:span text:style-name="T10">Lucky Suit</text:span></text:p>
      <text:p text:style-name="P6"><text:span text:style-name="T9">A polyester suit consisting of a garish plaid jacket and lime green pants, the </text:span><text:span text:style-name="T11">lucky suit </text:span><text:span text:style-name="T9">protects the wearer from ranged attacks as though he had total concealment (50% miss chance). The suit doesn’t actually conceal or displace the wearer, but helps the wearer avoid range attacks that might normally hit. The concealment doesn’t apply to melee attacks. The wearer also gains a +2 luck bonus on Reflex saves.</text:span></text:p>
      <text:p text:style-name="P6"><text:span text:style-name="T11">Type: </text:span><text:span text:style-name="T9">Wondrous Item (magic); </text:span><text:span text:style-name="T11">Caster Level: </text:span><text:span text:style-name="T9">7th; </text:span><text:span text:style-name="T11">Purchase DC: </text:span><text:span text:style-name="T9">38; </text:span><text:span text:style-name="T11">Weight: </text:span><text:span text:style-name="T9">3 lb.</text:span></text:p>
      <text:p text:style-name="P6"><text:span text:style-name="T10">Magic Billiard-Ball</text:span></text:p>
      <text:p text:style-name="P6"><text:span text:style-name="T9">Once per day, this otherwise normal looking toy </text:span><text:span text:style-name="T11">Magic Billiard-ball </text:span><text:span text:style-name="T9">can be used to cast </text:span><text:span text:style-name="T11">augury </text:span><text:span text:style-name="T9">(as by a 5th-level Acolyte). To activate this ability, the user must state the question out loud and shake the </text:span><text:span text:style-name="T11">Magic Billiard-ball</text:span><text:span text:style-name="T9">. It provides no answers whatsoever if used more than once in a 24-hour period.</text:span></text:p>
      <text:p text:style-name="P6"><text:span text:style-name="T11">Type: </text:span><text:span text:style-name="T9">Wondrous Item (magic); </text:span><text:span text:style-name="T11">Caster Level: </text:span><text:span text:style-name="T9">3rd; </text:span><text:span text:style-name="T11">Purchase DC: </text:span><text:span text:style-name="T9">30; </text:span><text:span text:style-name="T11">Weight: </text:span><text:span text:style-name="T9">—.</text:span></text:p>
      <text:p text:style-name="P6"><text:span text:style-name="T10">Medicine Bundle</text:span></text:p>
      <text:p text:style-name="P6"><text:span text:style-name="T9">This small leather pouch, filled with herbs and crystals, is adorned with small beads and feathers. While worn, it provides a +4 resistance bonus on Fortitude saves. The </text:span><text:span text:style-name="T11">medicine bundle </text:span><text:span text:style-name="T9">becomes useless once the wearer fails to make a save. Only one </text:span><text:span text:style-name="T11">medicine bundle </text:span><text:span text:style-name="T9">can be worn at a time for any benefit —wearing multiple </text:span><text:span text:style-name="T11">medicine bundles </text:span><text:span text:style-name="T9">negates the bonus.</text:span></text:p>
      <text:p text:style-name="P6"><text:span text:style-name="T11">Type: </text:span><text:span text:style-name="T9">Wondrous Item (magic); </text:span><text:span text:style-name="T11">Caster Level: </text:span><text:span text:style-name="T9">1st; </text:span><text:span text:style-name="T11">Purchase DC: </text:span><text:span text:style-name="T9">26; </text:span><text:span text:style-name="T11">Weight: </text:span><text:span text:style-name="T9">—.</text:span></text:p>
      <text:p text:style-name="P6"><text:span text:style-name="T10">Muse Statuette</text:span></text:p>
      <text:p text:style-name="P6"><text:span text:style-name="T9">This six-inch-tall statuette of a beautiful woman animates and provides suggestions to the controller on ways to improve whatever art form they are working on (provided the user knows the appropriate verbal command). The statue grants a +5 circumstance bonus on any Craft (visual art or writing) skill check. The statue has a hardness of 5 and 5 hit points. If the </text:span><text:span text:style-name="T11">muse statuette </text:span><text:span text:style-name="T9">is destroyed, its owner takes a –10 penalty on Craft (visual art) and Craft (writing) checks for the next year. A </text:span><text:span text:style-name="T11">remove curse </text:span><text:span text:style-name="T9">spell negates this penalty.</text:span></text:p>
      <text:p text:style-name="P6"><text:span text:style-name="T11">Type: </text:span><text:span text:style-name="T9">Wondrous Item (magic); </text:span><text:span text:style-name="T11">Caster Level: </text:span><text:span text:style-name="T9">3rd; </text:span><text:span text:style-name="T11">Purchase DC: </text:span><text:span text:style-name="T9">31; </text:span><text:span text:style-name="T11">Weight: </text:span><text:span text:style-name="T9">2 lb.</text:span></text:p>
      <text:p text:style-name="P6"><text:span text:style-name="T10">Parka of Warmth</text:span></text:p>
      <text:p text:style-name="P6"><text:soft-page-break/><text:span text:style-name="T9">This winter parka grants cold resistance 10 to the wearer. Unless the wearer takes actual damage, the </text:span><text:span text:style-name="T11">parka of warmth </text:span><text:span text:style-name="T9">keeps him at a constant comfortable temperature. This ability overlaps (does not stack) with any other cold resistance the wearer might have.</text:span></text:p>
      <text:p text:style-name="P6"><text:span text:style-name="T11">Type: </text:span><text:span text:style-name="T9">Wondrous Item (magic); </text:span><text:span text:style-name="T11">Caster Level: </text:span><text:span text:style-name="T9">5th; </text:span><text:span text:style-name="T11">Purchase DC: </text:span><text:span text:style-name="T9">33; </text:span><text:span text:style-name="T11">Weight: </text:span><text:span text:style-name="T9">3 lb.</text:span></text:p>
      <text:p text:style-name="P6"><text:span text:style-name="T10">Pen of Invisible Ink</text:span></text:p>
      <text:p text:style-name="P6"><text:span text:style-name="T9">This pen looks like an old-fashioned calligraphy stylus, but contains its own magical supply of black ink. Any letter printed with this pen appears normal until the user speaks a name and blows upon the paper. Once spoken, the ink fades and can only be viewed by the person who was stated at the time of writing. If the name is not specific, then anyone with the same name will be able to read the message as normal. </text:span></text:p>
      <text:p text:style-name="P6"><text:span text:style-name="T9">A </text:span><text:span text:style-name="T11">read magic </text:span><text:span text:style-name="T9">spell will indicate that invisible ink has been used, but will not reveal the message. It is possible to create a nonmagical chemical compound (Craft [chemical] check, DC 25) that, when spread over the surface of the paper, reveals the message written in </text:span><text:span text:style-name="T11">invisible ink</text:span><text:span text:style-name="T9">.</text:span></text:p>
      <text:p text:style-name="P6"><text:span text:style-name="T9">A </text:span><text:span text:style-name="T11">pen of invisible ink </text:span><text:span text:style-name="T9">holds enough ink for 50 messages.</text:span></text:p>
      <text:p text:style-name="P6"><text:span text:style-name="T11">Type: </text:span><text:span text:style-name="T9">Wondrous Item (magic); </text:span><text:span text:style-name="T11">Caster Level: </text:span><text:span text:style-name="T9">3rd; </text:span><text:span text:style-name="T11">Purchase DC: </text:span><text:span text:style-name="T9">29; </text:span><text:span text:style-name="T11">Weight: </text:span><text:span text:style-name="T9">—.</text:span></text:p>
      <text:p text:style-name="P6"><text:span text:style-name="T10">Quick-Draw Holster</text:span></text:p>
      <text:p text:style-name="P6"><text:span text:style-name="T9">Any handgun placed in this hip holster fits perfectly. The </text:span><text:span text:style-name="T11">quick-draw holster </text:span><text:span text:style-name="T9">allows its wearer to draw or holster the weapon as a free action (as though the wearer had the Quick Draw feat).</text:span></text:p>
      <text:p text:style-name="P6"><text:span text:style-name="T11">Type: </text:span><text:span text:style-name="T9">Wondrous Item (magic); </text:span><text:span text:style-name="T11">Caster Level: </text:span><text:span text:style-name="T9">3rd; </text:span><text:span text:style-name="T11">Purchase DC: </text:span><text:span text:style-name="T9">31; </text:span><text:span text:style-name="T11">Weight: </text:span><text:span text:style-name="T9">1 lb.</text:span></text:p>
      <text:p text:style-name="P6"><text:span text:style-name="T10">Replay Mirror</text:span></text:p>
      <text:p text:style-name="P6"><text:span text:style-name="T9">This 3-foot-by-3-foot mirror has an attractive, modern frame. Uttering a command word causes the mirror to “record” anything within its field of view, exactly like a video recorder, for 1 hour. One can also speak a command word instructing the mirror to begin recording anywhere up to 1 hour in the future. On command, the mirror can “replay” the images that it has captured (visual only, no audio).</text:span></text:p>
      <text:p text:style-name="P6"><text:span text:style-name="T9">The viewer can move back and forth to change viewing angles, just like looking in a regular mirror. The mirror recording can move in reverse, pause, and fast forward, just like a normal, high-quality VCR. The mirror can remember up to 3 hours of recordings, “erasing” the oldest images first.</text:span></text:p>
      <text:p text:style-name="P6"><text:span text:style-name="T11">Type: </text:span><text:span text:style-name="T9">Wondrous Item (magic); </text:span><text:span text:style-name="T11">Caster Level: </text:span><text:span text:style-name="T9">7th; </text:span><text:span text:style-name="T11">Purchase DC: </text:span><text:span text:style-name="T9">35; </text:span><text:span text:style-name="T11">Weight: </text:span><text:span text:style-name="T9">20 lb.</text:span></text:p>
      <text:p text:style-name="P6"><text:span text:style-name="T10">Rod of Technology</text:span></text:p>
      <text:p text:style-name="P6"><text:span text:style-name="T9">This 18-inch-long metal rod is covered in wires and diodes, and topped with a large crystal. Six switches are built into its length. Each switch activates a special power of the rod.</text:span></text:p>
      <text:p text:style-name="P6"><text:span text:style-name="T9">The first button turns the rod into a portable satellite telephone.</text:span></text:p>
      <text:p text:style-name="P6"><text:span text:style-name="T9">The second button transforms the rod into a metal detector.</text:span></text:p>
      <text:p text:style-name="P6"><text:span text:style-name="T9">The third switch turns the rod into a lock release gun.</text:span></text:p>
      <text:p text:style-name="P6"><text:span text:style-name="T9">The fourth button transforms the rod into a GPS receiver.</text:span></text:p>
      <text:p text:style-name="P6"><text:span text:style-name="T9">The fifth switch causes the rod’s crystal tip to shed bright light equivalent to a </text:span><text:span text:style-name="T11">light </text:span><text:span text:style-name="T9">spell.</text:span></text:p>
      <text:p text:style-name="P6"><text:soft-page-break/><text:span text:style-name="T9">The sixth button delivers an electrical pulse to any device touched by the rod’s crystal tip, duplicating the effects of a </text:span><text:span text:style-name="T11">power device </text:span><text:span text:style-name="T9">or </text:span><text:span text:style-name="T11">degauss </text:span><text:span text:style-name="T9">spell (at the wielder’s discretion).</text:span></text:p>
      <text:p text:style-name="P6"><text:span text:style-name="T11">Type: </text:span><text:span text:style-name="T9">Wondrous Item (magic); </text:span><text:span text:style-name="T11">Caster Level: </text:span><text:span text:style-name="T9">1st; </text:span><text:span text:style-name="T11">Purchase DC: </text:span><text:span text:style-name="T9">29; </text:span><text:span text:style-name="T11">Weight: </text:span><text:span text:style-name="T9">6 lb.</text:span></text:p>
      <text:p text:style-name="P6"><text:span text:style-name="T10">Shadow Detector</text:span></text:p>
      <text:p text:style-name="P6"><text:span text:style-name="T9">The </text:span><text:span text:style-name="T11">Shadow detector </text:span><text:span text:style-name="T9">looks like a normal hand-held metal detector, but is inscribed with a variety of occult runes. When waved over a living creature within 5 feet, it can determine whether it is a creature of Shadow (which includes Shadowkind characters). The </text:span><text:span text:style-name="T11">Shadow detector </text:span><text:span text:style-name="T9">works in the same way as a </text:span><text:span text:style-name="T11">detect magical aura, </text:span><text:span text:style-name="T9">but only detects creatures of Shadow.</text:span></text:p>
      <text:p text:style-name="P6"><text:span text:style-name="T11">Type: </text:span><text:span text:style-name="T9">Wondrous Item (magic); </text:span><text:span text:style-name="T11">Caster Level: </text:span><text:span text:style-name="T9">3rd; </text:span><text:span text:style-name="T11">Purchase DC: </text:span><text:span text:style-name="T9">31; </text:span><text:span text:style-name="T11">Weight: </text:span><text:span text:style-name="T9">2 lb.</text:span></text:p>
      <text:p text:style-name="P6"><text:span text:style-name="T10">Spectacles of Speed Reading</text:span></text:p>
      <text:p text:style-name="P6"><text:span text:style-name="T9">These octagonal-framed spectacles resemble ordinary reading glasses, but they have been enchanted with a version of the </text:span><text:span text:style-name="T11">bibliolalia </text:span><text:span text:style-name="T9">incantation. While wearing these glasses, a character increases her reading speed to 10 pages per minute (or reduces required reading time to 20% of the listed time) and, for the 30 minutes following the completion of a book, has perfect recall of everything she read. After that, she must make a Research check (DC = one-fifth of the book’s page count) to remember more than general information.</text:span></text:p>
      <text:p text:style-name="P6"><text:span text:style-name="T11">Type: </text:span><text:span text:style-name="T9">Wondrous Item (magic); </text:span><text:span text:style-name="T11">Caster Level: </text:span><text:span text:style-name="T9">11th*; </text:span><text:span text:style-name="T11">Purchase DC: </text:span><text:span text:style-name="T9">39; </text:span><text:span text:style-name="T11">Weight: </text:span><text:span text:style-name="T9">—.</text:span></text:p>
      <text:p text:style-name="P6"><text:span text:style-name="T10">Stamps of Delivery</text:span></text:p>
      <text:p text:style-name="P6"><text:span text:style-name="T9">Normally found in books of six, </text:span><text:span text:style-name="T11">stamps of delivery </text:span><text:span text:style-name="T9">are large, ornate postage stamps bearing the image of the Greek god Hermes. A letter or package weighing no more than 5 pounds that bears a </text:span><text:span text:style-name="T11">stamp of delivery </text:span><text:span text:style-name="T9">will instantly transport to the address listed on the label (arriving at the appropriate mail slot, box, or in front of the main door if there isn’t one). The </text:span><text:span text:style-name="T11">stamp of delivery </text:span><text:span text:style-name="T9">can be placed on any object (within the target weight), as long as it has the target address is labeled somewhere on its surface.</text:span></text:p>
      <text:p text:style-name="P6"><text:span text:style-name="T9">If successfully delivered, the </text:span><text:span text:style-name="T11">stamp of delivery </text:span><text:span text:style-name="T9">bears an illegible but visible postmark and cannot be used again. If the address is incorrect but actually exists, the package will deliver itself to that location. If the address labeled on the package does not exist, the package will not transport and the </text:span><text:span text:style-name="T11">stamp of delivery </text:span><text:span text:style-name="T9">will be rendered useless.</text:span></text:p>
      <text:p text:style-name="P6"><text:span text:style-name="T11">Type: </text:span><text:span text:style-name="T9">Wondrous Item (magic); </text:span><text:span text:style-name="T11">Caster Level: </text:span><text:span text:style-name="T9">7th; </text:span><text:span text:style-name="T11">Purchase DC: </text:span><text:span text:style-name="T9">32 (per book); </text:span><text:span text:style-name="T11">Weight: </text:span><text:span text:style-name="T9">—.</text:span></text:p>
      <text:p text:style-name="P6"><text:span text:style-name="T10">Tempus Fugit Watch</text:span></text:p>
      <text:p text:style-name="P6"><text:span text:style-name="T9">The </text:span><text:span text:style-name="T11">tempus fugit watch </text:span><text:span text:style-name="T9">is an antique gold pocket watch with numerous hands that do not seem to conform to the standard array of hours, minutes, and seconds. It uses long-forgotten and extremely powerful magic to stop time for a short while while enabling its wearer to move about freely. These watches are only found, as the secret of their manufacture has been lost.</text:span></text:p>
      <text:p text:style-name="P6"><text:span text:style-name="T9">Once per day, the </text:span><text:span text:style-name="T11">tempus fugit watch </text:span><text:span text:style-name="T9">can make time cease to flow for everyone but the wearer. In reality, the wearer speeds up so greatly that all other creatures seem frozen, though they are moving at their regular speed. The wearer is free to act for 1d4+1 rounds of apparent time. While the time stop is in effect, other creatures are invulnerable to the wearer’s attacks and spells. A spell that affects an area and has a duration longer than the remaining duration of the time stop (such as cloudkill) have their normal effects on other creatures once the time-stopping effect ends. Normal and magical fire, cold, gas, and the like can still harm the wearer during the time stop. The wearer cannot move or harm items held, carried, or worn by a creature stuck in normal time, but the wearer can affect any item that is not in another creature’s possession. The wearer is not detectable while the effect lasts.</text:span></text:p>
      <text:p text:style-name="P6"><text:span text:style-name="T9">There is a 1% chance per use that the watch ceases to function after its last use. Once it ceases to function, the watch cannot be repaired.</text:span></text:p>
      <text:p text:style-name="P6"><text:span text:style-name="T11">Type:</text:span><text:span text:style-name="T9">Wondrous Item (magic); </text:span><text:span text:style-name="T11">Caster Level: </text:span><text:span text:style-name="T9">10th; </text:span><text:span text:style-name="T11">Purchase DC: </text:span><text:span text:style-name="T9">37; </text:span><text:span text:style-name="T11">Weight: </text:span><text:span text:style-name="T9">—.</text:span></text:p>
      <text:p text:style-name="P6"><text:span text:style-name="T10">Token of Friendship</text:span></text:p>
      <text:p text:style-name="P6"><text:span text:style-name="T11">Tokens of friendship </text:span><text:span text:style-name="T9">are tiny silver charms in various shapes strung on silver necklaces or bracelets. Groups of up to 10 charms (all of the same design) are enchanted at the same time with a version of the </text:span><text:span text:style-name="T11">satellite tracking </text:span><text:span text:style-name="T9">incantation. Anyone wearing one of these charms can, as a move equivalent action, determine the exact location of any other single person wearing another of the matched charms. As per the incantation, the charms provide only GPS coordinates.</text:span></text:p>
      <text:p text:style-name="P6"><text:span text:style-name="T11">Type:</text:span><text:span text:style-name="T9">Wondrous Item (magic); </text:span><text:span text:style-name="T11">Caster Level: </text:span><text:span text:style-name="T9">13th; </text:span><text:span text:style-name="T11">Purchase DC: </text:span><text:span text:style-name="T9">41; </text:span><text:span text:style-name="T11">Weight: </text:span><text:span text:style-name="T9">—.</text:span></text:p>
      <text:p text:style-name="P6"><text:span text:style-name="T10">Translator’s Earpiece</text:span></text:p>
      <text:p text:style-name="P6"><text:soft-page-break/><text:span text:style-name="T9">This tiny molded earpiece (which requires a succcessful Spot check, DC 20, to notice) lets the wearer speak and understand the language of any intelligent creature, whether it is a racial tongue or regional dialect (as per the </text:span><text:span text:style-name="T11">tongues </text:span><text:span text:style-name="T9">spell, albeit continuously). It does not allow the wearer to understand or transcribe written foreign languages.</text:span></text:p>
      <text:p text:style-name="P6"><text:span text:style-name="T11">Type: </text:span><text:span text:style-name="T9">Wondrous Item (magic); </text:span><text:span text:style-name="T11">Caster Level: </text:span><text:span text:style-name="T9">5th; </text:span><text:span text:style-name="T11">Purchase DC: </text:span><text:span text:style-name="T9">33; </text:span><text:span text:style-name="T11">Weight: </text:span><text:span text:style-name="T9">—.</text:span></text:p>
      <text:p text:style-name="P6"><text:span text:style-name="T10">Trench Coat of Useful Items</text:span></text:p>
      <text:p text:style-name="P6"><text:span text:style-name="T9">This appears to be an unremarkable black trench coat, but a character who dons it notes that it is adorned with small cloth patches in various shapes. Only the wearer of trench coat can see these patches, recognize them for what items they become, and detach them. One patch can be detached each round. Detaching a patch causes it to become an actual item, as indicated below. A newly created </text:span><text:span text:style-name="T11">trench coat of useful items </text:span><text:span text:style-name="T9">always has two each of the following patches:</text:span></text:p>
      <text:p text:style-name="P6"><text:span text:style-name="T9">• Flashlight, standard</text:span></text:p>
      <text:p text:style-name="P6"><text:span text:style-name="T9">• Knife</text:span></text:p>
      <text:p text:style-name="P6"><text:span text:style-name="T9">• Multipurpose tool</text:span></text:p>
      <text:p text:style-name="P6"><text:span text:style-name="T9">• Duct tape</text:span></text:p>
      <text:p text:style-name="P6"><text:span text:style-name="T9">• 150-foot-long rope</text:span></text:p>
      <text:p text:style-name="P6"><text:span text:style-name="T9">• Boltcutter</text:span></text:p>
      <text:p text:style-name="P6"><text:span text:style-name="T9">In addition, the trench coat has 2d6+4 other items, determined by rolling on the table below.</text:span></text:p>
      <table:table table:name="Table5" table:style-name="Table5">
        <table:table-column table:style-name="Table5.A"/>
        <table:table-column table:style-name="Table5.B"/>
        <text:soft-page-break/>
        <table:table-row table:style-name="Table5.1">
          <table:table-cell table:style-name="Table5.A1" office:value-type="string">
            <text:p text:style-name="P7"><text:span text:style-name="T5">d%</text:span></text:p>
          </table:table-cell>
          <table:table-cell table:style-name="Table5.A1" office:value-type="string">
            <text:p text:style-name="P7"><text:span text:style-name="T5">Result</text:span></text:p>
          </table:table-cell>
        </table:table-row>
        <table:table-row table:style-name="Table5.1">
          <table:table-cell table:style-name="Table5.A2" office:value-type="string">
            <text:p text:style-name="P7"><text:span text:style-name="T4">01–08</text:span></text:p>
          </table:table-cell>
          <table:table-cell table:style-name="Table5.A2" office:value-type="string">
            <text:p text:style-name="P7"><text:span text:style-name="T4">Bundle of cash (increase Wealth bonus by +2)</text:span></text:p>
          </table:table-cell>
        </table:table-row>
        <table:table-row table:style-name="Table5.1">
          <table:table-cell table:style-name="Table5.A2" office:value-type="string">
            <text:p text:style-name="P6"><text:span text:style-name="T4">09–15</text:span></text:p>
          </table:table-cell>
          <table:table-cell table:style-name="Table5.A2" office:value-type="string">
            <text:p text:style-name="P6"><text:span text:style-name="T4">Loaded flare gun (with 3 extra rounds)</text:span></text:p>
          </table:table-cell>
        </table:table-row>
        <table:table-row table:style-name="Table5.1">
          <table:table-cell table:style-name="Table5.A2" office:value-type="string">
            <text:p text:style-name="P6"><text:span text:style-name="T4">16–22</text:span></text:p>
          </table:table-cell>
          <table:table-cell table:style-name="Table5.A2" office:value-type="string">
            <text:p text:style-name="P6"><text:span text:style-name="T4">Gas mask (with an extra filter canister)</text:span></text:p>
          </table:table-cell>
        </table:table-row>
        <table:table-row table:style-name="Table5.1">
          <table:table-cell table:style-name="Table5.A2" office:value-type="string">
            <text:p text:style-name="P6"><text:span text:style-name="T4">23–30</text:span></text:p>
          </table:table-cell>
          <table:table-cell table:style-name="Table5.A2" office:value-type="string">
            <text:p text:style-name="P6"><text:span text:style-name="T4">Night vision goggles</text:span></text:p>
          </table:table-cell>
        </table:table-row>
        <table:table-row table:style-name="Table5.1">
          <table:table-cell table:style-name="Table5.A2" office:value-type="string">
            <text:p text:style-name="P6"><text:span text:style-name="T4">31–44</text:span></text:p>
          </table:table-cell>
          <table:table-cell table:style-name="Table5.A2" office:value-type="string">
            <text:p text:style-name="P6"><text:span text:style-name="T4">24-foot-long metal ladder</text:span></text:p>
          </table:table-cell>
        </table:table-row>
        <table:table-row table:style-name="Table5.1">
          <table:table-cell table:style-name="Table5.A2" office:value-type="string">
            <text:p text:style-name="P6"><text:span text:style-name="T4">45–51</text:span></text:p>
          </table:table-cell>
          <table:table-cell table:style-name="Table5.A2" office:value-type="string">
            <text:p text:style-name="P6"><text:span text:style-name="T4">Diamondback X-20 mountain bike</text:span></text:p>
          </table:table-cell>
        </table:table-row>
        <table:table-row table:style-name="Table5.1">
          <table:table-cell table:style-name="Table5.A2" office:value-type="string">
            <text:p text:style-name="P6"><text:span text:style-name="T4">52–59</text:span></text:p>
          </table:table-cell>
          <table:table-cell table:style-name="Table5.A2" office:value-type="string">
            <text:p text:style-name="P6"><text:span text:style-name="T4">Steel handcuffs</text:span></text:p>
          </table:table-cell>
        </table:table-row>
        <table:table-row table:style-name="Table5.1">
          <table:table-cell table:style-name="Table5.A2" office:value-type="string">
            <text:p text:style-name="P6"><text:span text:style-name="T4">60–68</text:span></text:p>
          </table:table-cell>
          <table:table-cell table:style-name="Table5.A2" office:value-type="string">
            <text:p text:style-name="P6"><text:span text:style-name="T4">Portable generator (with full tank of gas)</text:span></text:p>
          </table:table-cell>
        </table:table-row>
        <table:table-row table:style-name="Table5.1">
          <table:table-cell table:style-name="Table5.A2" office:value-type="string">
            <text:p text:style-name="P6"><text:span text:style-name="T4">69–75</text:span></text:p>
          </table:table-cell>
          <table:table-cell table:style-name="Table5.A2" office:value-type="string">
            <text:p text:style-name="P6"><text:span text:style-name="T4">Fire exitinguisher</text:span></text:p>
          </table:table-cell>
        </table:table-row>
        <table:table-row table:style-name="Table5.1">
          <table:table-cell table:style-name="Table5.A2" office:value-type="string">
            <text:p text:style-name="P6"><text:span text:style-name="T4">76–83</text:span></text:p>
          </table:table-cell>
          <table:table-cell table:style-name="Table5.A2" office:value-type="string">
            <text:p text:style-name="P6"><text:span text:style-name="T4">Small bag of jewels (increase Wealth bonus by +4)</text:span></text:p>
          </table:table-cell>
        </table:table-row>
        <table:table-row table:style-name="Table5.1">
          <table:table-cell table:style-name="Table5.A2" office:value-type="string">
            <text:p text:style-name="P6"><text:span text:style-name="T4">84–90</text:span></text:p>
          </table:table-cell>
          <table:table-cell table:style-name="Table5.A2" office:value-type="string">
            <text:p text:style-name="P6"><text:span text:style-name="T4">Cell phone (connects to any cellular network and works for 8 hours before becoming useless)</text:span></text:p>
          </table:table-cell>
        </table:table-row>
        <table:table-row table:style-name="Table5.1">
          <table:table-cell table:style-name="Table5.A2" office:value-type="string">
            <text:p text:style-name="P6"><text:span text:style-name="T4">91–96</text:span></text:p>
          </table:table-cell>
          <table:table-cell table:style-name="Table5.A2" office:value-type="string">
            <text:p text:style-name="P6"><text:span text:style-name="T4">First aid kit</text:span></text:p>
          </table:table-cell>
        </table:table-row>
        <table:table-row table:style-name="Table5.1">
          <table:table-cell table:style-name="Table5.A14" office:value-type="string">
            <text:p text:style-name="P7"><text:span text:style-name="T4">97–00</text:span></text:p>
          </table:table-cell>
          <table:table-cell table:style-name="Table5.A14" office:value-type="string">
            <text:p text:style-name="P7"><text:span text:style-name="T4">Roll twice more, ignoring results of 97–00</text:span></text:p>
          </table:table-cell>
        </table:table-row>
      </table:table>
      <text:p text:style-name="P6"><text:span text:style-name="T11">Type: </text:span><text:span text:style-name="T9">Wondrous Item (magic); </text:span><text:span text:style-name="T11">Caster Level: </text:span><text:span text:style-name="T9">9th; </text:span><text:span text:style-name="T11">Purchase DC: </text:span><text:span text:style-name="T9">35; </text:span><text:span text:style-name="T11">Weight: </text:span><text:span text:style-name="T9">1 lb.</text:span></text:p>
      <text:p text:style-name="P6"><text:span text:style-name="T10">Umbrella of Feather Falling</text:span></text:p>
      <text:p text:style-name="P6"><text:span text:style-name="T9">If this umbrella is open, the user can jump from any height and drift to the ground as though affected by a </text:span><text:span text:style-name="T11">feather fall </text:span><text:span text:style-name="T9">spell. The umbrella does not function if it is not open, although the user can attempt to do so while falling by succeeding at a Dexterity check (DC 10), taking no damage if successful. Failure indicates that the umbrella does not open in time, and the user takes the full damage from the fall.</text:span></text:p>
      <text:p text:style-name="P6"><text:span text:style-name="T11">Type: </text:span><text:span text:style-name="T9">Wondrous Item (magic); </text:span><text:span text:style-name="T11">Caster Level: </text:span><text:span text:style-name="T9">1st; </text:span><text:span text:style-name="T11">Purchase DC: </text:span><text:span text:style-name="T9">30; </text:span><text:span text:style-name="T11">Weight: </text:span><text:span text:style-name="T9">2 lb.</text:span></text:p>
      <text:p text:style-name="P6"><text:span text:style-name="T10">Universal ID</text:span></text:p>
      <text:p text:style-name="P6"><text:span text:style-name="T9">This blank piece of plastic is the size of a credit card and can transform into any form of ID on command, including photo, holographic imprints, and watermarks (as per the </text:span><text:span text:style-name="T11">magic ID </text:span><text:span text:style-name="T9">spell). It does not create a magnetic strip or other form of nonvisual information. The card must be held by the user for the image to be changed.</text:span></text:p>
      <text:p text:style-name="P6"><text:span text:style-name="T11">Type: </text:span><text:span text:style-name="T9">Wondrous Item (magic); </text:span><text:span text:style-name="T11">Caster Level: </text:span><text:span text:style-name="T9">1st; </text:span><text:span text:style-name="T11">Purchase DC: </text:span><text:span text:style-name="T9">29; </text:span><text:span text:style-name="T11">Weight: </text:span><text:span text:style-name="T9">—.</text:span></text:p>
      <text:p text:style-name="P6"><text:span text:style-name="T10">Video Camera of True Seeing</text:span></text:p>
      <text:p text:style-name="P6"><text:span text:style-name="T9">This video camera is covered in runes and sigils. In addition to operating like a normal video camera, it is also capable of videotaping things unseen by normal eyes, as if through the </text:span><text:span text:style-name="T11">true seeing </text:span><text:span text:style-name="T9">spell. The camera records invisible beings as well as the actual form of Shadow creatures with perfect clarity.</text:span></text:p>
      <text:p text:style-name="P6"><text:span text:style-name="T11">Type: </text:span><text:span text:style-name="T9">Wondrous Item (magic); </text:span><text:span text:style-name="T11">Caster Level: </text:span><text:span text:style-name="T9">9th; </text:span><text:span text:style-name="T11">Purchase DC: </text:span><text:span text:style-name="T9">37; </text:span><text:span text:style-name="T11">Weight: </text:span><text:span text:style-name="T9">2 lb.</text:span></text:p>
      <text:p text:style-name="P6"><text:span text:style-name="T10">Watch of Speed</text:span></text:p>
      <text:p text:style-name="P6"><text:span text:style-name="T9">This modern looking wristwatch improves the wearer’s concept of time, granting a +2 equipment bonus on initiative checks. This bonus stacks with other abilities that improve initiative, such as the Improved Initiative feat.</text:span></text:p>
      <text:p text:style-name="P6"><text:span text:style-name="T11">Type: </text:span><text:span text:style-name="T9">Wondrous Item (magic); </text:span><text:span text:style-name="T11">Caster Level: </text:span><text:span text:style-name="T9">5th; </text:span><text:span text:style-name="T11">Purchase DC: </text:span><text:span text:style-name="T9">33; </text:span><text:span text:style-name="T11">Weight: </text:span><text:span text:style-name="T9">—.</text:span></text:p>
      <text:p text:style-name="P3"/>
      <text:h text:style-name="P13" text:outline-level="1"><text:span text:style-name="T6">ARTIFACTS</text:span></text:h>
      <text:p text:style-name="P6"><text:span text:style-name="T9">Artifacts are wondrous items that are especially powerful, particularly difficult to craft, or unique. They are ancient relics whose origins are shrouded in mystery. Even the most powerful artificers cannot create artifacts, for they are items whose power has grown through time. They are true objects of legend and, in many cases, instigators or catalysts of world change. </text:span></text:p>
      <text:p text:style-name="P1"/>
      <text:p text:style-name="P6"><text:span text:style-name="T8">Activating an Artifact</text:span></text:p>
      <text:p text:style-name="P6"><text:span text:style-name="T9">Unless otherwise noted, activating an artifact takes an attack action and does not provoke attacks of opportunity. Artifacts are activated by command word or use-activated.</text:span></text:p>
      <text:p text:style-name="P1"/>
      <text:p text:style-name="P6"><text:soft-page-break/><text:span text:style-name="T8">Destroying an Artifact</text:span></text:p>
      <text:p text:style-name="P6"><text:span text:style-name="T9">Artifacts are unnaturally resilient and can only be destroyed by extraordinary means. The secret to destroying an artifact is often as well-guarded and mysterious as the artifact itself, requiring a successful Research check (DC 25) to uncover.</text:span></text:p>
      <text:p text:style-name="P6"><text:span text:style-name="T9">Destroying the artifact is even more arduous—and frequently the basis for an entire adventure.</text:span></text:p>
      <text:p text:style-name="P6"><text:span text:style-name="T9">To illustrate the difficulty of destroying an artifact, several means of destruction are presented below (and the GM is encouraged to devise other means).</text:span></text:p>
      <text:p text:style-name="P6"><text:span text:style-name="T9">• Locate and retrieve an ancient Babylonian scroll with a </text:span><text:span text:style-name="T11">transform </text:span><text:span text:style-name="T9">seed incantation, which will turn the artifact into something that can be destroyed by conventional means.</text:span></text:p>
      <text:p text:style-name="P6"><text:span text:style-name="T9">• Use a </text:span><text:span text:style-name="T11">subjugate outsider </text:span><text:span text:style-name="T9">incantation to summon a powerful demon, then command it to take the artifact and plunge it into </text:span><text:span text:style-name="T17">a pit </text:span><text:span text:style-name="T9">of Hell.</text:span></text:p>
      <text:p text:style-name="P6"><text:span text:style-name="T9">• Find the living descendant of an ancient Mongol dynasty whose blood, when spilled on the artifact, will cause it to dissolve.</text:span></text:p>
      <text:p text:style-name="P12"><text:span text:style-name="T2">• Place the artifact on an altar in a Paris cathedral, then splash it with holy water from the Aspergillum of Saint Javier, which was stolen from the cathedral in the 15th century and was last seen in a private art collection in Singapore.</text:span></text:p>
      <text:p text:style-name="P6"><text:span text:style-name="T9">• Persuade or trick a red dragon emperor or empress into devouring the artifact, which will be consumed in the fires of its stomach.</text:span></text:p>
      <text:p text:style-name="P6"><text:span text:style-name="T9">• Locate an Egyptian brazier with the power to summon an efreeti noble, then use a wish to command the efreeti to smash the artifact with its great iron falchion.</text:span></text:p>
      <text:p text:style-name="P10"/>
      <text:p text:style-name="P6"><text:span text:style-name="T8">Artifact Purchase DCs</text:span></text:p>
      <text:p text:style-name="P6"><text:span text:style-name="T9">Artifacts cannot generally be purchased on the open market, although a careless vendors might sell one inadvertantly (by failing to realize its true nature or power). Since artifacts are often unique items, one must strike a deal with the current owner (who usually demands an exorbitant price). Players may not equip their characters with artifacts without their GM’s permission.</text:span></text:p>
      <text:p text:style-name="P6"><text:span text:style-name="T9">For the purposes of reward values, an artifact’s purchase DC is 30 + its FX modifier. The FX modifier depends on the item’s nature, as shown below:</text:span></text:p>
      <table:table table:name="Table6" table:style-name="Table6">
        <table:table-column table:style-name="Table6.A"/>
        <table:table-column table:style-name="Table6.B"/>
        <table:table-row table:style-name="Table6.1">
          <table:table-cell table:style-name="Table6.A1" office:value-type="string">
            <text:h text:style-name="P20" text:outline-level="4"><text:span text:style-name="T15">Artifact Effects</text:span></text:h>
          </table:table-cell>
          <table:table-cell table:style-name="Table6.A1" office:value-type="string">
            <text:h text:style-name="P21" text:outline-level="4"><text:span text:style-name="T15">FX Modifier</text:span></text:h>
          </table:table-cell>
        </table:table-row>
        <table:table-row table:style-name="Table6.1">
          <table:table-cell table:style-name="Table6.A2" office:value-type="string">
            <text:p text:style-name="P7"><text:span text:style-name="T4">Each single-use effect</text:span></text:p>
          </table:table-cell>
          <table:table-cell table:style-name="Table6.A2" office:value-type="string">
            <text:p text:style-name="P9"><text:span text:style-name="T4">—</text:span></text:p>
          </table:table-cell>
        </table:table-row>
        <table:table-row table:style-name="Table6.1">
          <table:table-cell table:style-name="Table6.A2" office:value-type="string">
            <text:p text:style-name="P6"><text:span text:style-name="T4">Each continuous effect, permanent effect, or +3 enhancement bonus</text:span></text:p>
          </table:table-cell>
          <table:table-cell table:style-name="Table6.A2" office:value-type="string">
            <text:p text:style-name="P8"><text:span text:style-name="T4">+10</text:span></text:p>
          </table:table-cell>
        </table:table-row>
        <table:table-row table:style-name="Table6.1">
          <table:table-cell table:style-name="Table6.A2" office:value-type="string">
            <text:p text:style-name="P6"><text:span text:style-name="T4">Each effect with a limited number of uses per day, or each +2 enhancement bonus</text:span></text:p>
          </table:table-cell>
          <table:table-cell table:style-name="Table6.A2" office:value-type="string">
            <text:p text:style-name="P8"><text:span text:style-name="T4">+7</text:span></text:p>
          </table:table-cell>
        </table:table-row>
        <table:table-row table:style-name="Table6.1">
          <table:table-cell table:style-name="Table6.A5" office:value-type="string">
            <text:p text:style-name="P7"><text:span text:style-name="T4">Each effect with a limited number of charges, or each +1 enhancement bonus</text:span></text:p>
          </table:table-cell>
          <table:table-cell table:style-name="Table6.A5" office:value-type="string">
            <text:p text:style-name="P9"><text:span text:style-name="T4">+5</text:span></text:p>
          </table:table-cell>
        </table:table-row>
      </table:table>
      <text:p text:style-name="P2"/>
      <text:p text:style-name="P6"><text:span text:style-name="T8">Sample Artifacts</text:span></text:p>
      <text:p text:style-name="P12"><text:soft-page-break/><text:span text:style-name="T2">Examples of artifacts include the following.</text:span></text:p>
      <text:p text:style-name="P6"><text:span text:style-name="T10">Caesar’s Shield</text:span></text:p>
      <text:p text:style-name="P6"><text:span text:style-name="T9">This is the shield that Julius Caesar carried with him from Britain to Egypt and back to Rome. The shield is said to have disappeared at roughly the same time Caesar was slain by ambitious senators. It has reportedly surfaced from time to time, appearing on auction blocks and being alternately decried as a forgery and contested in bidding wars more savage than any of Caesar’s campaigns.</text:span></text:p>
      <text:p text:style-name="P6"><text:span text:style-name="T9">This </text:span><text:span text:style-name="T11">+3 large shield</text:span><text:span text:style-name="T9">, emblazoned with the image of a roaring lion’s head, allows the bearer to wield any weapon as though he was proficient in its use. It also grants whatever weapon its bearer uses a +3 enhancement bonus. The bearer has damage reduction 10/+1 while grasping </text:span><text:span text:style-name="T11">Caesar’s shield </text:span><text:span text:style-name="T9">as well.</text:span></text:p>
      <text:p text:style-name="P6"><text:span text:style-name="T11">Type: </text:span><text:span text:style-name="T9">Artifact (magic); </text:span><text:span text:style-name="T11">Caster Level: </text:span><text:span text:style-name="T9">—; </text:span><text:span text:style-name="T11">Purchase DC: </text:span><text:span text:style-name="T9">70; </text:span><text:span text:style-name="T11">Weight: </text:span><text:span text:style-name="T9">15 lb.</text:span></text:p>
      <text:p text:style-name="P6"><text:span text:style-name="T10">Crescent of the Moon</text:span></text:p>
      <text:p text:style-name="P6"><text:span text:style-name="T9">Legend says that the stone blade of this ancient scythe is carved from rock that came from the moon. Given the age of the specimen, this seems patently impossible, but its previous owners have been unwilling to submit the </text:span><text:span text:style-name="T11">crescent </text:span><text:span text:style-name="T9">to scientific examination. Experts estimate that it was made during the early iron age, though why one would make a stone blade when metal ones were widely available, no one can say. The </text:span><text:span text:style-name="T11">crescent </text:span><text:span text:style-name="T9">has a long and colorful history as an object both desired and feared by pagan sects.</text:span></text:p>
      <text:p text:style-name="P6"><text:span text:style-name="T9">This </text:span><text:span text:style-name="T11">+3 scythe</text:span><text:span text:style-name="T9">, with images of the lunar cycle and baying wolves carved into its shaft, also has the quality of lycanthrope bane (gaining an additional +2 enhancement bonus and dealing an additional +2d6 points of damage to werewolves, wererats, and other lycanthropes).</text:span></text:p>
      <text:p text:style-name="P6"><text:span text:style-name="T9">The </text:span><text:span text:style-name="T11">crescent of the moon </text:span><text:span text:style-name="T9">has other enchantments that activate only during specific phases of the lunar cycle. The following effects are active only from dusk to dawn on the days in question:</text:span></text:p>
      <text:p text:style-name="P6"><text:span text:style-name="T11">New Moon: </text:span><text:span text:style-name="T9">On the three nights of the new moon, the </text:span><text:span text:style-name="T11">crescent </text:span><text:span text:style-name="T9">grants its wielder the ability to recognize lycanthropes by sight regardless of their current form—humanoid, hybrid, or animal.</text:span></text:p>
      <text:p text:style-name="P6"><text:span text:style-name="T11">Waxing: </text:span><text:span text:style-name="T9">During the period of time between new and full moon, the </text:span><text:span text:style-name="T11">crescent </text:span><text:span text:style-name="T9">grants its wielder darkvision out to a range of 60 feet.</text:span></text:p>
      <text:p text:style-name="P6"><text:span text:style-name="T11">Full Moon: </text:span><text:span text:style-name="T9">On the three nights of the full moon, the </text:span><text:span text:style-name="T11">crescent </text:span><text:span text:style-name="T9">grants its wielder the ability to throw himself into a violent rage once per night. This rage lasts 1d4+3 rounds, and the wielder cannot choose to end it prematurely. Beginning a rage is a free action. In the rage, the wielder temporarily gains +4 Strength, +4 Constitution, and a +2 morale bonus on Will saves, but suffers a –2 penalty to Defense. The increased Constitution increases the wielder’s hit points by 2 per level, but these hit points go away at the end of the rage when the Constitution score drops back to normal. (These extra hit points are not lost first the way temporary hit points are.) While raging, the wielder can take no action other than attacking; if there are no foes to attack, he must forfeit all actions until the rage has passed—he does not have to attack his friends. At the end of the rage, the wielder is fatigued (–2 to Strength, –2 to Dexterity, can’t charge or run) for 1d4+3 rounds. The wielder may only fly into a rage during his action, not in response to somebody else’s action.</text:span></text:p>
      <text:p text:style-name="P6"><text:span text:style-name="T11">Waning: </text:span><text:span text:style-name="T9">During the period of time between full and new moon, the </text:span><text:span text:style-name="T11">crescent </text:span><text:span text:style-name="T9">grants its wielder the scent special quality.</text:span></text:p>
      <text:p text:style-name="P6"><text:span text:style-name="T11">Type: </text:span><text:span text:style-name="T9">Artifact (magic); </text:span><text:span text:style-name="T11">Caster Level: </text:span><text:span text:style-name="T9">—; </text:span><text:span text:style-name="T11">Purchase DC: </text:span><text:span text:style-name="T9">68; </text:span><text:span text:style-name="T11">Weight: </text:span><text:span text:style-name="T9">12 lb.</text:span></text:p>
      <text:p text:style-name="P6"><text:span text:style-name="T10">Cup of Curing</text:span></text:p>
      <text:p text:style-name="P6"><text:span text:style-name="T9">The origins of this gold chalice, crafted in intricate baroque patters and encrusted with dozens of jewels, are as mysterious as its powers. At various times in history, the cup has an object of worship for nearly every major religion—indeed, there is evidence that its possession has precipitated innumerable wars.</text:span></text:p>
      <text:p text:style-name="P6"><text:span text:style-name="T9">Any liquid drunk from the cup takes on amazing curative powers. One swallow cures all diseases, blindness, deafness, hit point damage, and all temporary ability damage. It also neutralizes poisons in the drinker’s system (so that no additional damage or effects are suffered) and cures mental disorders caused by spells or injury to the brain.</text:span></text:p>
      <text:p text:style-name="P6"><text:span text:style-name="T9">A second swallow in the same sitting removes negative levels and restores permanently drained levels and ability scores.</text:span></text:p>
      <text:p text:style-name="P6"><text:span text:style-name="T9">A third swallow grants the drinker a +5 bonus on saving throws, attack rolls, and skill checks for one day. </text:span></text:p>
      <text:p text:style-name="P6"><text:span text:style-name="T9">A fourth swallow causes the drinker to glow with a brilliant white light. One round later, as the light grows brighter, anyone looking at the person must succeed at a Fortitude save (DC 25) or be struck blind for 2d6 minutes. On the next round, the drinker’s body is completely consumed as the light flares—anyone still watching must succeed at a Fortitude save (DC 35) or be struck permanently blind. The following round the light ceases, and the </text:span><text:span text:style-name="T11">cup of curing </text:span><text:span text:style-name="T9">disappears along with any trace of the greedy drinker. No spell can divine where the cup goes or when it will surface again. </text:span></text:p>
      <text:p text:style-name="P6"><text:span text:style-name="T9">A character may drink from the cup on up to five different occasions. The sixth time, he immediately suffers consequences identical to drinking four times in a sitting.</text:span></text:p>
      <text:p text:style-name="P6"><text:soft-page-break/><text:span text:style-name="T9">Drinking from the cup is a move action that provokes attacks of opportunity.</text:span></text:p>
      <text:p text:style-name="P6"><text:span text:style-name="T11">Type: </text:span><text:span text:style-name="T9">Artifact (magic); </text:span><text:span text:style-name="T11">Caster Level: </text:span><text:span text:style-name="T9">—; </text:span><text:span text:style-name="T11">Purchase DC: </text:span><text:span text:style-name="T9">51; </text:span><text:span text:style-name="T11">Weight: </text:span><text:span text:style-name="T9">3 lb.</text:span></text:p>
      <text:p text:style-name="P6"><text:span text:style-name="T10">Dagger of Eternal Unrest</text:span></text:p>
      <text:p text:style-name="P6"><text:span text:style-name="T9">The curved, black blade of this dagger leads into a hilt inlaid with human bones ending in a large black onyx gem. It is a relic formerly used by a cult that performed ritual sacrifices then brought their victims back from the grave as the walking undead. The dagger has a +3 enhancement bonus plus a secondary enchantment.</text:span></text:p>
      <text:p text:style-name="P6"><text:span text:style-name="T9">Three times per day, if the dagger is used in a successful coup de grace, the wielder may choose to have the blade cast </text:span><text:span text:style-name="T11">animate dead </text:span><text:span text:style-name="T9">on the victim. This creates a zombie under the control of the dagger’s wielder. If the dagger changes hands, so too does the zombie’s loyalty.</text:span></text:p>
      <text:p text:style-name="P6"><text:span text:style-name="T11">Type: </text:span><text:span text:style-name="T9">Artifact (magic); </text:span><text:span text:style-name="T11">Caster Level: </text:span><text:span text:style-name="T9">—; </text:span><text:span text:style-name="T11">Purchase DC: </text:span><text:span text:style-name="T9">47; </text:span><text:span text:style-name="T11">Weight: </text:span><text:span text:style-name="T9">1 lb.</text:span></text:p>
      <text:p text:style-name="P6"><text:span text:style-name="T10">Houdini’s Watch Fob</text:span></text:p>
      <text:p text:style-name="P6"><text:span text:style-name="T9">This short length of gold chain with a belt clip on one end and a wooden fetish at the other once belonged to the famed stage magician Harry Houdini. The fetish is a crude, tiny carving of a human figure with strange glyphs gouged into its chest and back. Houdini, it is said, was never seen without this fob hooked to his belt—never, that is, except for the night that he died.</text:span></text:p>
      <text:p text:style-name="P6"><text:span text:style-name="T9">In the intervening years, the fob has passed through the hands of several collectors, all of whom swear that they will give the artifact a permanent home. Each owner, though, has fallen on hard times, passed away, or come to a particularly valid reason to sell the item less than a year after taking possession. The fob, it seems, does not want to stay in one place.</text:span></text:p>
      <text:p text:style-name="P6"><text:span text:style-name="T9">Anyone wearing the fob gains a +3 luck bonus on Reflex saves, as well as a +6 luck bonus on Balance, Bluff, Climb, Disguise, Escape Artist, Move Silently, and Tumble checks. Furthermore, the fob grants the wearer the Improved Initiative feat.</text:span></text:p>
      <text:p text:style-name="P6"><text:span text:style-name="T11">Type: </text:span><text:span text:style-name="T9">Artifact (magic); </text:span><text:span text:style-name="T11">Caster Level: </text:span><text:span text:style-name="T9">—; </text:span><text:span text:style-name="T11">Purchase DC: </text:span><text:span text:style-name="T9">50; </text:span><text:span text:style-name="T11">Weight: </text:span><text:span text:style-name="T9">—.</text:span></text:p>
      <text:p text:style-name="P6"><text:span text:style-name="T10">Index of Alexandria</text:span></text:p>
      <text:p text:style-name="P6"><text:span text:style-name="T9">There are four copies of this large, leather-bound, illuminated tome believed to exist (although rumors perpetually circulate about more). They represent the life’s work of a monk identified only as Ranald de St. Augustine (exactly which site named for St. Augustine remains unclear). They are Latin translations of a series of Greek scrolls attributed to Aristarchus of Samothrace —the last known librarian of the Great Library of Alexandria —that purport to be a complete index to the 40,000 volumes housed in that legendary temple to knowledge.</text:span></text:p>
      <text:p text:style-name="P6"><text:span text:style-name="T9">Reading the </text:span><text:span text:style-name="T11">Index </text:span><text:span text:style-name="T9">takes 40 days (which do not have to occur in a row). At the end of each day, the reader must make a Decipher Script check (DC 30) or that day’s effort is lost.</text:span></text:p>
      <text:p text:style-name="P6"><text:span text:style-name="T9">Upon completing the book, the reader gains +4 Intelligence, +2 Wisdom, and a +3 insight bonus on all Knowledge (arcane lore, art, civics, earth and life sciences, history, physical sciences, tactics, or theology and philosophy) checks.</text:span></text:p>
      <text:p text:style-name="P6"><text:span text:style-name="T9">After completely reading the book, a person may return to the volume to try to glean specific information or insight on matters of ancient history, languages and translation, various sciences, theology, and philosophy. (It is up to the GM to decide whether or not a specific subject falls into one or more of these categories.) This requires 2d6 hours and a successful Research check (DC 25).</text:span></text:p>
      <text:p text:style-name="P6"><text:span text:style-name="T11">Type: </text:span><text:span text:style-name="T9">Artifact (magic); </text:span><text:span text:style-name="T11">Caster Level: </text:span><text:span text:style-name="T9">—; </text:span><text:span text:style-name="T11">Purchase DC: </text:span><text:span text:style-name="T9">60; </text:span><text:span text:style-name="T11">Weight: </text:span><text:span text:style-name="T9">30 lb.</text:span></text:p>
      <text:p text:style-name="P6"><text:span text:style-name="T10">Sphere of Annihilation</text:span></text:p>
      <text:p text:style-name="P6"><text:span text:style-name="T9">A </text:span><text:span text:style-name="T11">sphere of annihilation </text:span><text:span text:style-name="T9">is a globe of absolute blackness, a ball of nothingness 2 feet in diameter. The sphere is actually a hole in the continuity of the universe. Any matter that comes in contact with a sphere is instantly sucked into the void, gone, and utterly destroyed.</text:span></text:p>
      <text:p text:style-name="P6"><text:span text:style-name="T9">There are several known </text:span><text:span text:style-name="T11">spheres of annihilation</text:span><text:span text:style-name="T9">. Most belong to government agencies, some to universities or private research groups, and a few to private collectors. It is even feared that one or two have fallen into the hands of radical terrorist groups.</text:span></text:p>
      <text:p text:style-name="P6"><text:span text:style-name="T9">The origin of the spheres is uncertain, but the most common rumor is that they are all small pieces of a single original </text:span><text:span text:style-name="T11">globe of annihilation</text:span><text:span text:style-name="T9">. It is said that the globe is over 200 feet in diameter and that the U.S. government has it secreted away in an underground bunker in the Nevada desert.</text:span></text:p>
      <text:p text:style-name="P6"><text:soft-page-break/><text:span text:style-name="T9">A </text:span><text:span text:style-name="T11">sphere of annihilation </text:span><text:span text:style-name="T9">is static, resting in some spot as if it were a normal hole. It can be caused to move, however, by mental effort. The brain waves of the individual concentrating on moving it bend spatial fabrics, causing the hole to slide. The range of this control is 40 feet initially, then 40 feet + 10 feet per character level once control is established. Control is based on the character’s Intelligence and level. (The higher his level, the greater his mental discipline.) The character adds his Intelligence bonus and character level and then applies the total to a 1d20 roll. To control the sphere, the DC is 30. The sphere’s speed is 10 feet per round + 1 foot for every point by which the control check result exceeds 30.</text:span></text:p>
      <text:p text:style-name="P6"><text:span text:style-name="T9">If two or more characters vie for control of a </text:span><text:span text:style-name="T11">sphere of annihilation</text:span><text:span text:style-name="T9">, the rolls are opposed. If none is successful, the sphere slips toward the one who rolled lowest.</text:span></text:p>
      <text:p text:style-name="P6"><text:span text:style-name="T9">Should a </text:span><text:span text:style-name="T11">teleport </text:span><text:span text:style-name="T9">incantation be cast upon a </text:span><text:span text:style-name="T11">sphere of annihilation</text:span><text:span text:style-name="T9">, there is a 50% chance (a 01–50 result on d%) that the spell destroys it, a 34% chance (51–85) that the spell does nothing, and a 15% chance (86–100) that a gap is torn in the spatial fabric, resulting in a tremendous explosion. Everything within a 60-foot radius takes 2d6x10 points of damage. </text:span><text:span text:style-name="T11">Dispel magic </text:span><text:span text:style-name="T9">has no effect on the sphere, although a </text:span><text:span text:style-name="T11">greater dispel magic </text:span><text:span text:style-name="T9">incantation has a chance of succeeding (treat the sphere as a spell effect created by a 20th-level spellcaster for this purpose).</text:span></text:p>
      <text:p text:style-name="P6"><text:span text:style-name="T11">Type: </text:span><text:span text:style-name="T9">Artifact (magic); </text:span><text:span text:style-name="T11">Caster Level: </text:span><text:span text:style-name="T9">—; </text:span><text:span text:style-name="T11">Purchase DC: </text:span><text:span text:style-name="T9">40; </text:span><text:span text:style-name="T11">Weight: </text:span><text:span text:style-name="T9">—.</text:span></text:p>
      <text:p text:style-name="P6"><text:span text:style-name="T10">Staff of Sorcerous Might</text:span></text:p>
      <text:p text:style-name="P6"><text:span text:style-name="T9">A long wooden staff, shod in iron and inscribed with sigils and runes of all types, this potent artifact had been sitting in a display case in the British National Museum for decades. No one knows exactly what caused it to release a lightning bolt, shattering the case along with any illusions that it was just an ordinary decorative walking stick. Some people say it belonged to Merlin, Circe, or any one of a dozen other literary or historical sorcerers. Others say that it is just another magical piece of detritus that has come through Shadow in recent years. No one truly knows whether it is one of a kind, or if there are other staffs like it waiting to be found. In any case, it is one of the most powerful items that any spellcaster could possess.</text:span></text:p>
      <text:p text:style-name="P6"><text:span text:style-name="T9">The </text:span><text:span text:style-name="T11">staff of sorcerous might </text:span><text:span text:style-name="T9">gives the wielder spell resistance 23. It has several other spell powers, as well. Some the staff’s powers drain charges, while others don’t. A fully-charged </text:span><text:span text:style-name="T11">staff of sorcerous might </text:span><text:span text:style-name="T9">has 50 charges. The following powers do not drain charges:</text:span></text:p>
      <text:p text:style-name="P6"><text:span text:style-name="T11">Detect magical aura </text:span></text:p>
      <text:p text:style-name="P6"><text:span text:style-name="T11">Mage armor</text:span></text:p>
      <text:p text:style-name="P6"><text:span text:style-name="T11">Hold portal </text:span></text:p>
      <text:p text:style-name="P6"><text:span text:style-name="T11">Mage hand</text:span></text:p>
      <text:p text:style-name="P6"><text:span text:style-name="T11">Light</text:span></text:p>
      <text:p text:style-name="P6"><text:span text:style-name="T9">The following powers drain 1 charge per usage:</text:span></text:p>
      <text:p text:style-name="P6"><text:span text:style-name="T11">Dimension door</text:span></text:p>
      <text:p text:style-name="P6"><text:span text:style-name="T11">Dispel magic</text:span></text:p>
      <text:p text:style-name="P6"><text:span text:style-name="T11">Electromagnetic pulse </text:span><text:span text:style-name="T9">(Will save DC 15)</text:span></text:p>
      <text:p text:style-name="P6"><text:span text:style-name="T11">Fireball </text:span><text:span text:style-name="T9">(10d6 points of damage, Reflex save DC 15)</text:span></text:p>
      <text:p text:style-name="P6"><text:span text:style-name="T11">Ice storm</text:span></text:p>
      <text:p text:style-name="P6"><text:span text:style-name="T11">Invisibility</text:span></text:p>
      <text:p text:style-name="P6"><text:span text:style-name="T11">Knock</text:span></text:p>
      <text:p text:style-name="P6"><text:span text:style-name="T11">Lightning bolt </text:span><text:span text:style-name="T9">(10d6 points of damage, Reflex save DC 15)</text:span></text:p>
      <text:p text:style-name="P6"><text:soft-page-break/><text:span text:style-name="T11">Summon vivilor IV</text:span></text:p>
      <text:p text:style-name="P6"><text:span text:style-name="T9">These powers drain 2 charges per usage:</text:span></text:p>
      <text:p text:style-name="P6"><text:span text:style-name="T11">Cone of cold </text:span><text:span text:style-name="T9">(10d6 points of cold damage, Reflex save DC 17)</text:span></text:p>
      <text:p text:style-name="P6"><text:span text:style-name="T11">Passwall</text:span></text:p>
      <text:p text:style-name="P6"><text:span text:style-name="T11">Telekinesis </text:span><text:span text:style-name="T9">(400 pounds maximum additional weight)</text:span></text:p>
      <text:p text:style-name="P6"><text:span text:style-name="T9">A </text:span><text:span text:style-name="T11">staff of sorcerous might </text:span><text:span text:style-name="T9">has the following additional spell-like abilities:</text:span></text:p>
      <text:p text:style-name="P6"><text:span text:style-name="T11">Absorb: </text:span><text:span text:style-name="T9">As an readied action, the staff’s wielder can draw spells or spell-like abilities into the staff. The magic absorbed must be a single-target spell or a ray directed either at the character possessing the staff or her gear. The staff then nullifies the spell’s effect and stores its potential, converting spell levels into charges. The GM should keep a running total of the number of charges currently in the staff. If the staff absorbs spell levels beyond its charge limit (50), it explodes as if a retributive strike had been made (see below). Note that the wielder has no idea how many spell levels are cast at her—the staff does not communicate this knowledge.</text:span></text:p>
      <text:p text:style-name="P6"><text:span text:style-name="T9">Absorbing spells is risky, but absorption is the only way this staff can be recharged.</text:span></text:p>
      <text:p text:style-name="P6"><text:span text:style-name="T11">Retributive Strike: </text:span><text:span text:style-name="T9">The </text:span><text:span text:style-name="T11">staff of sorcerous might </text:span><text:span text:style-name="T9">can be broken for a retributive strike. Such an act must be purposeful and declared by the wielder. All charges in the staff are released in a 30-foot spread. All within 10 feet of the broken staff take points of damage equal to 8 times the number of charges in the staff, those between 11 feet and 20 feet away take points equal to 6 times the number of charges, and those 21 feet to 30 feet distant take 4 times the number of charges.</text:span></text:p>
      <text:p text:style-name="P6"><text:span text:style-name="T9">A successful Reflex save (DC 17) reduce damage by half. The character breaking the staff is destroyed in the explosion.</text:span></text:p>
      <text:p text:style-name="P6"><text:span text:style-name="T9">Only the </text:span><text:span text:style-name="T11">staff of sorcerous might </text:span><text:span text:style-name="T9">is capable of a retributive strike—this is not an act that can be performed with any other staff, wand, or magic item.</text:span></text:p>
      <text:p text:style-name="P6"><text:span text:style-name="T11">Type: </text:span><text:span text:style-name="T9">Artifact (magic); </text:span><text:span text:style-name="T11">Caster Level: </text:span><text:span text:style-name="T9">—; </text:span><text:span text:style-name="T11">Purchase DC: </text:span><text:span text:style-name="T9">95; </text:span><text:span text:style-name="T11">Weight: </text:span><text:span text:style-name="T9">5 lb.</text:span></text:p>
      <text:p text:style-name="P6"><text:span text:style-name="T10">Talisman of Pure Good</text:span></text:p>
      <text:p text:style-name="P6"><text:span text:style-name="T9">A divine spellcaster with an allegiance to good who possesses this item can cause a flaming crack to open at the feet of a divine spellcaster with an allegiance to evil who is up to 100 feet away. The intended victim is swallowed up forever and sent hurtling to the center of the earth. The wielder of the talisman must have an allegiance to good, and if he is not exceptionally pure in thought and deed (GM’s discretion), the evil character gains a Reflex saving throw (DC 19) to leap away from the crack. Obviously, the target must be standing on solid ground for this item to function. (In the air, in a highrise building, or on a boat or airplane are all places of safety against this otherwise potent item.)</text:span></text:p>
      <text:p text:style-name="P6"><text:span text:style-name="T9">A </text:span><text:span text:style-name="T11">talisman of pure good </text:span><text:span text:style-name="T9">has 7 charges. If a divine spellcaster without an allegiance to good touches one of these medallions, he takes 6d6 points of damage. If a divine spellcaster with an allegiance to evil touches one, he takes 8d6 points of damage.</text:span></text:p>
      <text:p text:style-name="P6"><text:span text:style-name="T9">All other characters are unaffected by this item.</text:span></text:p>
      <text:p text:style-name="P6"><text:span text:style-name="T11">Type: </text:span><text:span text:style-name="T9">Artifact (magic); </text:span><text:span text:style-name="T11">Caster Level: </text:span><text:span text:style-name="T9">—; </text:span><text:span text:style-name="T11">Purchase DC: </text:span><text:span text:style-name="T9">35; </text:span><text:span text:style-name="T11">Weight: </text:span><text:span text:style-name="T9">—.</text:span></text:p>
      <text:p text:style-name="P6"><text:span text:style-name="T10">Talisman of Ultimate Evil</text:span></text:p>
      <text:p text:style-name="P6"><text:span text:style-name="T9">A divine spellcaster with an allegiance to evil who possesses this item can cause a flaming crack to open at the feet of a divine spellcaster with an allegiance to good who is up to 100 feet away. The intended victim is swallowed up forever and sent hurtling to the center of the earth. The wielder of the talisman must have an allegiance to evil, and if he is not exceptionally foul and perverse (GM’s discretion), the good character gains a Reflex saving throw (DC 19) to leap away from the crack. Obviously, the target must be standing on solid ground for this item to function. (In the air, in a high-rise building, or on a boat or airplane are all places of safety against this otherwise potent item.)</text:span></text:p>
      <text:p text:style-name="P6"><text:span text:style-name="T9">A </text:span><text:span text:style-name="T11">talisman of ultimate evil </text:span><text:span text:style-name="T9">has 6 charges. If a divine spellcaster without an allegiance to evil touches one of these medallions, he takes 6d6 points of damage. If a divine spellcaster with an allegiance to good touches one, he takes 8d6 points of damage. All other characters are unaffected by this item.</text:span></text:p>
      <text:p text:style-name="P6"><text:span text:style-name="T11">Type: </text:span><text:span text:style-name="T9">Artifact (magic); </text:span><text:span text:style-name="T11">Caster Level: </text:span><text:span text:style-name="T9">—; </text:span><text:span text:style-name="T11">Purchase DC: </text:span><text:span text:style-name="T9">35; </text:span><text:span text:style-name="T11">Weight: </text:span><text:span text:style-name="T9">—.</text:span></text:p>
      <text:p text:style-name="P3"><text:soft-page-break/></text:p>
      <text:h text:style-name="P13" text:outline-level="1"><text:span text:style-name="T6">VEHICULAR MAGIC ITEMS</text:span></text:h>
      <text:p text:style-name="P6"><text:span text:style-name="T9">This section describes several magic “accessories” for vehicles.</text:span></text:p>
      <text:p text:style-name="P6"><text:span text:style-name="T9">A vehicular magic item functions only when it is properly placed on or within the vehicle: either attached to the vehicle in its proper place, painted on the vehicle, or incorporated into its design. Simply placing an item in the front seat will not activate the item’s magic effect. Removing the vehicular magic item from its intended location also ends the effect, although the item continues to radiate magic.</text:span></text:p>
      <text:p text:style-name="P1"/>
      <text:p text:style-name="P6"><text:span text:style-name="T8">Vehicular Magic Item Purchase DCs</text:span></text:p>
      <text:p text:style-name="P6"><text:span text:style-name="T9">A vehicular magic item’s purchase price is 20 + the item’s caster level + its FX modifier. The FX modifier depends on the item’s nature, as shown on the table below:</text:span></text:p>
      <table:table table:name="Table7" table:style-name="Table7">
        <table:table-column table:style-name="Table7.A"/>
        <table:table-column table:style-name="Table7.B"/>
        <table:table-row table:style-name="Table7.1">
          <table:table-cell table:style-name="Table7.A1" office:value-type="string">
            <text:p text:style-name="P11"><text:span text:style-name="T15">Item’s Nature</text:span></text:p>
          </table:table-cell>
          <table:table-cell table:style-name="Table7.A1" office:value-type="string">
            <text:h text:style-name="P17" text:outline-level="2"><text:span text:style-name="T1">FX Modifier</text:span></text:h>
          </table:table-cell>
        </table:table-row>
        <table:table-row table:style-name="Table7.1">
          <table:table-cell table:style-name="Table7.A2" office:value-type="string">
            <text:p text:style-name="P7"><text:span text:style-name="T4">Single-use item</text:span></text:p>
          </table:table-cell>
          <table:table-cell table:style-name="Table7.A2" office:value-type="string">
            <text:p text:style-name="P9"><text:span text:style-name="T4">—</text:span></text:p>
          </table:table-cell>
        </table:table-row>
        <table:table-row table:style-name="Table7.1">
          <table:table-cell table:style-name="Table7.A2" office:value-type="string">
            <text:p text:style-name="P6"><text:span text:style-name="T4">Continuous effect or bonus</text:span></text:p>
          </table:table-cell>
          <table:table-cell table:style-name="Table7.A2" office:value-type="string">
            <text:p text:style-name="P8"><text:span text:style-name="T4">+3</text:span></text:p>
          </table:table-cell>
        </table:table-row>
        <table:table-row table:style-name="Table7.1">
          <table:table-cell table:style-name="Table7.A2" office:value-type="string">
            <text:p text:style-name="P6"><text:span text:style-name="T4">Limited number of uses per day</text:span></text:p>
          </table:table-cell>
          <table:table-cell table:style-name="Table7.A2" office:value-type="string">
            <text:p text:style-name="P8"><text:span text:style-name="T4">+2</text:span></text:p>
          </table:table-cell>
        </table:table-row>
        <table:table-row table:style-name="Table7.1">
          <table:table-cell table:style-name="Table7.A5" office:value-type="string">
            <text:p text:style-name="P7"><text:span text:style-name="T4">Limited number of charges</text:span></text:p>
          </table:table-cell>
          <table:table-cell table:style-name="Table7.A5" office:value-type="string">
            <text:p text:style-name="P9"><text:span text:style-name="T4">+1</text:span></text:p>
          </table:table-cell>
        </table:table-row>
      </table:table>
      <text:p text:style-name="P1"/>
      <text:p text:style-name="P6"><text:span text:style-name="T8">Limits for FX Items on Vehicles</text:span></text:p>
      <text:p text:style-name="P6"><text:span text:style-name="T9">Just as characters are limited in their ability to carry magic items, a vehicle can only bear so many functional magic items. The limits are as follows:</text:span></text:p>
      <text:p text:style-name="P6"><text:span text:style-name="T9">1 ramplate or set of bumpers</text:span></text:p>
      <text:p text:style-name="P6"><text:span text:style-name="T9">1 steering wheel</text:span></text:p>
      <text:p text:style-name="P6"><text:span text:style-name="T9">1 coat of paint</text:span></text:p>
      <text:p text:style-name="P6"><text:span text:style-name="T9">1 set of tires</text:span></text:p>
      <text:p text:style-name="P6"><text:span text:style-name="T9">1 pair of headlights</text:span></text:p>
      <text:p text:style-name="P6"><text:span text:style-name="T9">1 horn or siren</text:span></text:p>
      <text:p text:style-name="P6"><text:soft-page-break/><text:span text:style-name="T9">1 containment area (ashtray, glove compartment, trunk, etc.)</text:span></text:p>
      <text:p text:style-name="P6"><text:span text:style-name="T9">1 non-electronic accessory (hung from the rear view mirror, on the dashboard, etc.)</text:span></text:p>
      <text:p text:style-name="P6"><text:span text:style-name="T9">1 seat or set of seats</text:span></text:p>
      <text:p text:style-name="P6"><text:span text:style-name="T9">1 engine or engine accessory</text:span></text:p>
      <text:p text:style-name="P6"><text:span text:style-name="T9">1 set of windows (including windshield and side windows)</text:span></text:p>
      <text:p text:style-name="P6"><text:span text:style-name="T9">2 electronic accessories (stereo, CB radio, car alarm, etc.)</text:span></text:p>
      <text:p text:style-name="P1"/>
      <text:p text:style-name="P6"><text:span text:style-name="T8">Vehicular Magic Items Descriptions</text:span></text:p>
      <text:p text:style-name="P6"><text:span text:style-name="T9">The following section described several new vehicular magic items.</text:span></text:p>
      <text:p text:style-name="P6"><text:span text:style-name="T10">Ablative Paint Job</text:span></text:p>
      <text:p text:style-name="P6"><text:span text:style-name="T9">A vehicle coated in this nigh unscratchable silvery-gray paint gains 5 points of hardness. It has no effect on any vehicle with a hardness of 10 or higher.</text:span></text:p>
      <text:p text:style-name="P6"><text:span text:style-name="T11">Type: </text:span><text:span text:style-name="T9">Wondrous Item (vehicular); </text:span><text:span text:style-name="T11">Caster Level: </text:span><text:span text:style-name="T9">5th; </text:span><text:span text:style-name="T11">Purchase DC: </text:span><text:span text:style-name="T9">28; </text:span><text:span text:style-name="T11">Weight: </text:span><text:span text:style-name="T9">—.</text:span></text:p>
      <text:p text:style-name="P6"><text:span text:style-name="T10">Bumpers of Blasting</text:span></text:p>
      <text:p text:style-name="P6"><text:span text:style-name="T9">If a vehicle equipped with </text:span><text:span text:style-name="T11">bumpers of blasting </text:span><text:span text:style-name="T9">strikes an object or creature while moving at least street speed the driver of the vehicle can choose to have the bumper emit an explosive blast. The explosion causes 5d6 points of fire damage (in addition to any collision damage) to the object or creature struck. The vehicle with the </text:span><text:span text:style-name="T11">bumper of blasting </text:span><text:span text:style-name="T9">does not take any damage from the explosion, but does take collision damage as normal.</text:span></text:p>
      <text:p text:style-name="P6"><text:span text:style-name="T9">The explosive blast can be triggered three times per day, regardless of whether the attack is made with a front or rear bumper. The driver cannot trigger an explosive blast out of turn, such as when struck by another vehicle, although the driver could ready an action to trigger the explosive blast when such a condition arises.</text:span></text:p>
      <text:p text:style-name="P6"><text:span text:style-name="T11">Type: </text:span><text:span text:style-name="T9">Wondrous Item (vehicular); </text:span><text:span text:style-name="T11">Caster Level: </text:span><text:span text:style-name="T9">5th; </text:span><text:span text:style-name="T11">Purchase DC: </text:span><text:span text:style-name="T9">27; </text:span><text:span text:style-name="T11">Weight: </text:span><text:span text:style-name="T9">— (factored into the vehicle’s weight).</text:span></text:p>
      <text:p text:style-name="P6"><text:span text:style-name="T10">Bumper of the Ram</text:span></text:p>
      <text:p text:style-name="P6"><text:span text:style-name="T9">This vicious looking spiked bumper must be bolted to the front or back of the vehicle. Any time the driver of the vehicle uses the bumper to ram another vehicle or object, damage to the opposed vehicle is increased by one speed and size increment, while damage to the vehicle with the </text:span><text:span text:style-name="T11">bumper of the ram </text:span><text:span text:style-name="T9">is reduced by one speed and one size increment. The bumper of the ram’s effects do not apply to sideswipes</text:span><text:span text:style-name="T11">. </text:span></text:p>
      <text:p text:style-name="P6"><text:span text:style-name="T11">Type: </text:span><text:span text:style-name="T9">Wondrous Item (vehicular); </text:span><text:span text:style-name="T11">Caster Level: </text:span><text:span text:style-name="T9">9th; </text:span><text:span text:style-name="T11">Purchase DC: </text:span><text:span text:style-name="T9">32; </text:span><text:span text:style-name="T11">Weight: </text:span><text:span text:style-name="T9">— (factored into the vehicle’s weight).</text:span></text:p>
      <text:p text:style-name="P6"><text:span text:style-name="T10">Dashboard Figurine</text:span></text:p>
      <text:p text:style-name="P6"><text:span text:style-name="T9">A </text:span><text:span text:style-name="T11">dashboard figurine </text:span><text:span text:style-name="T9">appears to be a statue of an animal or person 4 to 6 inches tall. When placed upon the dashboard of a vehicle, it sticks in place and can only be removed by the owner with a command word. Once in place, the figurine grants a special ability to the vehicle and the driver. </text:span></text:p>
      <text:p text:style-name="P6"><text:soft-page-break/><text:span text:style-name="T9">Three different types of dashboard figurines are available: </text:span></text:p>
      <text:p text:style-name="P6"><text:span text:style-name="T9">humorous, monstrous, and religious.</text:span></text:p>
      <text:p text:style-name="P6"><text:span text:style-name="T11">Humorous</text:span><text:span text:style-name="T9">: This figurine depicts some amusing-looking figure, such as a hula dancer or a cartoon character. The driver of the vehicle gains a +1 morale bonus on all saves while operating the vehicle.</text:span></text:p>
      <text:p text:style-name="P6"><text:span text:style-name="T11">Monstrous</text:span><text:span text:style-name="T9">: This figurine depicts some sort of fierce-looking toy monster. Attacks made by the driver and passengers of the vehicle gain a +1 morale bonus. </text:span></text:p>
      <text:p text:style-name="P6"><text:span text:style-name="T11">Religious</text:span><text:span text:style-name="T9">: This is an icon of a saint, the Virgin Mary, or some other being of religious or spiritual significance. This type of </text:span><text:span text:style-name="T11">dashboard figurine </text:span><text:span text:style-name="T9">provides a +2 deflection bonus to the vehicle’s Defense.</text:span></text:p>
      <text:p text:style-name="P6"><text:span text:style-name="T11">Type: </text:span><text:span text:style-name="T9">Wondrous Item (vehicular); </text:span><text:span text:style-name="T11">Caster Level: </text:span><text:span text:style-name="T9">3rd; </text:span><text:span text:style-name="T11">Purchase DC: </text:span><text:span text:style-name="T9">26; </text:span><text:span text:style-name="T11">Weight: </text:span><text:span text:style-name="T9">0.5 lb.</text:span></text:p>
      <text:p text:style-name="P6"><text:span text:style-name="T10">Engine of Infernal Speed</text:span></text:p>
      <text:p text:style-name="P6"><text:span text:style-name="T9">A vehicle with this engine can accelerate up to two speed categories for the round, instead of one. However, the vehicle can still only decrease speed by one speed category for the round, as normal (unless the driver performs a hard stop). If the vehicle accelerates in this manner, the engine produces jets of blue flame from the tail pipe that deal 2d6 points of fire damage to anything within 10 feet of the rear of the vehicle; a successful Reflex save (DC 15) halves the damage. The flames automatically set fire to combustibles. </text:span></text:p>
      <text:p text:style-name="P6"><text:span text:style-name="T11">Type: </text:span><text:span text:style-name="T9">Wondrous Item (vehicular); </text:span><text:span text:style-name="T11">Caster Level: </text:span><text:span text:style-name="T9">7th; </text:span><text:span text:style-name="T11">Purchase DC: </text:span><text:span text:style-name="T9">30; </text:span><text:span text:style-name="T11">Weight: </text:span><text:span text:style-name="T9">— (factored into the vehicle’s weight).</text:span></text:p>
      <text:p text:style-name="P6"><text:span text:style-name="T10">Flame Job</text:span></text:p>
      <text:p text:style-name="P6"><text:span text:style-name="T9">This paint job covers the front of the vehicle in wicked-looking flames. Once per day, on the owner’s command, the vehicle <text:s/>can burst into flames for 3 rounds, dealing 5d6 points of fire damage to any creature or object touched or struck by the vehicle. In addition, any creature standing adjacent to the flaming vehicle takes 2d6 points of fire damage; a successful Reflex save (DC 15) halves the damage. The flames automatically set fire to combustibles. Neither the vehicle nor its occupants suffer any ill effects from the fire so long as they remain completely inside the vehicle. </text:span></text:p>
      <text:p text:style-name="P6"><text:span text:style-name="T11">Type: </text:span><text:span text:style-name="T9">Wondrous Item (vehicular); </text:span><text:span text:style-name="T11">Caster Level: </text:span><text:span text:style-name="T9">5th; </text:span><text:span text:style-name="T11">Purchase DC: </text:span><text:span text:style-name="T9">27; </text:span><text:span text:style-name="T11">Weight: </text:span><text:span text:style-name="T9">— (factored into the vehicle’s weight).</text:span></text:p>
      <text:p text:style-name="P6"><text:span text:style-name="T10">Fuzzy Dice of Luck</text:span></text:p>
      <text:p text:style-name="P6"><text:span text:style-name="T9">These gaudy, hot-pink fuzzy dice must be hung from the rearview mirror of the vehicle to be activated. Once per day, the driver of the vehicle can reroll any Drive check, but must take the new result regardless of the outcome.</text:span></text:p>
      <text:p text:style-name="P6"><text:span text:style-name="T11">Type: </text:span><text:span text:style-name="T9">Wondrous Item (vehicular); </text:span><text:span text:style-name="T11">Caster Level: </text:span><text:span text:style-name="T9">3rd; </text:span><text:span text:style-name="T11">Purchase DC: </text:span><text:span text:style-name="T9">25; </text:span><text:span text:style-name="T11">Weight: </text:span><text:span text:style-name="T9">—.</text:span></text:p>
      <text:p text:style-name="P6"><text:span text:style-name="T10">Headlights of Blinding</text:span></text:p>
      <text:p text:style-name="P6"><text:span text:style-name="T9">Three times per day, these headlights can emit a blinding 50- foot cone of light projecting from the front of the vehicle. Any creatures caught in the area must succeed at a Fortitude save (DC 15) or be blinded for 2d6 rounds.</text:span></text:p>
      <text:p text:style-name="P6"><text:span text:style-name="T11">Type: </text:span><text:span text:style-name="T9">Wondrous Item (vehicular); </text:span><text:span text:style-name="T11">Caster Level: </text:span><text:span text:style-name="T9">5th; </text:span><text:span text:style-name="T11">Purchase DC: </text:span><text:span text:style-name="T9">27; </text:span><text:span text:style-name="T11">Weight: </text:span><text:span text:style-name="T9">— (factored into the vehicle’s weight).</text:span></text:p>
      <text:p text:style-name="P6"><text:span text:style-name="T10">Horn of Blasting</text:span></text:p>
      <text:p text:style-name="P6"><text:span text:style-name="T9">Up to three times per day, this horn can emit a shrieking sound that deafens and damages creatures caught in its path. Any creature within a 30-foot cone directly in front of the vehicle takes 2d6 points of sonic/concussion damage and is deafened for 2d6 rounds. A successful Fortitude save (DC 16) halves the damage and negates the deafening effect. Crystalline creatures in the cone take quadruple damage (8d6 points) from the sonic blast.</text:span></text:p>
      <text:p text:style-name="P6"><text:span text:style-name="T9">Vehicle windows and windshields may shatter if they take sufficient damage from the blast. Headlights are also susceptible to the </text:span><text:span text:style-name="T11">horn of blasting </text:span><text:span text:style-name="T9">and should be treated as windows for this purpose.</text:span></text:p>
      <text:p text:style-name="P6"><text:soft-page-break/><text:span text:style-name="T11">Type:</text:span><text:span text:style-name="T9">Wondrous Item (vehicular); </text:span><text:span text:style-name="T11">Caster Level: </text:span><text:span text:style-name="T9">7th; </text:span><text:span text:style-name="T11">Purchase DC: </text:span><text:span text:style-name="T9">29; </text:span><text:span text:style-name="T11">Weight: </text:span><text:span text:style-name="T9">— (factored into the vehicle’s weight).</text:span></text:p>
      <text:p text:style-name="P6"><text:span text:style-name="T10">Horn of Dread</text:span></text:p>
      <text:p text:style-name="P6"><text:span text:style-name="T9">Up to three times per day, this horn can emit a terrifying noise. Anyone within 50 feet of the horn’s sound must succeed a Will save (DC 15) or be affected by a </text:span><text:span text:style-name="T11">cause fear </text:span><text:span text:style-name="T9">spell (as if cast by a 5th-level Acolyte). </text:span></text:p>
      <text:p text:style-name="P6"><text:span text:style-name="T11">Type:</text:span><text:span text:style-name="T9">Wondrous Item (vehicular); </text:span></text:p>
      <text:p text:style-name="P6"><text:span text:style-name="T11">Caster Level: </text:span><text:span text:style-name="T9">5th; </text:span><text:span text:style-name="T11">Purchase DC: </text:span><text:span text:style-name="T9">27; </text:span><text:span text:style-name="T11">Weight: </text:span><text:span text:style-name="T9">— (factored into the vehicle’s weight).</text:span></text:p>
      <text:p text:style-name="P6"><text:span text:style-name="T10">Impervious Tires</text:span></text:p>
      <text:p text:style-name="P6"><text:span text:style-name="T9">These tires are usually sold in sets of two or four, and each tire in the set has a hardness of 20.</text:span></text:p>
      <text:p text:style-name="P6"><text:span text:style-name="T9">If one of the tires is punctured and ruined, the remaining </text:span><text:span text:style-name="T11">impervious tires </text:span><text:span text:style-name="T9">continue to function.</text:span></text:p>
      <text:p text:style-name="P6"><text:span text:style-name="T11">Type:</text:span><text:span text:style-name="T9">Wondrous Item (vehicular); </text:span><text:span text:style-name="T11">Caster Level: </text:span><text:span text:style-name="T9">5th; </text:span><text:span text:style-name="T11">Purchase DC: </text:span><text:span text:style-name="T9">28 (per set); </text:span><text:span text:style-name="T11">Weight: </text:span><text:span text:style-name="T9">— (factored into the vehicle’s weight).</text:span></text:p>
      <text:p text:style-name="P6"><text:span text:style-name="T10">Nondescript Paint Job</text:span></text:p>
      <text:p text:style-name="P6"><text:span text:style-name="T9">This paint job makes the vehicle less noticeable. It grants a +5 circumstance bonus on Bluff and Hide checks when tailing another vehicle or losing a tail. In addition, anyone wishing to break into the vehicle (other than the owner) must succeed at a Will save (DC 15) or be unable to do so. This is a mind-affecting spell-like effect; a new save may be attempted after 24 hours have passed. </text:span></text:p>
      <text:p text:style-name="P6"><text:span text:style-name="T11">Type: </text:span><text:span text:style-name="T9">Wondrous Item (vehicular); </text:span><text:span text:style-name="T11">Caster Level: </text:span><text:span text:style-name="T9">5th; </text:span><text:span text:style-name="T11">Purchase DC: </text:span><text:span text:style-name="T9">28; </text:span><text:span text:style-name="T11">Weight: </text:span><text:span text:style-name="T9">—.</text:span></text:p>
      <text:p text:style-name="P6"><text:span text:style-name="T10">Paint Job of Blurring</text:span></text:p>
      <text:p text:style-name="P6"><text:span text:style-name="T9">Once per day, this paint job makes the vehicle’s outline to appear blurry. This is as the </text:span><text:span text:style-name="T11">blur </text:span><text:span text:style-name="T9">spell as if cast by a 5th-level Mage. Occupants of the vehicle are also blurred.</text:span></text:p>
      <text:p text:style-name="P6"><text:span text:style-name="T11">Type: </text:span><text:span text:style-name="T9">Wondrous Item (vehicular); </text:span><text:span text:style-name="T11">Caster Level: </text:span><text:span text:style-name="T9">5th; </text:span><text:span text:style-name="T11">Purchase DC: </text:span><text:span text:style-name="T9">27; </text:span><text:span text:style-name="T11">Weight: </text:span><text:span text:style-name="T9">—.</text:span></text:p>
      <text:p text:style-name="P6"><text:span text:style-name="T10">Paralytic Alarm</text:span></text:p>
      <text:p text:style-name="P6"><text:span text:style-name="T9">This vehicle alarm triggers whenever an attempt is made to break into the vehicle (for example, by smashing a window or bypassing a door lock), unless the intruder succeeds at a Disable Device check (DC 30).</text:span></text:p>
      <text:p text:style-name="P6"><text:span text:style-name="T9">When activated, the </text:span><text:span text:style-name="T11">paralytic alarm </text:span><text:span text:style-name="T9">emits a hypnotic pulse that paralyzes any creature within 30 feet for 2d6 rounds. A successful Will save (DC 15) negates this mind-affecting enchantment.</text:span></text:p>
      <text:p text:style-name="P6"><text:span text:style-name="T11">Type: </text:span><text:span text:style-name="T9">Wondrous Item (vehicular); </text:span><text:span text:style-name="T11">Caster Level: </text:span><text:span text:style-name="T9">5th; </text:span><text:span text:style-name="T11">Purchase DC: </text:span><text:span text:style-name="T9">28; </text:span><text:span text:style-name="T11">Weight: </text:span><text:span text:style-name="T9">— (factored into the vehicle’s weight).</text:span></text:p>
      <text:p text:style-name="P6"><text:span text:style-name="T10">Reinflating Tires</text:span></text:p>
      <text:p text:style-name="P6"><text:span text:style-name="T9">These tires (usually sold in sets of two or four) are slightly spongy to the touch. If a tire is punctured, it instantly reinflates and is restored to full hit points. Once a tire magically reinflates, it becomes a nonmagical tire and cannot reinflate</text:span></text:p>
      <text:p text:style-name="P6"><text:soft-page-break/><text:span text:style-name="T9">again.</text:span></text:p>
      <text:p text:style-name="P6"><text:span text:style-name="T11">Type: </text:span><text:span text:style-name="T9">Wondrous Item (vehicular); </text:span><text:span text:style-name="T11">Caster Level: </text:span><text:span text:style-name="T9">3rd; </text:span><text:span text:style-name="T11">Purchase DC: </text:span><text:span text:style-name="T9">23 (per tire) or 26 (per set); </text:span><text:span text:style-name="T11">Weight: </text:span><text:span text:style-name="T9">—.</text:span></text:p>
      <text:p text:style-name="P6"><text:span text:style-name="T10">Seats of Safety</text:span></text:p>
      <text:p text:style-name="P6"><text:span text:style-name="T9">The occupants of a vehicle equipped with these seats gain the benefits of three-quarters cover while inside the vehicle. They take no damage from vehicle collisions, they gain a +7 cover bonus to Defense, and they gain a +3 cover bonus on Reflex saves. The </text:span><text:span text:style-name="T11">seats of safety </text:span><text:span text:style-name="T9">do not function if any of the vehicle’s doors are open.</text:span></text:p>
      <text:p text:style-name="P6"><text:span text:style-name="T11">Type: </text:span><text:span text:style-name="T9">Wondrous Item (vehicular); </text:span><text:span text:style-name="T11">Caster Level: </text:span><text:span text:style-name="T9">5th; </text:span><text:span text:style-name="T11">Purchase DC: </text:span><text:span text:style-name="T9">28 (per vehicle); </text:span><text:span text:style-name="T11">Weight: </text:span><text:span text:style-name="T9">— (factored into the vehicle’s weight).</text:span></text:p>
      <text:p text:style-name="P6"><text:span text:style-name="T10">Seat of Hold Monster</text:span></text:p>
      <text:p text:style-name="P6"><text:span text:style-name="T9">Once per day, when the driver utters the proper command word, this seat (usually a passenger seat in the front or back of the vehicle) holds the creature seated in it, as the </text:span><text:span text:style-name="T11">hold monster </text:span><text:span text:style-name="T9">spell cast by a 10th-level Acolyte. The target creature gets a Will save (DC 17) to negate the effect, which lasts for 10 rounds.</text:span></text:p>
      <text:p text:style-name="P6"><text:span text:style-name="T11">Type: </text:span><text:span text:style-name="T9">Wondrous Item (vehicular); </text:span><text:span text:style-name="T11">Caster Level: </text:span><text:span text:style-name="T9">10th; </text:span><text:span text:style-name="T11">Purchase DC: </text:span><text:span text:style-name="T9">32 (per seat); </text:span><text:span text:style-name="T11">Weight: </text:span><text:span text:style-name="T9">— (factored into the vehicle’s weight).</text:span></text:p>
      <text:p text:style-name="P6"><text:span text:style-name="T10">Shrinking Paint Job</text:span></text:p>
      <text:p text:style-name="P6"><text:span text:style-name="T9">This paint job allows the vehicle to “shrink” to a matchboxsized version small enough to fit in the palm of one’s hand. Shrinking or enlarging the vehicle requires a command word, and the vehicle takes a full-round action to shrink or return to full size. The vehicle will not shrink if it contains any living beings, but can be shrunk with up to 50 pounds of cargo stored in its trunk. The vehicle will not unfold if it is in an area that will not allow it to expand to its full size. A vehicle in its toy size has a hardness of 5 and 5 hit points. The vehicle is destroyed and cannot be repaired if reduced to 0 hit points in its toy form. </text:span></text:p>
      <text:p text:style-name="P6"><text:span text:style-name="T11">Type: </text:span><text:span text:style-name="T9">Wondrous Item (vehicular); </text:span><text:span text:style-name="T11">Caster Level: </text:span><text:span text:style-name="T9">7th; </text:span><text:span text:style-name="T11">Purchase DC: </text:span><text:span text:style-name="T9">30; </text:span><text:span text:style-name="T11">Weight: </text:span><text:span text:style-name="T9">— (factored into the vehicle’s weight).</text:span></text:p>
      <text:p text:style-name="P6"><text:span text:style-name="T10">Silent Warning Alarm</text:span></text:p>
      <text:p text:style-name="P6"><text:span text:style-name="T9">This vehicle alarm triggers whenever an attempt is made to break into the vehicle (for example, by smashing the window or bypassing a door lock), unless the intruder succeeds at a Disable Device check (DC 30).</text:span></text:p>
      <text:p text:style-name="P6"><text:span text:style-name="T9">When activated, the alarm sends a mental warning to the owner of the vehicle, although the owner must be within 1 mile of the vehicle to receive it. If the owner receives the warning and succeeds at a Wisdom check (DC 10), he also receives a mental picture of the individual or individuals attempting to break into the vehicle, as if standing next to them (lighting conditions apply). </text:span></text:p>
      <text:p text:style-name="P6"><text:span text:style-name="T11">Type: </text:span><text:span text:style-name="T9">Wondrous Item (vehicular); </text:span><text:span text:style-name="T11">Caster Level: </text:span><text:span text:style-name="T9">3rd; </text:span><text:span text:style-name="T11">Purchase DC: </text:span><text:span text:style-name="T9">26; </text:span><text:span text:style-name="T11">Weight: </text:span><text:span text:style-name="T9">— (factored into the vehicle’s weight).</text:span></text:p>
      <text:p text:style-name="P6"><text:span text:style-name="T10">Trunk of Masking</text:span></text:p>
      <text:p text:style-name="P6"><text:span text:style-name="T9">Whenever this trunk is opened, it creates a powerful illusion to conceal its true contents. The owner decides what the trunk appears to contain, and its contents seem real in every respect. Illusory items can be removed, handled, and manipulated. However, illusory tools provide no benefits to their users, and illusory items disappear if taken more than 30 feet</text:span></text:p>
      <text:p text:style-name="P6"><text:span text:style-name="T9">from the vehicle.</text:span></text:p>
      <text:p text:style-name="P6"><text:span text:style-name="T9">Gleaning the true contents of the trunk requires a </text:span><text:span text:style-name="T11">true seeing </text:span><text:span text:style-name="T9">spell or similar magic. Creatures that suspect the presence of an illusion are entitled to a Will save (DC 16) to disbelieve it; if the save succeeds, they can perceive the true contents of the </text:span><text:span text:style-name="T11">trunk of masking</text:span><text:span text:style-name="T9">.</text:span></text:p>
      <text:p text:style-name="P6"><text:span text:style-name="T11">Type: </text:span><text:span text:style-name="T9">Wondrous Item (vehicular); </text:span><text:span text:style-name="T11">Caster Level: </text:span><text:span text:style-name="T9">7th; </text:span><text:span text:style-name="T11">Purchase DC: </text:span><text:span text:style-name="T9">30; </text:span><text:span text:style-name="T11">Weight: </text:span><text:span text:style-name="T9">— (factored into the vehicle’s weight).</text:span></text:p>
      <text:p text:style-name="P6"><text:span text:style-name="T10">Windows of Deception</text:span></text:p>
      <text:p text:style-name="P6"><text:soft-page-break/><text:span text:style-name="T9">The driver of this vehicle can alter his or her appearance to viewers on the outside of the vehicle, as if by </text:span><text:span text:style-name="T11">change self </text:span><text:span text:style-name="T9">cast by a 3rd-level Mage. If the one or more of the vehicle’s windows are destroyed, the effect ends and the </text:span><text:span text:style-name="T11">windows of deception </text:span><text:span text:style-name="T9">cease to function. </text:span></text:p>
      <text:p text:style-name="P6"><text:span text:style-name="T11">Type: </text:span><text:span text:style-name="T9">Wondrous Item (vehicular); </text:span><text:span text:style-name="T11">Caster Level: </text:span><text:span text:style-name="T9">3rd; </text:span><text:span text:style-name="T11">Purchase DC: </text:span><text:span text:style-name="T9">26; </text:span><text:span text:style-name="T11">Weight: </text:span><text:span text:style-name="T9">—.</text:span></text:p>
      <text:p text:style-name="P6"><text:span text:style-name="T10">Zephyr Tires</text:span></text:p>
      <text:p text:style-name="P6"><text:span text:style-name="T11">Zephyr tires </text:span><text:span text:style-name="T9">(sold in sets of two or four) are emblazoned with large white wings on the side. When placed on any car, van, or motorcycle (they resize to fit any of these vehicles), they allow the vehicle to fly.</text:span></text:p>
      <text:p text:style-name="P6"><text:span text:style-name="T9">Once per day, the vehicle’s driver can command the vehicle to fly. While flying, the vehicle follows all the normal rules for piloting a flying vehicle, but otherwise retains the same speed, initiative, and other statistics. The vehicle can maintain flight for 10 rounds. When performing aerial stunts, the driver makes Pilot checks instead of Drive checks. Should the effect’s duration expire while the vehicle is still aloft, the magic fails slowly. The vehicle drops 60 feet per round for 1d6 rounds. If it reaches the ground in that amount of time, it lands safely. If not, it falls the remaining distance. </text:span></text:p>
      <text:p text:style-name="P6"><text:span text:style-name="T9">Zephyr tires have a hardness of 5 and 2 hit points (which also count toward the hit points of the vehicle). If one or more of the tires are destroyed, the </text:span><text:span text:style-name="T11">zephyr tires </text:span><text:span text:style-name="T9">lose their magic and cease to function, and the vehicle (if airborne) plunges from the sky.</text:span></text:p>
      <text:p text:style-name="P6"><text:span text:style-name="T11">Type: </text:span><text:span text:style-name="T9">Wondrous Item (vehicular); </text:span><text:span text:style-name="T11">Caster Level: </text:span><text:span text:style-name="T9">9th; </text:span><text:span text:style-name="T11">Purchase DC: </text:span><text:span text:style-name="T9">32 (per set); </text:span><text:span text:style-name="T11">Weight: </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5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color="#ff0000"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20pt" fo:language="en" fo:country="US" style:font-size-asian="2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d20 Modern Roleplaying Game contains the basic</dc:title>
    <meta:initial-creator>AKSmith</meta:initial-creator>
    <meta:creation-date>2003-10-07T09:55:00</meta:creation-date>
    <dc:date>2003-10-30T15:05:00</dc:date>
    <meta:editing-cycles>21</meta:editing-cycles>
    <meta:editing-duration>PT56S</meta:editing-duration>
    <meta:document-statistic meta:table-count="7" meta:image-count="0" meta:object-count="0" meta:page-count="31" meta:paragraph-count="674" meta:word-count="15292" meta:character-count="89549" meta:non-whitespace-character-count="74920"/>
    <meta:generator>LibreOffice/5.4.6.2$Linux_X86_64 LibreOffice_project/40m0$Build-2</meta:generator>
    <meta:user-defined meta:name="Company">Wizards of the Coast</meta:user-defined>
    <meta:user-defined meta:name="Operator">asmith</meta:user-defined>
  </office:meta>
</office:document-meta>
</file>